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6cm" fo:min-width="1.405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63cm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.325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01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14cm" fo:min-width="1.353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1.03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0.71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0.94cm" fo:min-width="1.039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0.94cm" fo:min-width="0.71cm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00a933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00a933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Roboto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Roboto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a933"/>
      <style:paragraph-properties fo:text-align="center"/>
      <style:text-properties style:font-name="Roboto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a933"/>
      <style:paragraph-properties fo:text-align="center"/>
      <style:text-properties fo:color="#00a933" style:font-name="Roboto"/>
    </style:style>
    <style:style style:name="T1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5cm" svg:height="1.016cm" svg:x="4.88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6.78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8.68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10.58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12.48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14.38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16.28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016cm" svg:x="18.189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763cm" svg:height="0.996cm" svg:x="0.6cm" svg:y="4.2cm">
          <draw:text-box>
            <text:p><text:span text:style-name="T1">E[] array</text:span></text:p>
          </draw:text-box>
        </draw:frame>
        <draw:connector draw:style-name="gr3" draw:text-style-name="P3" draw:layer="layout" draw:type="line" svg:x1="3.363cm" svg:y1="4.698cm" svg:x2="4.889cm" svg:y2="4.683cm" draw:start-shape="id1" draw:start-glue-point="1" draw:end-shape="id2" draw:end-glue-point="3" svg:d="M3363 4698l1526-15" svg:viewBox="0 0 1527 16">
          <text:p/>
        </draw:connector>
        <draw:custom-shape draw:style-name="gr4" draw:text-style-name="P1" xml:id="id4" draw:id="id4" draw:layer="layout" svg:width="1.905cm" svg:height="1.016cm" svg:x="4.909cm" svg:y="10.1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.905cm" svg:height="1.016cm" svg:x="6.809cm" svg:y="10.1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.905cm" svg:height="1.016cm" svg:x="8.709cm" svg:y="10.1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905cm" svg:height="1.016cm" svg:x="10.609cm" svg:y="10.1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905cm" svg:height="1.016cm" svg:x="12.509cm" svg:y="10.1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905cm" svg:height="1.016cm" svg:x="14.409cm" svg:y="10.1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.905cm" svg:height="1.016cm" svg:x="16.309cm" svg:y="10.1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.905cm" svg:height="1.016cm" svg:x="18.209cm" svg:y="10.17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2.763cm" svg:height="0.996cm" svg:x="0.62cm" svg:y="10.198cm">
          <draw:text-box>
            <text:p><text:span text:style-name="T1">E[] array</text:span></text:p>
          </draw:text-box>
        </draw:frame>
        <draw:connector draw:style-name="gr3" draw:text-style-name="P3" draw:layer="layout" draw:type="line" svg:x1="3.383cm" svg:y1="10.696cm" svg:x2="4.909cm" svg:y2="10.681cm" draw:start-shape="id3" draw:start-glue-point="1" draw:end-shape="id4" draw:end-glue-point="3" svg:d="M3383 10696l1526-15" svg:viewBox="0 0 1527 16">
          <text:p/>
        </draw:connector>
        <draw:connector draw:style-name="gr5" draw:text-style-name="P3" draw:layer="layout" draw:type="curve" svg:x1="5.861cm" svg:y1="10.173cm" svg:x2="7.761cm" svg:y2="10.173cm" draw:start-shape="id4" draw:start-glue-point="0" draw:end-shape="id5" draw:end-glue-point="0" svg:d="M5861 10173c0-811 1900-811 1900 0" svg:viewBox="0 0 1901 609">
          <text:p/>
        </draw:connector>
        <draw:connector draw:style-name="gr5" draw:text-style-name="P3" draw:layer="layout" draw:type="curve" svg:x1="9.661cm" svg:y1="10.173cm" svg:x2="11.561cm" svg:y2="10.173cm" draw:start-shape="id6" draw:start-glue-point="0" draw:end-shape="id7" draw:end-glue-point="0" svg:d="M9661 10173c0-811 1900-811 1900 0" svg:viewBox="0 0 1901 609">
          <text:p/>
        </draw:connector>
        <draw:connector draw:style-name="gr5" draw:text-style-name="P3" draw:layer="layout" draw:type="curve" svg:x1="13.461cm" svg:y1="10.173cm" svg:x2="15.361cm" svg:y2="10.173cm" draw:start-shape="id8" draw:start-glue-point="0" draw:end-shape="id9" draw:end-glue-point="0" svg:d="M13461 10173c0-811 1900-811 1900 0" svg:viewBox="0 0 1901 609">
          <text:p/>
        </draw:connector>
        <draw:connector draw:style-name="gr5" draw:text-style-name="P3" draw:layer="layout" draw:type="curve" svg:x1="17.261cm" svg:y1="10.173cm" svg:x2="19.161cm" svg:y2="10.173cm" draw:start-shape="id10" draw:start-glue-point="0" draw:end-shape="id11" draw:end-glue-point="0" svg:d="M17261 10173c0-811 1900-811 1900 0" svg:viewBox="0 0 1901 609">
          <text:p/>
        </draw:connector>
        <draw:connector draw:style-name="gr5" draw:text-style-name="P3" draw:layer="layout" draw:type="curve" svg:x1="15.361cm" svg:y1="10.173cm" svg:x2="17.261cm" svg:y2="10.173cm" draw:start-shape="id9" draw:start-glue-point="0" draw:end-shape="id10" draw:end-glue-point="0" svg:d="M15361 10173c0-811 1900-811 1900 0" svg:viewBox="0 0 1901 609">
          <text:p/>
        </draw:connector>
        <draw:connector draw:style-name="gr5" draw:text-style-name="P3" draw:layer="layout" draw:type="curve" svg:x1="11.561cm" svg:y1="10.173cm" svg:x2="13.461cm" svg:y2="10.173cm" draw:start-shape="id7" draw:start-glue-point="0" draw:end-shape="id8" draw:end-glue-point="0" svg:d="M11561 10173c0-811 1900-811 1900 0" svg:viewBox="0 0 1901 609">
          <text:p/>
        </draw:connector>
        <draw:connector draw:style-name="gr5" draw:text-style-name="P3" draw:layer="layout" draw:type="curve" svg:x1="7.761cm" svg:y1="10.173cm" svg:x2="9.661cm" svg:y2="10.173cm" draw:start-shape="id5" draw:start-glue-point="0" draw:end-shape="id6" draw:end-glue-point="0" svg:d="M7761 10173c0-811 1900-811 1900 0" svg:viewBox="0 0 1901 609">
          <text:p/>
        </draw:connector>
        <draw:custom-shape draw:style-name="gr4" draw:text-style-name="P1" draw:layer="layout" svg:width="1.905cm" svg:height="1.016cm" svg:x="9.889cm" svg:y="1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1.789cm" svg:y="1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3.689cm" svg:y="1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5.589cm" svg:y="1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7.489cm" svg:y="1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905cm" svg:height="1.016cm" svg:x="9.889cm" svg:y="15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1.789cm" svg:y="15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3.689cm" svg:y="15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5.589cm" svg:y="15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7.489cm" svg:y="15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9.889cm" svg:y="16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1.789cm" svg:y="16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3.689cm" svg:y="16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5.589cm" svg:y="16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7.489cm" svg:y="16.375cm">
          <text:p/>
          <draw:enhanced-geometry svg:viewBox="0 0 21600 21600" draw:type="rectangle" draw:enhanced-path="M 0 0 L 21600 0 21600 21600 0 21600 0 0 Z N"/>
        </draw:custom-shape>
        <draw:frame draw:style-name="gr6" draw:text-style-name="P2" xml:id="id12" draw:id="id12" draw:layer="layout" svg:width="3.101cm" svg:height="0.996cm" svg:x="4.641cm" svg:y="15.37cm">
          <draw:text-box>
            <text:p><text:span text:style-name="T1">E[][] array</text:span></text:p>
          </draw:text-box>
        </draw:frame>
        <draw:connector draw:style-name="gr3" draw:text-style-name="P3" draw:layer="layout" draw:type="line" svg:x1="7.742cm" svg:y1="15.868cm" svg:x2="9.889cm" svg:y2="15.883cm" draw:start-shape="id12" draw:start-glue-point="1" draw:end-shape="id13" draw:end-glue-point="3" svg:d="M7742 15868l2147 15" svg:viewBox="0 0 2148 16">
          <text:p/>
        </draw:connector>
        <draw:custom-shape draw:style-name="gr7" draw:text-style-name="P1" draw:layer="layout" svg:width="1.905cm" svg:height="1.016cm" svg:x="9.91cm" svg:y="19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1.81cm" svg:y="19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3.71cm" svg:y="19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5.61cm" svg:y="19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905cm" svg:height="1.016cm" svg:x="17.51cm" svg:y="19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1.905cm" svg:height="1.016cm" svg:x="9.91cm" svg:y="20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1.81cm" svg:y="20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3.71cm" svg:y="20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5.61cm" svg:y="20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.905cm" svg:height="1.016cm" svg:x="17.51cm" svg:y="20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1.905cm" svg:height="1.016cm" svg:x="9.91cm" svg:y="21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1.81cm" svg:y="21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3.71cm" svg:y="21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5.61cm" svg:y="21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05cm" svg:height="1.016cm" svg:x="17.51cm" svg:y="21.375cm">
          <text:p/>
          <draw:enhanced-geometry svg:viewBox="0 0 21600 21600" draw:type="rectangle" draw:enhanced-path="M 0 0 L 21600 0 21600 21600 0 21600 0 0 Z N"/>
        </draw:custom-shape>
        <draw:frame draw:style-name="gr6" draw:text-style-name="P2" xml:id="id14" draw:id="id14" draw:layer="layout" svg:width="3.101cm" svg:height="0.996cm" svg:x="4.662cm" svg:y="20.37cm">
          <draw:text-box>
            <text:p><text:span text:style-name="T1">E[][] array</text:span></text:p>
          </draw:text-box>
        </draw:frame>
        <draw:connector draw:style-name="gr3" draw:text-style-name="P3" draw:layer="layout" draw:type="line" svg:x1="7.763cm" svg:y1="20.868cm" svg:x2="9.91cm" svg:y2="20.883cm" draw:start-shape="id14" draw:start-glue-point="1" draw:end-shape="id15" draw:end-glue-point="3" svg:d="M7763 20868l2147 15" svg:viewBox="0 0 2148 16">
          <text:p/>
        </draw:connector>
        <draw:connector draw:style-name="gr5" draw:text-style-name="P3" draw:layer="layout" draw:type="curve" draw:line-skew="0.521cm -0.235cm -1.226cm" svg:x1="19.415cm" svg:y1="19.883cm" svg:x2="9.91cm" svg:y2="20.883cm" draw:start-shape="id16" draw:start-glue-point="1" draw:end-shape="id15" draw:end-glue-point="3" svg:d="M19415 19883c1591 0 1061-1284-5106-1284s-7051 2284-4399 2284" svg:viewBox="0 0 11680 2285">
          <text:p/>
        </draw:connector>
        <draw:line draw:style-name="gr5" draw:text-style-name="P3" draw:layer="layout" svg:x1="10.673cm" svg:y1="19.896cm" svg:x2="18.674cm" svg:y2="19.896cm">
          <text:p/>
        </draw:line>
        <draw:line draw:style-name="gr5" draw:text-style-name="P3" draw:layer="layout" svg:x1="10.673cm" svg:y1="20.896cm" svg:x2="18.674cm" svg:y2="20.896cm">
          <text:p/>
        </draw:line>
        <draw:line draw:style-name="gr5" draw:text-style-name="P3" draw:layer="layout" svg:x1="10.673cm" svg:y1="21.896cm" svg:x2="18.674cm" svg:y2="21.896cm">
          <text:p/>
        </draw:line>
        <draw:connector draw:style-name="gr5" draw:text-style-name="P3" draw:layer="layout" draw:type="curve" draw:line-skew="0.463cm 0.289cm -0.972cm" svg:x1="19.415cm" svg:y1="20.883cm" svg:x2="9.91cm" svg:y2="21.883cm" draw:start-shape="id17" draw:start-glue-point="1" draw:end-shape="id18" draw:end-glue-point="3" svg:d="M19415 20883c1504 0 1003-760-5008-760s-6768 1760-4497 1760" svg:viewBox="0 0 11403 1761">
          <text:p/>
        </draw:connector>
      </draw:page>
      <draw:page draw:name="page2" draw:style-name="dp1" draw:master-page-name="Default">
        <draw:custom-shape draw:style-name="gr8" draw:text-style-name="P5" xml:id="id31" draw:id="id31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2" draw:id="id22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9" draw:id="id19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4" draw:id="id24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" draw:id="id20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" draw:id="id27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3" draw:id="id23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" draw:id="id29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5" draw:id="id25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0" draw:id="id30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19" draw:start-glue-point="2" draw:end-shape="id20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19" draw:start-glue-point="2" draw:end-shape="id21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22" draw:start-glue-point="2" draw:end-shape="id23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24" draw:start-glue-point="2" draw:end-shape="id25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22" draw:start-glue-point="2" draw:end-shape="id26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19" draw:start-glue-point="2" draw:end-shape="id27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24" draw:start-glue-point="2" draw:end-shape="id28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22" draw:start-glue-point="2" draw:end-shape="id29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24" draw:start-glue-point="2" draw:end-shape="id30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31" draw:start-glue-point="2" draw:end-shape="id22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31" draw:start-glue-point="2" draw:end-shape="id19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31" draw:start-glue-point="2" draw:end-shape="id24" draw:end-glue-point="0" svg:d="M11109 3348l10000 1730" svg:viewBox="0 0 10001 1731">
          <text:p/>
        </draw:connector>
        <draw:custom-shape draw:style-name="gr9" draw:text-style-name="P5" xml:id="id32" draw:id="id32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3" draw:id="id33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4" draw:id="id34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27" draw:start-glue-point="2" draw:end-shape="id32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26" draw:start-glue-point="2" draw:end-shape="id33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26" draw:start-glue-point="2" draw:end-shape="id34" draw:end-glue-point="0" svg:d="M11131 9849l1810 2329" svg:viewBox="0 0 1811 2330">
          <text:p/>
        </draw:connector>
        <draw:custom-shape draw:style-name="gr9" draw:text-style-name="P5" xml:id="id21" draw:id="id21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" draw:id="id26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8" draw:id="id28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5" draw:id="id35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28" draw:start-glue-point="2" draw:end-shape="id35" draw:end-glue-point="0" svg:d="M21131 9850l-46 2328" svg:viewBox="0 0 47 2329">
          <text:p/>
        </draw:connector>
        <draw:custom-shape draw:style-name="gr12" draw:text-style-name="P5" xml:id="id36" draw:id="id36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26" draw:start-glue-point="2" draw:end-shape="id36" draw:end-glue-point="0" svg:d="M11131 9849l10 2329" svg:viewBox="0 0 11 2330">
          <text:p/>
        </draw:connector>
        <draw:custom-shape draw:style-name="gr15" draw:text-style-name="P7" xml:id="id49" draw:id="id49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0" draw:id="id40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7" draw:id="id37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2" draw:id="id42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8" draw:id="id38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5" draw:id="id45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1" draw:id="id41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" draw:id="id47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3" draw:id="id43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8" draw:id="id48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37" draw:start-glue-point="2" draw:end-shape="id38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37" draw:start-glue-point="2" draw:end-shape="id39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40" draw:start-glue-point="2" draw:end-shape="id41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42" draw:start-glue-point="2" draw:end-shape="id43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40" draw:start-glue-point="2" draw:end-shape="id44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37" draw:start-glue-point="2" draw:end-shape="id45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42" draw:start-glue-point="2" draw:end-shape="id46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40" draw:start-glue-point="2" draw:end-shape="id47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42" draw:start-glue-point="2" draw:end-shape="id48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49" draw:start-glue-point="2" draw:end-shape="id40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49" draw:start-glue-point="2" draw:end-shape="id37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49" draw:start-glue-point="2" draw:end-shape="id42" draw:end-glue-point="0" svg:d="M11109 16348l10000 1730" svg:viewBox="0 0 10001 1731">
          <text:p/>
        </draw:connector>
        <draw:custom-shape draw:style-name="gr9" draw:text-style-name="P5" xml:id="id50" draw:id="id50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1" draw:id="id51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2" draw:id="id52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45" draw:start-glue-point="2" draw:end-shape="id50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44" draw:start-glue-point="2" draw:end-shape="id51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44" draw:start-glue-point="2" draw:end-shape="id52" draw:end-glue-point="0" svg:d="M11131 22849l1810 2329" svg:viewBox="0 0 1811 2330">
          <text:p/>
        </draw:connector>
        <draw:custom-shape draw:style-name="gr9" draw:text-style-name="P5" xml:id="id39" draw:id="id39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4" draw:id="id44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6" draw:id="id46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3" draw:id="id53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46" draw:start-glue-point="2" draw:end-shape="id53" draw:end-glue-point="0" svg:d="M21131 22850l-46 2328" svg:viewBox="0 0 47 2329">
          <text:p/>
        </draw:connector>
        <draw:custom-shape draw:style-name="gr12" draw:text-style-name="P5" xml:id="id54" draw:id="id54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44" draw:start-glue-point="2" draw:end-shape="id54" draw:end-glue-point="0" svg:d="M11131 22849l10 2329" svg:viewBox="0 0 11 2330">
          <text:p/>
        </draw:connector>
      </draw:page>
      <draw:page draw:name="page3" draw:style-name="dp1" draw:master-page-name="Default">
        <draw:custom-shape draw:style-name="gr8" draw:text-style-name="P5" xml:id="id67" draw:id="id67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8" draw:id="id58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5" draw:id="id55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60" draw:id="id60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" draw:id="id56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3" draw:id="id63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9" draw:id="id59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" draw:id="id65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1" draw:id="id61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6" draw:id="id66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55" draw:start-glue-point="2" draw:end-shape="id56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55" draw:start-glue-point="2" draw:end-shape="id57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58" draw:start-glue-point="2" draw:end-shape="id59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60" draw:start-glue-point="2" draw:end-shape="id61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58" draw:start-glue-point="2" draw:end-shape="id62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55" draw:start-glue-point="2" draw:end-shape="id63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60" draw:start-glue-point="2" draw:end-shape="id64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58" draw:start-glue-point="2" draw:end-shape="id65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60" draw:start-glue-point="2" draw:end-shape="id66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67" draw:start-glue-point="2" draw:end-shape="id58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67" draw:start-glue-point="2" draw:end-shape="id55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67" draw:start-glue-point="2" draw:end-shape="id60" draw:end-glue-point="0" svg:d="M11109 3348l10000 1730" svg:viewBox="0 0 10001 1731">
          <text:p/>
        </draw:connector>
        <draw:custom-shape draw:style-name="gr9" draw:text-style-name="P5" xml:id="id68" draw:id="id68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9" draw:id="id69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0" draw:id="id70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63" draw:start-glue-point="2" draw:end-shape="id68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62" draw:start-glue-point="2" draw:end-shape="id69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62" draw:start-glue-point="2" draw:end-shape="id70" draw:end-glue-point="0" svg:d="M11131 9849l1810 2329" svg:viewBox="0 0 1811 2330">
          <text:p/>
        </draw:connector>
        <draw:custom-shape draw:style-name="gr9" draw:text-style-name="P5" xml:id="id57" draw:id="id57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2" draw:id="id62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4" draw:id="id64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1" draw:id="id71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64" draw:start-glue-point="2" draw:end-shape="id71" draw:end-glue-point="0" svg:d="M21131 9850l-46 2328" svg:viewBox="0 0 47 2329">
          <text:p/>
        </draw:connector>
        <draw:custom-shape draw:style-name="gr12" draw:text-style-name="P5" xml:id="id72" draw:id="id72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62" draw:start-glue-point="2" draw:end-shape="id72" draw:end-glue-point="0" svg:d="M11131 9849l10 2329" svg:viewBox="0 0 11 2330">
          <text:p/>
        </draw:connector>
        <draw:custom-shape draw:style-name="gr8" draw:text-style-name="P5" xml:id="id85" draw:id="id85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6" draw:id="id76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3" draw:id="id73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8" draw:id="id78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4" draw:id="id74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1" draw:id="id81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7" draw:id="id77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3" draw:id="id83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9" draw:id="id79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4" draw:id="id84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73" draw:start-glue-point="2" draw:end-shape="id74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73" draw:start-glue-point="2" draw:end-shape="id75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76" draw:start-glue-point="2" draw:end-shape="id77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78" draw:start-glue-point="2" draw:end-shape="id79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76" draw:start-glue-point="2" draw:end-shape="id80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73" draw:start-glue-point="2" draw:end-shape="id81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78" draw:start-glue-point="2" draw:end-shape="id82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76" draw:start-glue-point="2" draw:end-shape="id83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78" draw:start-glue-point="2" draw:end-shape="id84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85" draw:start-glue-point="2" draw:end-shape="id76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85" draw:start-glue-point="2" draw:end-shape="id73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85" draw:start-glue-point="2" draw:end-shape="id78" draw:end-glue-point="0" svg:d="M11109 16348l10000 1730" svg:viewBox="0 0 10001 1731">
          <text:p/>
        </draw:connector>
        <draw:custom-shape draw:style-name="gr9" draw:text-style-name="P5" xml:id="id86" draw:id="id86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7" draw:id="id87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8" draw:id="id88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81" draw:start-glue-point="2" draw:end-shape="id86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80" draw:start-glue-point="2" draw:end-shape="id87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80" draw:start-glue-point="2" draw:end-shape="id88" draw:end-glue-point="0" svg:d="M11131 22849l1810 2329" svg:viewBox="0 0 1811 2330">
          <text:p/>
        </draw:connector>
        <draw:custom-shape draw:style-name="gr16" draw:text-style-name="P7" xml:id="id75" draw:id="id75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0" draw:id="id80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2" draw:id="id82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9" draw:id="id89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82" draw:start-glue-point="2" draw:end-shape="id89" draw:end-glue-point="0" svg:d="M21131 22850l-46 2328" svg:viewBox="0 0 47 2329">
          <text:p/>
        </draw:connector>
        <draw:custom-shape draw:style-name="gr12" draw:text-style-name="P5" xml:id="id90" draw:id="id90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80" draw:start-glue-point="2" draw:end-shape="id90" draw:end-glue-point="0" svg:d="M11131 22849l10 2329" svg:viewBox="0 0 11 2330">
          <text:p/>
        </draw:connector>
      </draw:page>
      <draw:page draw:name="page4" draw:style-name="dp1" draw:master-page-name="Default">
        <draw:custom-shape draw:style-name="gr8" draw:text-style-name="P5" xml:id="id103" draw:id="id103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4" draw:id="id94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1" draw:id="id91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6" draw:id="id96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2" draw:id="id92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9" draw:id="id99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5" draw:id="id95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1" draw:id="id101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7" draw:id="id97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2" draw:id="id102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91" draw:start-glue-point="2" draw:end-shape="id92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91" draw:start-glue-point="2" draw:end-shape="id93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94" draw:start-glue-point="2" draw:end-shape="id95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96" draw:start-glue-point="2" draw:end-shape="id97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94" draw:start-glue-point="2" draw:end-shape="id98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91" draw:start-glue-point="2" draw:end-shape="id99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96" draw:start-glue-point="2" draw:end-shape="id100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94" draw:start-glue-point="2" draw:end-shape="id101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96" draw:start-glue-point="2" draw:end-shape="id102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103" draw:start-glue-point="2" draw:end-shape="id94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103" draw:start-glue-point="2" draw:end-shape="id91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103" draw:start-glue-point="2" draw:end-shape="id96" draw:end-glue-point="0" svg:d="M11109 3348l10000 1730" svg:viewBox="0 0 10001 1731">
          <text:p/>
        </draw:connector>
        <draw:custom-shape draw:style-name="gr16" draw:text-style-name="P7" xml:id="id104" draw:id="id104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05" draw:id="id105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06" draw:id="id106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99" draw:start-glue-point="2" draw:end-shape="id104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98" draw:start-glue-point="2" draw:end-shape="id105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98" draw:start-glue-point="2" draw:end-shape="id106" draw:end-glue-point="0" svg:d="M11131 9849l1810 2329" svg:viewBox="0 0 1811 2330">
          <text:p/>
        </draw:connector>
        <draw:custom-shape draw:style-name="gr9" draw:text-style-name="P5" xml:id="id93" draw:id="id93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8" draw:id="id98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0" draw:id="id100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7" draw:id="id107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100" draw:start-glue-point="2" draw:end-shape="id107" draw:end-glue-point="0" svg:d="M21131 9850l-46 2328" svg:viewBox="0 0 47 2329">
          <text:p/>
        </draw:connector>
        <draw:custom-shape draw:style-name="gr18" draw:text-style-name="P7" xml:id="id108" draw:id="id108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98" draw:start-glue-point="2" draw:end-shape="id108" draw:end-glue-point="0" svg:d="M11131 9849l10 2329" svg:viewBox="0 0 11 2330">
          <text:p/>
        </draw:connector>
        <draw:custom-shape draw:style-name="gr8" draw:text-style-name="P5" xml:id="id121" draw:id="id121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12" draw:id="id112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9" draw:id="id109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14" draw:id="id114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0" draw:id="id110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7" draw:id="id117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3" draw:id="id113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9" draw:id="id119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5" draw:id="id115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0" draw:id="id120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109" draw:start-glue-point="2" draw:end-shape="id110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109" draw:start-glue-point="2" draw:end-shape="id111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112" draw:start-glue-point="2" draw:end-shape="id113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114" draw:start-glue-point="2" draw:end-shape="id115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112" draw:start-glue-point="2" draw:end-shape="id116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109" draw:start-glue-point="2" draw:end-shape="id117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114" draw:start-glue-point="2" draw:end-shape="id118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112" draw:start-glue-point="2" draw:end-shape="id119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114" draw:start-glue-point="2" draw:end-shape="id120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121" draw:start-glue-point="2" draw:end-shape="id112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121" draw:start-glue-point="2" draw:end-shape="id109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121" draw:start-glue-point="2" draw:end-shape="id114" draw:end-glue-point="0" svg:d="M11109 16348l10000 1730" svg:viewBox="0 0 10001 1731">
          <text:p/>
        </draw:connector>
        <draw:custom-shape draw:style-name="gr9" draw:text-style-name="P5" xml:id="id122" draw:id="id122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23" draw:id="id123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4" draw:id="id124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117" draw:start-glue-point="2" draw:end-shape="id122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116" draw:start-glue-point="2" draw:end-shape="id123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116" draw:start-glue-point="2" draw:end-shape="id124" draw:end-glue-point="0" svg:d="M11131 22849l1810 2329" svg:viewBox="0 0 1811 2330">
          <text:p/>
        </draw:connector>
        <draw:custom-shape draw:style-name="gr9" draw:text-style-name="P5" xml:id="id111" draw:id="id111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6" draw:id="id116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18" draw:id="id118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5" draw:id="id125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118" draw:start-glue-point="2" draw:end-shape="id125" draw:end-glue-point="0" svg:d="M21131 22850l-46 2328" svg:viewBox="0 0 47 2329">
          <text:p/>
        </draw:connector>
        <draw:custom-shape draw:style-name="gr12" draw:text-style-name="P5" xml:id="id126" draw:id="id126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116" draw:start-glue-point="2" draw:end-shape="id126" draw:end-glue-point="0" svg:d="M11131 22849l10 2329" svg:viewBox="0 0 11 2330">
          <text:p/>
        </draw:connector>
      </draw:page>
      <draw:page draw:name="page5" draw:style-name="dp1" draw:master-page-name="Default">
        <draw:custom-shape draw:style-name="gr8" draw:text-style-name="P5" xml:id="id139" draw:id="id139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30" draw:id="id130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27" draw:id="id127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32" draw:id="id132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28" draw:id="id128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5" draw:id="id135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1" draw:id="id131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7" draw:id="id137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3" draw:id="id133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8" draw:id="id138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0.809cm" svg:y1="6.348cm" svg:x2="-2.369cm" svg:y2="8.578cm" draw:start-shape="id127" draw:start-glue-point="2" draw:end-shape="id128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127" draw:start-glue-point="2" draw:end-shape="id129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130" draw:start-glue-point="2" draw:end-shape="id131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132" draw:start-glue-point="2" draw:end-shape="id133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130" draw:start-glue-point="2" draw:end-shape="id134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127" draw:start-glue-point="2" draw:end-shape="id135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132" draw:start-glue-point="2" draw:end-shape="id136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130" draw:start-glue-point="2" draw:end-shape="id137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132" draw:start-glue-point="2" draw:end-shape="id138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139" draw:start-glue-point="2" draw:end-shape="id130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139" draw:start-glue-point="2" draw:end-shape="id127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139" draw:start-glue-point="2" draw:end-shape="id132" draw:end-glue-point="0" svg:d="M11109 3348l10000 1730" svg:viewBox="0 0 10001 1731">
          <text:p/>
        </draw:connector>
        <draw:custom-shape draw:style-name="gr9" draw:text-style-name="P5" xml:id="id140" draw:id="id140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41" draw:id="id141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2" draw:id="id142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135" draw:start-glue-point="2" draw:end-shape="id140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134" draw:start-glue-point="2" draw:end-shape="id141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134" draw:start-glue-point="2" draw:end-shape="id142" draw:end-glue-point="0" svg:d="M11131 9849l1810 2329" svg:viewBox="0 0 1811 2330">
          <text:p/>
        </draw:connector>
        <draw:custom-shape draw:style-name="gr9" draw:text-style-name="P5" xml:id="id129" draw:id="id129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4" draw:id="id134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36" draw:id="id136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43" draw:id="id143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136" draw:start-glue-point="2" draw:end-shape="id143" draw:end-glue-point="0" svg:d="M21131 9850l-46 2328" svg:viewBox="0 0 47 2329">
          <text:p/>
        </draw:connector>
        <draw:custom-shape draw:style-name="gr12" draw:text-style-name="P5" xml:id="id144" draw:id="id144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134" draw:start-glue-point="2" draw:end-shape="id144" draw:end-glue-point="0" svg:d="M11131 9849l10 2329" svg:viewBox="0 0 11 2330">
          <text:p/>
        </draw:connector>
        <draw:custom-shape draw:style-name="gr8" draw:text-style-name="P5" xml:id="id157" draw:id="id157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48" draw:id="id148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45" draw:id="id145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50" draw:id="id150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46" draw:id="id146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53" draw:id="id153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49" draw:id="id149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55" draw:id="id155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51" draw:id="id151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56" draw:id="id156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145" draw:start-glue-point="2" draw:end-shape="id146" draw:end-glue-point="0" svg:d="M809 19348l-3178 2230" svg:viewBox="0 0 3179 2231">
          <text:p/>
        </draw:connector>
        <draw:connector draw:style-name="gr19" draw:text-style-name="P5" draw:layer="layout" draw:type="line" svg:x1="0.809cm" svg:y1="19.348cm" svg:x2="0.831cm" svg:y2="21.578cm" draw:start-shape="id145" draw:start-glue-point="2" draw:end-shape="id147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148" draw:start-glue-point="2" draw:end-shape="id149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150" draw:start-glue-point="2" draw:end-shape="id151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148" draw:start-glue-point="2" draw:end-shape="id152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145" draw:start-glue-point="2" draw:end-shape="id153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150" draw:start-glue-point="2" draw:end-shape="id154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148" draw:start-glue-point="2" draw:end-shape="id155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150" draw:start-glue-point="2" draw:end-shape="id156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157" draw:start-glue-point="2" draw:end-shape="id148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157" draw:start-glue-point="2" draw:end-shape="id145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157" draw:start-glue-point="2" draw:end-shape="id150" draw:end-glue-point="0" svg:d="M11109 16348l10000 1730" svg:viewBox="0 0 10001 1731">
          <text:p/>
        </draw:connector>
        <draw:custom-shape draw:style-name="gr9" draw:text-style-name="P5" xml:id="id158" draw:id="id158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59" draw:id="id159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60" draw:id="id160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153" draw:start-glue-point="2" draw:end-shape="id158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152" draw:start-glue-point="2" draw:end-shape="id159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152" draw:start-glue-point="2" draw:end-shape="id160" draw:end-glue-point="0" svg:d="M11131 22849l1810 2329" svg:viewBox="0 0 1811 2330">
          <text:p/>
        </draw:connector>
        <draw:custom-shape draw:style-name="gr9" draw:text-style-name="P5" xml:id="id147" draw:id="id147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52" draw:id="id152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54" draw:id="id154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61" draw:id="id161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154" draw:start-glue-point="2" draw:end-shape="id161" draw:end-glue-point="0" svg:d="M21131 22850l-46 2328" svg:viewBox="0 0 47 2329">
          <text:p/>
        </draw:connector>
        <draw:custom-shape draw:style-name="gr12" draw:text-style-name="P5" xml:id="id162" draw:id="id162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152" draw:start-glue-point="2" draw:end-shape="id162" draw:end-glue-point="0" svg:d="M11131 22849l10 2329" svg:viewBox="0 0 11 2330">
          <text:p/>
        </draw:connector>
      </draw:page>
      <draw:page draw:name="page6" draw:style-name="dp1" draw:master-page-name="Default">
        <draw:custom-shape draw:style-name="gr8" draw:text-style-name="P5" xml:id="id175" draw:id="id175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66" draw:id="id166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63" draw:id="id163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68" draw:id="id168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64" draw:id="id164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1" draw:id="id171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67" draw:id="id167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3" draw:id="id173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69" draw:id="id169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4" draw:id="id174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163" draw:start-glue-point="2" draw:end-shape="id164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163" draw:start-glue-point="2" draw:end-shape="id165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166" draw:start-glue-point="2" draw:end-shape="id167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168" draw:start-glue-point="2" draw:end-shape="id169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166" draw:start-glue-point="2" draw:end-shape="id170" draw:end-glue-point="0" svg:d="M11109 6348l22 2231" svg:viewBox="0 0 23 2232">
          <text:p/>
        </draw:connector>
        <draw:connector draw:style-name="gr19" draw:text-style-name="P5" draw:layer="layout" draw:type="line" svg:x1="0.809cm" svg:y1="6.348cm" svg:x2="4.085cm" svg:y2="8.578cm" draw:start-shape="id163" draw:start-glue-point="2" draw:end-shape="id171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168" draw:start-glue-point="2" draw:end-shape="id172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166" draw:start-glue-point="2" draw:end-shape="id173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168" draw:start-glue-point="2" draw:end-shape="id174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175" draw:start-glue-point="2" draw:end-shape="id166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175" draw:start-glue-point="2" draw:end-shape="id163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175" draw:start-glue-point="2" draw:end-shape="id168" draw:end-glue-point="0" svg:d="M11109 3348l10000 1730" svg:viewBox="0 0 10001 1731">
          <text:p/>
        </draw:connector>
        <draw:custom-shape draw:style-name="gr9" draw:text-style-name="P5" xml:id="id176" draw:id="id176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77" draw:id="id177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78" draw:id="id178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type="line" svg:x1="4.085cm" svg:y1="9.848cm" svg:x2="4.085cm" svg:y2="12.178cm" draw:start-shape="id171" draw:start-glue-point="2" draw:end-shape="id176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170" draw:start-glue-point="2" draw:end-shape="id177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170" draw:start-glue-point="2" draw:end-shape="id178" draw:end-glue-point="0" svg:d="M11131 9849l1810 2329" svg:viewBox="0 0 1811 2330">
          <text:p/>
        </draw:connector>
        <draw:custom-shape draw:style-name="gr9" draw:text-style-name="P5" xml:id="id165" draw:id="id165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0" draw:id="id170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2" draw:id="id172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9" draw:id="id179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172" draw:start-glue-point="2" draw:end-shape="id179" draw:end-glue-point="0" svg:d="M21131 9850l-46 2328" svg:viewBox="0 0 47 2329">
          <text:p/>
        </draw:connector>
        <draw:custom-shape draw:style-name="gr12" draw:text-style-name="P5" xml:id="id180" draw:id="id180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170" draw:start-glue-point="2" draw:end-shape="id180" draw:end-glue-point="0" svg:d="M11131 9849l10 2329" svg:viewBox="0 0 11 2330">
          <text:p/>
        </draw:connector>
        <draw:custom-shape draw:style-name="gr8" draw:text-style-name="P5" xml:id="id193" draw:id="id193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4" draw:id="id184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1" draw:id="id181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6" draw:id="id186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82" draw:id="id182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89" draw:id="id189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85" draw:id="id185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91" draw:id="id191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87" draw:id="id187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92" draw:id="id192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181" draw:start-glue-point="2" draw:end-shape="id182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181" draw:start-glue-point="2" draw:end-shape="id183" draw:end-glue-point="0" svg:d="M809 19348l22 2230" svg:viewBox="0 0 23 2231">
          <text:p/>
        </draw:connector>
        <draw:connector draw:style-name="gr19" draw:text-style-name="P5" draw:layer="layout" draw:type="line" svg:x1="11.109cm" svg:y1="19.348cm" svg:x2="7.931cm" svg:y2="21.579cm" draw:start-shape="id184" draw:start-glue-point="2" draw:end-shape="id185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186" draw:start-glue-point="2" draw:end-shape="id187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184" draw:start-glue-point="2" draw:end-shape="id188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181" draw:start-glue-point="2" draw:end-shape="id189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186" draw:start-glue-point="2" draw:end-shape="id190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184" draw:start-glue-point="2" draw:end-shape="id191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186" draw:start-glue-point="2" draw:end-shape="id192" draw:end-glue-point="0" svg:d="M21109 19348l2976 2232" svg:viewBox="0 0 2977 2233">
          <text:p/>
        </draw:connector>
        <draw:connector draw:style-name="gr19" draw:text-style-name="P5" draw:layer="layout" draw:type="line" svg:x1="11.109cm" svg:y1="16.348cm" svg:x2="11.109cm" svg:y2="18.078cm" draw:start-shape="id193" draw:start-glue-point="2" draw:end-shape="id184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193" draw:start-glue-point="2" draw:end-shape="id181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193" draw:start-glue-point="2" draw:end-shape="id186" draw:end-glue-point="0" svg:d="M11109 16348l10000 1730" svg:viewBox="0 0 10001 1731">
          <text:p/>
        </draw:connector>
        <draw:custom-shape draw:style-name="gr9" draw:text-style-name="P5" xml:id="id194" draw:id="id194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95" draw:id="id195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96" draw:id="id196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189" draw:start-glue-point="2" draw:end-shape="id194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188" draw:start-glue-point="2" draw:end-shape="id195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188" draw:start-glue-point="2" draw:end-shape="id196" draw:end-glue-point="0" svg:d="M11131 22849l1810 2329" svg:viewBox="0 0 1811 2330">
          <text:p/>
        </draw:connector>
        <draw:custom-shape draw:style-name="gr9" draw:text-style-name="P5" xml:id="id183" draw:id="id183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88" draw:id="id188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90" draw:id="id190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97" draw:id="id197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190" draw:start-glue-point="2" draw:end-shape="id197" draw:end-glue-point="0" svg:d="M21131 22850l-46 2328" svg:viewBox="0 0 47 2329">
          <text:p/>
        </draw:connector>
        <draw:custom-shape draw:style-name="gr12" draw:text-style-name="P5" xml:id="id198" draw:id="id198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188" draw:start-glue-point="2" draw:end-shape="id198" draw:end-glue-point="0" svg:d="M11131 22849l10 2329" svg:viewBox="0 0 11 2330">
          <text:p/>
        </draw:connector>
      </draw:page>
      <draw:page draw:name="page7" draw:style-name="dp1" draw:master-page-name="Default">
        <draw:custom-shape draw:style-name="gr8" draw:text-style-name="P5" xml:id="id211" draw:id="id211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02" draw:id="id202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99" draw:id="id199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04" draw:id="id204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0" draw:id="id200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7" draw:id="id207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3" draw:id="id203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9" draw:id="id209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5" draw:id="id205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10" draw:id="id210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199" draw:start-glue-point="2" draw:end-shape="id200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199" draw:start-glue-point="2" draw:end-shape="id201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202" draw:start-glue-point="2" draw:end-shape="id203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204" draw:start-glue-point="2" draw:end-shape="id205" draw:end-glue-point="0" svg:d="M21109 6348l-3278 2232" svg:viewBox="0 0 3279 2233">
          <text:p/>
        </draw:connector>
        <draw:connector draw:style-name="gr19" draw:text-style-name="P5" draw:layer="layout" draw:type="line" svg:x1="11.109cm" svg:y1="6.348cm" svg:x2="11.131cm" svg:y2="8.579cm" draw:start-shape="id202" draw:start-glue-point="2" draw:end-shape="id206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199" draw:start-glue-point="2" draw:end-shape="id207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204" draw:start-glue-point="2" draw:end-shape="id208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202" draw:start-glue-point="2" draw:end-shape="id209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204" draw:start-glue-point="2" draw:end-shape="id210" draw:end-glue-point="0" svg:d="M21109 6348l2976 2232" svg:viewBox="0 0 2977 2233">
          <text:p/>
        </draw:connector>
        <draw:connector draw:style-name="gr19" draw:text-style-name="P5" draw:layer="layout" draw:type="line" svg:x1="11.109cm" svg:y1="3.348cm" svg:x2="11.109cm" svg:y2="5.078cm" draw:start-shape="id211" draw:start-glue-point="2" draw:end-shape="id202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211" draw:start-glue-point="2" draw:end-shape="id199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211" draw:start-glue-point="2" draw:end-shape="id204" draw:end-glue-point="0" svg:d="M11109 3348l10000 1730" svg:viewBox="0 0 10001 1731">
          <text:p/>
        </draw:connector>
        <draw:custom-shape draw:style-name="gr9" draw:text-style-name="P5" xml:id="id212" draw:id="id212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13" draw:id="id213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14" draw:id="id214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207" draw:start-glue-point="2" draw:end-shape="id212" draw:end-glue-point="0" svg:d="M4085 9848v2330" svg:viewBox="0 0 1 2331">
          <text:p/>
        </draw:connector>
        <draw:connector draw:style-name="gr20" draw:text-style-name="P6" draw:layer="layout" draw:type="line" svg:x1="11.131cm" svg:y1="9.849cm" svg:x2="9.161cm" svg:y2="12.178cm" draw:start-shape="id206" draw:start-glue-point="2" draw:end-shape="id213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206" draw:start-glue-point="2" draw:end-shape="id214" draw:end-glue-point="0" svg:d="M11131 9849l1810 2329" svg:viewBox="0 0 1811 2330">
          <text:p/>
        </draw:connector>
        <draw:custom-shape draw:style-name="gr9" draw:text-style-name="P5" xml:id="id201" draw:id="id201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6" draw:id="id206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08" draw:id="id208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15" draw:id="id215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208" draw:start-glue-point="2" draw:end-shape="id215" draw:end-glue-point="0" svg:d="M21131 9850l-46 2328" svg:viewBox="0 0 47 2329">
          <text:p/>
        </draw:connector>
        <draw:custom-shape draw:style-name="gr12" draw:text-style-name="P5" xml:id="id216" draw:id="id216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206" draw:start-glue-point="2" draw:end-shape="id216" draw:end-glue-point="0" svg:d="M11131 9849l10 2329" svg:viewBox="0 0 11 2330">
          <text:p/>
        </draw:connector>
        <draw:custom-shape draw:style-name="gr8" draw:text-style-name="P5" xml:id="id229" draw:id="id229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20" draw:id="id220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17" draw:id="id217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22" draw:id="id222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18" draw:id="id218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25" draw:id="id225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21" draw:id="id221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27" draw:id="id227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23" draw:id="id223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28" draw:id="id228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217" draw:start-glue-point="2" draw:end-shape="id218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217" draw:start-glue-point="2" draw:end-shape="id219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220" draw:start-glue-point="2" draw:end-shape="id221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222" draw:start-glue-point="2" draw:end-shape="id223" draw:end-glue-point="0" svg:d="M21109 19348l-3278 2232" svg:viewBox="0 0 3279 2233">
          <text:p/>
        </draw:connector>
        <draw:connector draw:style-name="gr19" draw:text-style-name="P5" draw:layer="layout" draw:type="line" svg:x1="11.109cm" svg:y1="19.348cm" svg:x2="11.131cm" svg:y2="21.579cm" draw:start-shape="id220" draw:start-glue-point="2" draw:end-shape="id224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217" draw:start-glue-point="2" draw:end-shape="id225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222" draw:start-glue-point="2" draw:end-shape="id226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220" draw:start-glue-point="2" draw:end-shape="id227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222" draw:start-glue-point="2" draw:end-shape="id228" draw:end-glue-point="0" svg:d="M21109 19348l2976 2232" svg:viewBox="0 0 2977 2233">
          <text:p/>
        </draw:connector>
        <draw:connector draw:style-name="gr19" draw:text-style-name="P5" draw:layer="layout" draw:type="line" svg:x1="11.109cm" svg:y1="16.348cm" svg:x2="11.109cm" svg:y2="18.078cm" draw:start-shape="id229" draw:start-glue-point="2" draw:end-shape="id220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229" draw:start-glue-point="2" draw:end-shape="id217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229" draw:start-glue-point="2" draw:end-shape="id222" draw:end-glue-point="0" svg:d="M11109 16348l10000 1730" svg:viewBox="0 0 10001 1731">
          <text:p/>
        </draw:connector>
        <draw:custom-shape draw:style-name="gr9" draw:text-style-name="P5" xml:id="id230" draw:id="id230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31" draw:id="id231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32" draw:id="id232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225" draw:start-glue-point="2" draw:end-shape="id230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224" draw:start-glue-point="2" draw:end-shape="id231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224" draw:start-glue-point="2" draw:end-shape="id232" draw:end-glue-point="0" svg:d="M11131 22849l1810 2329" svg:viewBox="0 0 1811 2330">
          <text:p/>
        </draw:connector>
        <draw:custom-shape draw:style-name="gr9" draw:text-style-name="P5" xml:id="id219" draw:id="id219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24" draw:id="id224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26" draw:id="id226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33" draw:id="id233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226" draw:start-glue-point="2" draw:end-shape="id233" draw:end-glue-point="0" svg:d="M21131 22850l-46 2328" svg:viewBox="0 0 47 2329">
          <text:p/>
        </draw:connector>
        <draw:custom-shape draw:style-name="gr12" draw:text-style-name="P5" xml:id="id234" draw:id="id234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1.131cm" svg:y1="22.849cm" svg:x2="11.141cm" svg:y2="25.178cm" draw:start-shape="id224" draw:start-glue-point="2" draw:end-shape="id234" draw:end-glue-point="0" svg:d="M11131 22849l10 2329" svg:viewBox="0 0 11 2330">
          <text:p/>
        </draw:connector>
      </draw:page>
      <draw:page draw:name="page8" draw:style-name="dp1" draw:master-page-name="Default">
        <draw:custom-shape draw:style-name="gr8" draw:text-style-name="P5" xml:id="id247" draw:id="id247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38" draw:id="id238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35" draw:id="id235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40" draw:id="id240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36" draw:id="id236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43" draw:id="id243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39" draw:id="id239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45" draw:id="id245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41" draw:id="id241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46" draw:id="id246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235" draw:start-glue-point="2" draw:end-shape="id236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235" draw:start-glue-point="2" draw:end-shape="id237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238" draw:start-glue-point="2" draw:end-shape="id239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240" draw:start-glue-point="2" draw:end-shape="id241" draw:end-glue-point="0" svg:d="M21109 6348l-3278 2232" svg:viewBox="0 0 3279 2233">
          <text:p/>
        </draw:connector>
        <draw:connector draw:style-name="gr19" draw:text-style-name="P5" draw:layer="layout" draw:type="line" svg:x1="11.109cm" svg:y1="6.348cm" svg:x2="11.131cm" svg:y2="8.579cm" draw:start-shape="id238" draw:start-glue-point="2" draw:end-shape="id242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235" draw:start-glue-point="2" draw:end-shape="id243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240" draw:start-glue-point="2" draw:end-shape="id244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238" draw:start-glue-point="2" draw:end-shape="id245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240" draw:start-glue-point="2" draw:end-shape="id246" draw:end-glue-point="0" svg:d="M21109 6348l2976 2232" svg:viewBox="0 0 2977 2233">
          <text:p/>
        </draw:connector>
        <draw:connector draw:style-name="gr19" draw:text-style-name="P5" draw:layer="layout" draw:type="line" svg:x1="11.109cm" svg:y1="3.348cm" svg:x2="11.109cm" svg:y2="5.078cm" draw:start-shape="id247" draw:start-glue-point="2" draw:end-shape="id238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247" draw:start-glue-point="2" draw:end-shape="id235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247" draw:start-glue-point="2" draw:end-shape="id240" draw:end-glue-point="0" svg:d="M11109 3348l10000 1730" svg:viewBox="0 0 10001 1731">
          <text:p/>
        </draw:connector>
        <draw:custom-shape draw:style-name="gr9" draw:text-style-name="P5" xml:id="id248" draw:id="id248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49" draw:id="id249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50" draw:id="id250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243" draw:start-glue-point="2" draw:end-shape="id248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242" draw:start-glue-point="2" draw:end-shape="id249" draw:end-glue-point="0" svg:d="M11131 9849l-1970 2329" svg:viewBox="0 0 1971 2330">
          <text:p/>
        </draw:connector>
        <draw:connector draw:style-name="gr20" draw:text-style-name="P6" draw:layer="layout" draw:type="line" svg:x1="11.131cm" svg:y1="9.849cm" svg:x2="12.941cm" svg:y2="12.178cm" draw:start-shape="id242" draw:start-glue-point="2" draw:end-shape="id250" draw:end-glue-point="0" svg:d="M11131 9849l1810 2329" svg:viewBox="0 0 1811 2330">
          <text:p/>
        </draw:connector>
        <draw:custom-shape draw:style-name="gr9" draw:text-style-name="P5" xml:id="id237" draw:id="id237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42" draw:id="id242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44" draw:id="id244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51" draw:id="id251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244" draw:start-glue-point="2" draw:end-shape="id251" draw:end-glue-point="0" svg:d="M21131 9850l-46 2328" svg:viewBox="0 0 47 2329">
          <text:p/>
        </draw:connector>
        <draw:custom-shape draw:style-name="gr12" draw:text-style-name="P5" xml:id="id252" draw:id="id252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242" draw:start-glue-point="2" draw:end-shape="id252" draw:end-glue-point="0" svg:d="M11131 9849l10 2329" svg:viewBox="0 0 11 2330">
          <text:p/>
        </draw:connector>
        <draw:custom-shape draw:style-name="gr8" draw:text-style-name="P5" xml:id="id265" draw:id="id265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56" draw:id="id256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53" draw:id="id253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58" draw:id="id258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54" draw:id="id254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1" draw:id="id261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57" draw:id="id257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3" draw:id="id263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59" draw:id="id259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4" draw:id="id264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253" draw:start-glue-point="2" draw:end-shape="id254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253" draw:start-glue-point="2" draw:end-shape="id255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256" draw:start-glue-point="2" draw:end-shape="id257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258" draw:start-glue-point="2" draw:end-shape="id259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256" draw:start-glue-point="2" draw:end-shape="id260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253" draw:start-glue-point="2" draw:end-shape="id261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258" draw:start-glue-point="2" draw:end-shape="id262" draw:end-glue-point="0" svg:d="M21109 19348l22 2232" svg:viewBox="0 0 23 2233">
          <text:p/>
        </draw:connector>
        <draw:connector draw:style-name="gr19" draw:text-style-name="P5" draw:layer="layout" draw:type="line" svg:x1="11.109cm" svg:y1="19.348cm" svg:x2="14.185cm" svg:y2="21.579cm" draw:start-shape="id256" draw:start-glue-point="2" draw:end-shape="id263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258" draw:start-glue-point="2" draw:end-shape="id264" draw:end-glue-point="0" svg:d="M21109 19348l2976 2232" svg:viewBox="0 0 2977 2233">
          <text:p/>
        </draw:connector>
        <draw:connector draw:style-name="gr19" draw:text-style-name="P5" draw:layer="layout" draw:type="line" svg:x1="11.109cm" svg:y1="16.348cm" svg:x2="11.109cm" svg:y2="18.078cm" draw:start-shape="id265" draw:start-glue-point="2" draw:end-shape="id256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265" draw:start-glue-point="2" draw:end-shape="id253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265" draw:start-glue-point="2" draw:end-shape="id258" draw:end-glue-point="0" svg:d="M11109 16348l10000 1730" svg:viewBox="0 0 10001 1731">
          <text:p/>
        </draw:connector>
        <draw:custom-shape draw:style-name="gr9" draw:text-style-name="P5" xml:id="id266" draw:id="id266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67" draw:id="id267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68" draw:id="id268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261" draw:start-glue-point="2" draw:end-shape="id266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260" draw:start-glue-point="2" draw:end-shape="id267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260" draw:start-glue-point="2" draw:end-shape="id268" draw:end-glue-point="0" svg:d="M11131 22849l1810 2329" svg:viewBox="0 0 1811 2330">
          <text:p/>
        </draw:connector>
        <draw:custom-shape draw:style-name="gr9" draw:text-style-name="P5" xml:id="id255" draw:id="id255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0" draw:id="id260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2" draw:id="id262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69" draw:id="id269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262" draw:start-glue-point="2" draw:end-shape="id269" draw:end-glue-point="0" svg:d="M21131 22850l-46 2328" svg:viewBox="0 0 47 2329">
          <text:p/>
        </draw:connector>
        <draw:custom-shape draw:style-name="gr12" draw:text-style-name="P5" xml:id="id270" draw:id="id270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260" draw:start-glue-point="2" draw:end-shape="id270" draw:end-glue-point="0" svg:d="M11131 22849l10 2329" svg:viewBox="0 0 11 2330">
          <text:p/>
        </draw:connector>
      </draw:page>
      <draw:page draw:name="page9" draw:style-name="dp1" draw:master-page-name="Default">
        <draw:custom-shape draw:style-name="gr8" draw:text-style-name="P5" xml:id="id283" draw:id="id283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74" draw:id="id274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71" draw:id="id271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76" draw:id="id276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2" draw:id="id272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9" draw:id="id279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5" draw:id="id275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81" draw:id="id281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7" draw:id="id277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82" draw:id="id282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271" draw:start-glue-point="2" draw:end-shape="id272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271" draw:start-glue-point="2" draw:end-shape="id273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274" draw:start-glue-point="2" draw:end-shape="id275" draw:end-glue-point="0" svg:d="M11109 6348l-3178 2231" svg:viewBox="0 0 3179 2232">
          <text:p/>
        </draw:connector>
        <draw:connector draw:style-name="gr19" draw:text-style-name="P5" draw:layer="layout" draw:type="line" svg:x1="21.109cm" svg:y1="6.348cm" svg:x2="17.831cm" svg:y2="8.58cm" draw:start-shape="id276" draw:start-glue-point="2" draw:end-shape="id277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274" draw:start-glue-point="2" draw:end-shape="id278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271" draw:start-glue-point="2" draw:end-shape="id279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276" draw:start-glue-point="2" draw:end-shape="id280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274" draw:start-glue-point="2" draw:end-shape="id281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276" draw:start-glue-point="2" draw:end-shape="id282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283" draw:start-glue-point="2" draw:end-shape="id274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283" draw:start-glue-point="2" draw:end-shape="id271" draw:end-glue-point="0" svg:d="M11109 3348l-10300 1730" svg:viewBox="0 0 10301 1731">
          <text:p/>
        </draw:connector>
        <draw:connector draw:style-name="gr19" draw:text-style-name="P5" draw:layer="layout" draw:type="line" svg:x1="11.109cm" svg:y1="3.348cm" svg:x2="21.109cm" svg:y2="5.078cm" draw:start-shape="id283" draw:start-glue-point="2" draw:end-shape="id276" draw:end-glue-point="0" svg:d="M11109 3348l10000 1730" svg:viewBox="0 0 10001 1731">
          <text:p/>
        </draw:connector>
        <draw:custom-shape draw:style-name="gr9" draw:text-style-name="P5" xml:id="id284" draw:id="id284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85" draw:id="id285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286" draw:id="id286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279" draw:start-glue-point="2" draw:end-shape="id284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278" draw:start-glue-point="2" draw:end-shape="id285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278" draw:start-glue-point="2" draw:end-shape="id286" draw:end-glue-point="0" svg:d="M11131 9849l1810 2329" svg:viewBox="0 0 1811 2330">
          <text:p/>
        </draw:connector>
        <draw:custom-shape draw:style-name="gr9" draw:text-style-name="P5" xml:id="id273" draw:id="id273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78" draw:id="id278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80" draw:id="id280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87" draw:id="id287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280" draw:start-glue-point="2" draw:end-shape="id287" draw:end-glue-point="0" svg:d="M21131 9850l-46 2328" svg:viewBox="0 0 47 2329">
          <text:p/>
        </draw:connector>
        <draw:custom-shape draw:style-name="gr12" draw:text-style-name="P5" xml:id="id288" draw:id="id288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278" draw:start-glue-point="2" draw:end-shape="id288" draw:end-glue-point="0" svg:d="M11131 9849l10 2329" svg:viewBox="0 0 11 2330">
          <text:p/>
        </draw:connector>
        <draw:custom-shape draw:style-name="gr8" draw:text-style-name="P5" xml:id="id301" draw:id="id301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92" draw:id="id292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89" draw:id="id289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294" draw:id="id294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0" draw:id="id290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7" draw:id="id297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3" draw:id="id293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9" draw:id="id299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5" draw:id="id295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00" draw:id="id300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289" draw:start-glue-point="2" draw:end-shape="id290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289" draw:start-glue-point="2" draw:end-shape="id291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292" draw:start-glue-point="2" draw:end-shape="id293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294" draw:start-glue-point="2" draw:end-shape="id295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292" draw:start-glue-point="2" draw:end-shape="id296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289" draw:start-glue-point="2" draw:end-shape="id297" draw:end-glue-point="0" svg:d="M809 19348l3276 2230" svg:viewBox="0 0 3277 2231">
          <text:p/>
        </draw:connector>
        <draw:connector draw:style-name="gr19" draw:text-style-name="P5" draw:layer="layout" draw:type="line" svg:x1="21.109cm" svg:y1="19.348cm" svg:x2="21.131cm" svg:y2="21.58cm" draw:start-shape="id294" draw:start-glue-point="2" draw:end-shape="id298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292" draw:start-glue-point="2" draw:end-shape="id299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294" draw:start-glue-point="2" draw:end-shape="id300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301" draw:start-glue-point="2" draw:end-shape="id292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301" draw:start-glue-point="2" draw:end-shape="id289" draw:end-glue-point="0" svg:d="M11109 16348l-10300 1730" svg:viewBox="0 0 10301 1731">
          <text:p/>
        </draw:connector>
        <draw:connector draw:style-name="gr19" draw:text-style-name="P5" draw:layer="layout" draw:type="line" svg:x1="11.109cm" svg:y1="16.348cm" svg:x2="21.109cm" svg:y2="18.078cm" draw:start-shape="id301" draw:start-glue-point="2" draw:end-shape="id294" draw:end-glue-point="0" svg:d="M11109 16348l10000 1730" svg:viewBox="0 0 10001 1731">
          <text:p/>
        </draw:connector>
        <draw:custom-shape draw:style-name="gr9" draw:text-style-name="P5" xml:id="id302" draw:id="id302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03" draw:id="id303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04" draw:id="id304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297" draw:start-glue-point="2" draw:end-shape="id302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296" draw:start-glue-point="2" draw:end-shape="id303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296" draw:start-glue-point="2" draw:end-shape="id304" draw:end-glue-point="0" svg:d="M11131 22849l1810 2329" svg:viewBox="0 0 1811 2330">
          <text:p/>
        </draw:connector>
        <draw:custom-shape draw:style-name="gr9" draw:text-style-name="P5" xml:id="id291" draw:id="id291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6" draw:id="id296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98" draw:id="id298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05" draw:id="id305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21.131cm" svg:y1="22.85cm" svg:x2="21.085cm" svg:y2="25.178cm" draw:start-shape="id298" draw:start-glue-point="2" draw:end-shape="id305" draw:end-glue-point="0" svg:d="M21131 22850l-46 2328" svg:viewBox="0 0 47 2329">
          <text:p/>
        </draw:connector>
        <draw:custom-shape draw:style-name="gr12" draw:text-style-name="P5" xml:id="id306" draw:id="id306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296" draw:start-glue-point="2" draw:end-shape="id306" draw:end-glue-point="0" svg:d="M11131 22849l10 2329" svg:viewBox="0 0 11 2330">
          <text:p/>
        </draw:connector>
      </draw:page>
      <draw:page draw:name="page10" draw:style-name="dp1" draw:master-page-name="Default">
        <draw:custom-shape draw:style-name="gr8" draw:text-style-name="P5" xml:id="id319" draw:id="id319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10" draw:id="id310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07" draw:id="id307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12" draw:id="id312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08" draw:id="id308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5" draw:id="id315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1" draw:id="id311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7" draw:id="id317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3" draw:id="id313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8" draw:id="id318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307" draw:start-glue-point="2" draw:end-shape="id308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307" draw:start-glue-point="2" draw:end-shape="id309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310" draw:start-glue-point="2" draw:end-shape="id311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312" draw:start-glue-point="2" draw:end-shape="id313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310" draw:start-glue-point="2" draw:end-shape="id314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307" draw:start-glue-point="2" draw:end-shape="id315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312" draw:start-glue-point="2" draw:end-shape="id316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310" draw:start-glue-point="2" draw:end-shape="id317" draw:end-glue-point="0" svg:d="M11109 6348l3076 2231" svg:viewBox="0 0 3077 2232">
          <text:p/>
        </draw:connector>
        <draw:connector draw:style-name="gr19" draw:text-style-name="P5" draw:layer="layout" draw:type="line" svg:x1="21.109cm" svg:y1="6.348cm" svg:x2="24.085cm" svg:y2="8.58cm" draw:start-shape="id312" draw:start-glue-point="2" draw:end-shape="id318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319" draw:start-glue-point="2" draw:end-shape="id310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319" draw:start-glue-point="2" draw:end-shape="id307" draw:end-glue-point="0" svg:d="M11109 3348l-10300 1730" svg:viewBox="0 0 10301 1731">
          <text:p/>
        </draw:connector>
        <draw:connector draw:style-name="gr19" draw:text-style-name="P5" draw:layer="layout" draw:type="line" svg:x1="11.109cm" svg:y1="3.348cm" svg:x2="21.109cm" svg:y2="5.078cm" draw:start-shape="id319" draw:start-glue-point="2" draw:end-shape="id312" draw:end-glue-point="0" svg:d="M11109 3348l10000 1730" svg:viewBox="0 0 10001 1731">
          <text:p/>
        </draw:connector>
        <draw:custom-shape draw:style-name="gr9" draw:text-style-name="P5" xml:id="id320" draw:id="id320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21" draw:id="id321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22" draw:id="id322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315" draw:start-glue-point="2" draw:end-shape="id320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314" draw:start-glue-point="2" draw:end-shape="id321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314" draw:start-glue-point="2" draw:end-shape="id322" draw:end-glue-point="0" svg:d="M11131 9849l1810 2329" svg:viewBox="0 0 1811 2330">
          <text:p/>
        </draw:connector>
        <draw:custom-shape draw:style-name="gr9" draw:text-style-name="P5" xml:id="id309" draw:id="id309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4" draw:id="id314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16" draw:id="id316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23" draw:id="id323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316" draw:start-glue-point="2" draw:end-shape="id323" draw:end-glue-point="0" svg:d="M21131 9850l-46 2328" svg:viewBox="0 0 47 2329">
          <text:p/>
        </draw:connector>
        <draw:custom-shape draw:style-name="gr12" draw:text-style-name="P5" xml:id="id324" draw:id="id324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314" draw:start-glue-point="2" draw:end-shape="id324" draw:end-glue-point="0" svg:d="M11131 9849l10 2329" svg:viewBox="0 0 11 2330">
          <text:p/>
        </draw:connector>
        <draw:custom-shape draw:style-name="gr8" draw:text-style-name="P5" xml:id="id337" draw:id="id337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28" draw:id="id328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25" draw:id="id325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30" draw:id="id330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26" draw:id="id326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33" draw:id="id333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29" draw:id="id329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35" draw:id="id335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31" draw:id="id331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36" draw:id="id336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325" draw:start-glue-point="2" draw:end-shape="id326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325" draw:start-glue-point="2" draw:end-shape="id327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328" draw:start-glue-point="2" draw:end-shape="id329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330" draw:start-glue-point="2" draw:end-shape="id331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328" draw:start-glue-point="2" draw:end-shape="id332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325" draw:start-glue-point="2" draw:end-shape="id333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330" draw:start-glue-point="2" draw:end-shape="id334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328" draw:start-glue-point="2" draw:end-shape="id335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330" draw:start-glue-point="2" draw:end-shape="id336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337" draw:start-glue-point="2" draw:end-shape="id328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337" draw:start-glue-point="2" draw:end-shape="id325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337" draw:start-glue-point="2" draw:end-shape="id330" draw:end-glue-point="0" svg:d="M11109 16348l10000 1730" svg:viewBox="0 0 10001 1731">
          <text:p/>
        </draw:connector>
        <draw:custom-shape draw:style-name="gr9" draw:text-style-name="P5" xml:id="id338" draw:id="id338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39" draw:id="id339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40" draw:id="id340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333" draw:start-glue-point="2" draw:end-shape="id338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332" draw:start-glue-point="2" draw:end-shape="id339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332" draw:start-glue-point="2" draw:end-shape="id340" draw:end-glue-point="0" svg:d="M11131 22849l1810 2329" svg:viewBox="0 0 1811 2330">
          <text:p/>
        </draw:connector>
        <draw:custom-shape draw:style-name="gr9" draw:text-style-name="P5" xml:id="id327" draw:id="id327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32" draw:id="id332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34" draw:id="id334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41" draw:id="id341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334" draw:start-glue-point="2" draw:end-shape="id341" draw:end-glue-point="0" svg:d="M21131 22850l-46 2328" svg:viewBox="0 0 47 2329">
          <text:p/>
        </draw:connector>
        <draw:custom-shape draw:style-name="gr12" draw:text-style-name="P5" xml:id="id342" draw:id="id342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332" draw:start-glue-point="2" draw:end-shape="id342" draw:end-glue-point="0" svg:d="M11131 22849l10 2329" svg:viewBox="0 0 11 2330">
          <text:p/>
        </draw:connector>
      </draw:page>
      <draw:page draw:name="page11" draw:style-name="dp1" draw:master-page-name="Default">
        <draw:custom-shape draw:style-name="gr8" draw:text-style-name="P5" xml:id="id355" draw:id="id355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46" draw:id="id346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43" draw:id="id343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48" draw:id="id348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44" draw:id="id344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51" draw:id="id351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47" draw:id="id347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53" draw:id="id353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49" draw:id="id349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54" draw:id="id354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343" draw:start-glue-point="2" draw:end-shape="id344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343" draw:start-glue-point="2" draw:end-shape="id345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346" draw:start-glue-point="2" draw:end-shape="id347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348" draw:start-glue-point="2" draw:end-shape="id349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346" draw:start-glue-point="2" draw:end-shape="id350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343" draw:start-glue-point="2" draw:end-shape="id351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348" draw:start-glue-point="2" draw:end-shape="id352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346" draw:start-glue-point="2" draw:end-shape="id353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348" draw:start-glue-point="2" draw:end-shape="id354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355" draw:start-glue-point="2" draw:end-shape="id346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355" draw:start-glue-point="2" draw:end-shape="id343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355" draw:start-glue-point="2" draw:end-shape="id348" draw:end-glue-point="0" svg:d="M11109 3348l10000 1730" svg:viewBox="0 0 10001 1731">
          <text:p/>
        </draw:connector>
        <draw:custom-shape draw:style-name="gr9" draw:text-style-name="P5" xml:id="id356" draw:id="id356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57" draw:id="id357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58" draw:id="id358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351" draw:start-glue-point="2" draw:end-shape="id356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350" draw:start-glue-point="2" draw:end-shape="id357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350" draw:start-glue-point="2" draw:end-shape="id358" draw:end-glue-point="0" svg:d="M11131 9849l1810 2329" svg:viewBox="0 0 1811 2330">
          <text:p/>
        </draw:connector>
        <draw:custom-shape draw:style-name="gr9" draw:text-style-name="P5" xml:id="id345" draw:id="id345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50" draw:id="id350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52" draw:id="id352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59" draw:id="id359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352" draw:start-glue-point="2" draw:end-shape="id359" draw:end-glue-point="0" svg:d="M21131 9850l-46 2328" svg:viewBox="0 0 47 2329">
          <text:p/>
        </draw:connector>
        <draw:custom-shape draw:style-name="gr12" draw:text-style-name="P5" xml:id="id360" draw:id="id360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350" draw:start-glue-point="2" draw:end-shape="id360" draw:end-glue-point="0" svg:d="M11131 9849l10 2329" svg:viewBox="0 0 11 2330">
          <text:p/>
        </draw:connector>
        <draw:custom-shape draw:style-name="gr8" draw:text-style-name="P5" xml:id="id373" draw:id="id373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64" draw:id="id364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61" draw:id="id361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66" draw:id="id366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62" draw:id="id362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69" draw:id="id369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65" draw:id="id365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71" draw:id="id371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67" draw:id="id367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72" draw:id="id372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0.809cm" svg:y1="19.348cm" svg:x2="-2.369cm" svg:y2="21.578cm" draw:start-shape="id361" draw:start-glue-point="2" draw:end-shape="id362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361" draw:start-glue-point="2" draw:end-shape="id363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364" draw:start-glue-point="2" draw:end-shape="id365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366" draw:start-glue-point="2" draw:end-shape="id367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364" draw:start-glue-point="2" draw:end-shape="id368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361" draw:start-glue-point="2" draw:end-shape="id369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366" draw:start-glue-point="2" draw:end-shape="id370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364" draw:start-glue-point="2" draw:end-shape="id371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366" draw:start-glue-point="2" draw:end-shape="id372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373" draw:start-glue-point="2" draw:end-shape="id364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373" draw:start-glue-point="2" draw:end-shape="id361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373" draw:start-glue-point="2" draw:end-shape="id366" draw:end-glue-point="0" svg:d="M11109 16348l10000 1730" svg:viewBox="0 0 10001 1731">
          <text:p/>
        </draw:connector>
        <draw:custom-shape draw:style-name="gr9" draw:text-style-name="P5" xml:id="id374" draw:id="id374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75" draw:id="id375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76" draw:id="id376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369" draw:start-glue-point="2" draw:end-shape="id374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368" draw:start-glue-point="2" draw:end-shape="id375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368" draw:start-glue-point="2" draw:end-shape="id376" draw:end-glue-point="0" svg:d="M11131 22849l1810 2329" svg:viewBox="0 0 1811 2330">
          <text:p/>
        </draw:connector>
        <draw:custom-shape draw:style-name="gr9" draw:text-style-name="P5" xml:id="id363" draw:id="id363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68" draw:id="id368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70" draw:id="id370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77" draw:id="id377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370" draw:start-glue-point="2" draw:end-shape="id377" draw:end-glue-point="0" svg:d="M21131 22850l-46 2328" svg:viewBox="0 0 47 2329">
          <text:p/>
        </draw:connector>
        <draw:custom-shape draw:style-name="gr12" draw:text-style-name="P5" xml:id="id378" draw:id="id378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368" draw:start-glue-point="2" draw:end-shape="id378" draw:end-glue-point="0" svg:d="M11131 22849l10 2329" svg:viewBox="0 0 11 2330">
          <text:p/>
        </draw:connector>
      </draw:page>
      <draw:page draw:name="page12" draw:style-name="dp1" draw:master-page-name="Default">
        <draw:custom-shape draw:style-name="gr8" draw:text-style-name="P5" xml:id="id391" draw:id="id391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2" draw:id="id382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79" draw:id="id379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4" draw:id="id384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380" draw:id="id380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87" draw:id="id387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83" draw:id="id383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89" draw:id="id389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85" draw:id="id385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90" draw:id="id390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0.809cm" svg:y1="6.348cm" svg:x2="-2.369cm" svg:y2="8.578cm" draw:start-shape="id379" draw:start-glue-point="2" draw:end-shape="id380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379" draw:start-glue-point="2" draw:end-shape="id381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382" draw:start-glue-point="2" draw:end-shape="id383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384" draw:start-glue-point="2" draw:end-shape="id385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382" draw:start-glue-point="2" draw:end-shape="id386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379" draw:start-glue-point="2" draw:end-shape="id387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384" draw:start-glue-point="2" draw:end-shape="id388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382" draw:start-glue-point="2" draw:end-shape="id389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384" draw:start-glue-point="2" draw:end-shape="id390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391" draw:start-glue-point="2" draw:end-shape="id382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391" draw:start-glue-point="2" draw:end-shape="id379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391" draw:start-glue-point="2" draw:end-shape="id384" draw:end-glue-point="0" svg:d="M11109 3348l10000 1730" svg:viewBox="0 0 10001 1731">
          <text:p/>
        </draw:connector>
        <draw:custom-shape draw:style-name="gr9" draw:text-style-name="P5" xml:id="id392" draw:id="id392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93" draw:id="id393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94" draw:id="id394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387" draw:start-glue-point="2" draw:end-shape="id392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386" draw:start-glue-point="2" draw:end-shape="id393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386" draw:start-glue-point="2" draw:end-shape="id394" draw:end-glue-point="0" svg:d="M11131 9849l1810 2329" svg:viewBox="0 0 1811 2330">
          <text:p/>
        </draw:connector>
        <draw:custom-shape draw:style-name="gr9" draw:text-style-name="P5" xml:id="id381" draw:id="id381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86" draw:id="id386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88" draw:id="id388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395" draw:id="id395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388" draw:start-glue-point="2" draw:end-shape="id395" draw:end-glue-point="0" svg:d="M21131 9850l-46 2328" svg:viewBox="0 0 47 2329">
          <text:p/>
        </draw:connector>
        <draw:custom-shape draw:style-name="gr12" draw:text-style-name="P5" xml:id="id396" draw:id="id396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386" draw:start-glue-point="2" draw:end-shape="id396" draw:end-glue-point="0" svg:d="M11131 9849l10 2329" svg:viewBox="0 0 11 2330">
          <text:p/>
        </draw:connector>
        <draw:custom-shape draw:style-name="gr8" draw:text-style-name="P5" xml:id="id409" draw:id="id409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00" draw:id="id400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97" draw:id="id397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02" draw:id="id402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398" draw:id="id398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05" draw:id="id405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01" draw:id="id401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07" draw:id="id407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03" draw:id="id403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08" draw:id="id408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397" draw:start-glue-point="2" draw:end-shape="id398" draw:end-glue-point="0" svg:d="M809 19348l-3178 2230" svg:viewBox="0 0 3179 2231">
          <text:p/>
        </draw:connector>
        <draw:connector draw:style-name="gr19" draw:text-style-name="P5" draw:layer="layout" draw:type="line" svg:x1="0.809cm" svg:y1="19.348cm" svg:x2="0.831cm" svg:y2="21.578cm" draw:start-shape="id397" draw:start-glue-point="2" draw:end-shape="id399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400" draw:start-glue-point="2" draw:end-shape="id401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402" draw:start-glue-point="2" draw:end-shape="id403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400" draw:start-glue-point="2" draw:end-shape="id404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397" draw:start-glue-point="2" draw:end-shape="id405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402" draw:start-glue-point="2" draw:end-shape="id406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400" draw:start-glue-point="2" draw:end-shape="id407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402" draw:start-glue-point="2" draw:end-shape="id408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409" draw:start-glue-point="2" draw:end-shape="id400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409" draw:start-glue-point="2" draw:end-shape="id397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409" draw:start-glue-point="2" draw:end-shape="id402" draw:end-glue-point="0" svg:d="M11109 16348l10000 1730" svg:viewBox="0 0 10001 1731">
          <text:p/>
        </draw:connector>
        <draw:custom-shape draw:style-name="gr9" draw:text-style-name="P5" xml:id="id410" draw:id="id410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11" draw:id="id411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412" draw:id="id412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405" draw:start-glue-point="2" draw:end-shape="id410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404" draw:start-glue-point="2" draw:end-shape="id411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404" draw:start-glue-point="2" draw:end-shape="id412" draw:end-glue-point="0" svg:d="M11131 22849l1810 2329" svg:viewBox="0 0 1811 2330">
          <text:p/>
        </draw:connector>
        <draw:custom-shape draw:style-name="gr9" draw:text-style-name="P5" xml:id="id399" draw:id="id399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04" draw:id="id404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06" draw:id="id406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13" draw:id="id413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406" draw:start-glue-point="2" draw:end-shape="id413" draw:end-glue-point="0" svg:d="M21131 22850l-46 2328" svg:viewBox="0 0 47 2329">
          <text:p/>
        </draw:connector>
        <draw:custom-shape draw:style-name="gr12" draw:text-style-name="P5" xml:id="id414" draw:id="id414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404" draw:start-glue-point="2" draw:end-shape="id414" draw:end-glue-point="0" svg:d="M11131 22849l10 2329" svg:viewBox="0 0 11 2330">
          <text:p/>
        </draw:connector>
      </draw:page>
      <draw:page draw:name="page13" draw:style-name="dp1" draw:master-page-name="Default">
        <draw:custom-shape draw:style-name="gr8" draw:text-style-name="P5" xml:id="id427" draw:id="id427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18" draw:id="id418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15" draw:id="id415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20" draw:id="id420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416" draw:id="id416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23" draw:id="id423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19" draw:id="id419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25" draw:id="id425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21" draw:id="id421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26" draw:id="id426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415" draw:start-glue-point="2" draw:end-shape="id416" draw:end-glue-point="0" svg:d="M809 6348l-3178 2230" svg:viewBox="0 0 3179 2231">
          <text:p/>
        </draw:connector>
        <draw:connector draw:style-name="gr19" draw:text-style-name="P5" draw:layer="layout" draw:type="line" svg:x1="0.809cm" svg:y1="6.348cm" svg:x2="0.831cm" svg:y2="8.578cm" draw:start-shape="id415" draw:start-glue-point="2" draw:end-shape="id417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418" draw:start-glue-point="2" draw:end-shape="id419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420" draw:start-glue-point="2" draw:end-shape="id421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418" draw:start-glue-point="2" draw:end-shape="id422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415" draw:start-glue-point="2" draw:end-shape="id423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420" draw:start-glue-point="2" draw:end-shape="id424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418" draw:start-glue-point="2" draw:end-shape="id425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420" draw:start-glue-point="2" draw:end-shape="id426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427" draw:start-glue-point="2" draw:end-shape="id418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427" draw:start-glue-point="2" draw:end-shape="id415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427" draw:start-glue-point="2" draw:end-shape="id420" draw:end-glue-point="0" svg:d="M11109 3348l10000 1730" svg:viewBox="0 0 10001 1731">
          <text:p/>
        </draw:connector>
        <draw:custom-shape draw:style-name="gr9" draw:text-style-name="P5" xml:id="id428" draw:id="id428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29" draw:id="id429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430" draw:id="id430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423" draw:start-glue-point="2" draw:end-shape="id428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422" draw:start-glue-point="2" draw:end-shape="id429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422" draw:start-glue-point="2" draw:end-shape="id430" draw:end-glue-point="0" svg:d="M11131 9849l1810 2329" svg:viewBox="0 0 1811 2330">
          <text:p/>
        </draw:connector>
        <draw:custom-shape draw:style-name="gr16" draw:text-style-name="P7" xml:id="id417" draw:id="id417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22" draw:id="id422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24" draw:id="id424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31" draw:id="id431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424" draw:start-glue-point="2" draw:end-shape="id431" draw:end-glue-point="0" svg:d="M21131 9850l-46 2328" svg:viewBox="0 0 47 2329">
          <text:p/>
        </draw:connector>
        <draw:custom-shape draw:style-name="gr12" draw:text-style-name="P5" xml:id="id432" draw:id="id432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422" draw:start-glue-point="2" draw:end-shape="id432" draw:end-glue-point="0" svg:d="M11131 9849l10 2329" svg:viewBox="0 0 11 2330">
          <text:p/>
        </draw:connector>
        <draw:custom-shape draw:style-name="gr8" draw:text-style-name="P5" xml:id="id445" draw:id="id445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36" draw:id="id436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33" draw:id="id433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38" draw:id="id438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434" draw:id="id434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41" draw:id="id441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37" draw:id="id437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43" draw:id="id443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39" draw:id="id439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44" draw:id="id444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433" draw:start-glue-point="2" draw:end-shape="id434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433" draw:start-glue-point="2" draw:end-shape="id435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436" draw:start-glue-point="2" draw:end-shape="id437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438" draw:start-glue-point="2" draw:end-shape="id439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436" draw:start-glue-point="2" draw:end-shape="id440" draw:end-glue-point="0" svg:d="M11109 19348l22 2231" svg:viewBox="0 0 23 2232">
          <text:p/>
        </draw:connector>
        <draw:connector draw:style-name="gr19" draw:text-style-name="P5" draw:layer="layout" draw:type="line" svg:x1="0.809cm" svg:y1="19.348cm" svg:x2="4.085cm" svg:y2="21.578cm" draw:start-shape="id433" draw:start-glue-point="2" draw:end-shape="id441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438" draw:start-glue-point="2" draw:end-shape="id442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436" draw:start-glue-point="2" draw:end-shape="id443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438" draw:start-glue-point="2" draw:end-shape="id444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445" draw:start-glue-point="2" draw:end-shape="id436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445" draw:start-glue-point="2" draw:end-shape="id433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445" draw:start-glue-point="2" draw:end-shape="id438" draw:end-glue-point="0" svg:d="M11109 16348l10000 1730" svg:viewBox="0 0 10001 1731">
          <text:p/>
        </draw:connector>
        <draw:custom-shape draw:style-name="gr9" draw:text-style-name="P5" xml:id="id446" draw:id="id446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47" draw:id="id447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448" draw:id="id448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441" draw:start-glue-point="2" draw:end-shape="id446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440" draw:start-glue-point="2" draw:end-shape="id447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440" draw:start-glue-point="2" draw:end-shape="id448" draw:end-glue-point="0" svg:d="M11131 22849l1810 2329" svg:viewBox="0 0 1811 2330">
          <text:p/>
        </draw:connector>
        <draw:custom-shape draw:style-name="gr16" draw:text-style-name="P7" xml:id="id435" draw:id="id435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40" draw:id="id440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42" draw:id="id442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49" draw:id="id449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442" draw:start-glue-point="2" draw:end-shape="id449" draw:end-glue-point="0" svg:d="M21131 22850l-46 2328" svg:viewBox="0 0 47 2329">
          <text:p/>
        </draw:connector>
        <draw:custom-shape draw:style-name="gr12" draw:text-style-name="P5" xml:id="id450" draw:id="id450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440" draw:start-glue-point="2" draw:end-shape="id450" draw:end-glue-point="0" svg:d="M11131 22849l10 2329" svg:viewBox="0 0 11 2330">
          <text:p/>
        </draw:connector>
      </draw:page>
      <draw:page draw:name="page14" draw:style-name="dp1" draw:master-page-name="Default">
        <draw:custom-shape draw:style-name="gr8" draw:text-style-name="P5" xml:id="id463" draw:id="id463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54" draw:id="id454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51" draw:id="id451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56" draw:id="id456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452" draw:id="id452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59" draw:id="id459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55" draw:id="id455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61" draw:id="id461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57" draw:id="id457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62" draw:id="id462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451" draw:start-glue-point="2" draw:end-shape="id452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451" draw:start-glue-point="2" draw:end-shape="id453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454" draw:start-glue-point="2" draw:end-shape="id455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456" draw:start-glue-point="2" draw:end-shape="id457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454" draw:start-glue-point="2" draw:end-shape="id458" draw:end-glue-point="0" svg:d="M11109 6348l22 2231" svg:viewBox="0 0 23 2232">
          <text:p/>
        </draw:connector>
        <draw:connector draw:style-name="gr19" draw:text-style-name="P5" draw:layer="layout" draw:type="line" svg:x1="0.809cm" svg:y1="6.348cm" svg:x2="4.085cm" svg:y2="8.578cm" draw:start-shape="id451" draw:start-glue-point="2" draw:end-shape="id459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456" draw:start-glue-point="2" draw:end-shape="id460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454" draw:start-glue-point="2" draw:end-shape="id461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456" draw:start-glue-point="2" draw:end-shape="id462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463" draw:start-glue-point="2" draw:end-shape="id454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463" draw:start-glue-point="2" draw:end-shape="id451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463" draw:start-glue-point="2" draw:end-shape="id456" draw:end-glue-point="0" svg:d="M11109 3348l10000 1730" svg:viewBox="0 0 10001 1731">
          <text:p/>
        </draw:connector>
        <draw:custom-shape draw:style-name="gr9" draw:text-style-name="P5" xml:id="id464" draw:id="id464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65" draw:id="id465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466" draw:id="id466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type="line" svg:x1="4.085cm" svg:y1="9.848cm" svg:x2="4.085cm" svg:y2="12.178cm" draw:start-shape="id459" draw:start-glue-point="2" draw:end-shape="id464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458" draw:start-glue-point="2" draw:end-shape="id465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458" draw:start-glue-point="2" draw:end-shape="id466" draw:end-glue-point="0" svg:d="M11131 9849l1810 2329" svg:viewBox="0 0 1811 2330">
          <text:p/>
        </draw:connector>
        <draw:custom-shape draw:style-name="gr16" draw:text-style-name="P7" xml:id="id453" draw:id="id453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58" draw:id="id458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60" draw:id="id460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67" draw:id="id467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460" draw:start-glue-point="2" draw:end-shape="id467" draw:end-glue-point="0" svg:d="M21131 9850l-46 2328" svg:viewBox="0 0 47 2329">
          <text:p/>
        </draw:connector>
        <draw:custom-shape draw:style-name="gr12" draw:text-style-name="P5" xml:id="id468" draw:id="id468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458" draw:start-glue-point="2" draw:end-shape="id468" draw:end-glue-point="0" svg:d="M11131 9849l10 2329" svg:viewBox="0 0 11 2330">
          <text:p/>
        </draw:connector>
        <draw:custom-shape draw:style-name="gr8" draw:text-style-name="P5" xml:id="id481" draw:id="id481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72" draw:id="id472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69" draw:id="id469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74" draw:id="id474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470" draw:id="id470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7" draw:id="id477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3" draw:id="id473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9" draw:id="id479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5" draw:id="id475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80" draw:id="id480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469" draw:start-glue-point="2" draw:end-shape="id470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469" draw:start-glue-point="2" draw:end-shape="id471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472" draw:start-glue-point="2" draw:end-shape="id473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474" draw:start-glue-point="2" draw:end-shape="id475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472" draw:start-glue-point="2" draw:end-shape="id476" draw:end-glue-point="0" svg:d="M11109 19348l22 2231" svg:viewBox="0 0 23 2232">
          <text:p/>
        </draw:connector>
        <draw:connector draw:style-name="gr19" draw:text-style-name="P5" draw:layer="layout" draw:type="line" svg:x1="0.809cm" svg:y1="19.348cm" svg:x2="4.085cm" svg:y2="21.578cm" draw:start-shape="id469" draw:start-glue-point="2" draw:end-shape="id477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474" draw:start-glue-point="2" draw:end-shape="id478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472" draw:start-glue-point="2" draw:end-shape="id479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474" draw:start-glue-point="2" draw:end-shape="id480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481" draw:start-glue-point="2" draw:end-shape="id472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481" draw:start-glue-point="2" draw:end-shape="id469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481" draw:start-glue-point="2" draw:end-shape="id474" draw:end-glue-point="0" svg:d="M11109 16348l10000 1730" svg:viewBox="0 0 10001 1731">
          <text:p/>
        </draw:connector>
        <draw:custom-shape draw:style-name="gr16" draw:text-style-name="P7" xml:id="id482" draw:id="id482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83" draw:id="id483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484" draw:id="id484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type="line" svg:x1="4.085cm" svg:y1="22.848cm" svg:x2="4.085cm" svg:y2="25.178cm" draw:start-shape="id477" draw:start-glue-point="2" draw:end-shape="id482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476" draw:start-glue-point="2" draw:end-shape="id483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476" draw:start-glue-point="2" draw:end-shape="id484" draw:end-glue-point="0" svg:d="M11131 22849l1810 2329" svg:viewBox="0 0 1811 2330">
          <text:p/>
        </draw:connector>
        <draw:custom-shape draw:style-name="gr16" draw:text-style-name="P7" xml:id="id471" draw:id="id471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6" draw:id="id476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78" draw:id="id478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85" draw:id="id485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478" draw:start-glue-point="2" draw:end-shape="id485" draw:end-glue-point="0" svg:d="M21131 22850l-46 2328" svg:viewBox="0 0 47 2329">
          <text:p/>
        </draw:connector>
        <draw:custom-shape draw:style-name="gr12" draw:text-style-name="P5" xml:id="id486" draw:id="id486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476" draw:start-glue-point="2" draw:end-shape="id486" draw:end-glue-point="0" svg:d="M11131 22849l10 2329" svg:viewBox="0 0 11 2330">
          <text:p/>
        </draw:connector>
      </draw:page>
      <draw:page draw:name="page15" draw:style-name="dp1" draw:master-page-name="Default">
        <draw:custom-shape draw:style-name="gr8" draw:text-style-name="P5" xml:id="id499" draw:id="id499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90" draw:id="id490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87" draw:id="id487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92" draw:id="id492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488" draw:id="id488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95" draw:id="id495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91" draw:id="id491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97" draw:id="id497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93" draw:id="id493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98" draw:id="id498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487" draw:start-glue-point="2" draw:end-shape="id488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487" draw:start-glue-point="2" draw:end-shape="id489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490" draw:start-glue-point="2" draw:end-shape="id491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492" draw:start-glue-point="2" draw:end-shape="id493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490" draw:start-glue-point="2" draw:end-shape="id494" draw:end-glue-point="0" svg:d="M11109 6348l22 2231" svg:viewBox="0 0 23 2232">
          <text:p/>
        </draw:connector>
        <draw:connector draw:style-name="gr19" draw:text-style-name="P5" draw:layer="layout" draw:type="line" svg:x1="0.809cm" svg:y1="6.348cm" svg:x2="4.085cm" svg:y2="8.578cm" draw:start-shape="id487" draw:start-glue-point="2" draw:end-shape="id495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492" draw:start-glue-point="2" draw:end-shape="id496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490" draw:start-glue-point="2" draw:end-shape="id497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492" draw:start-glue-point="2" draw:end-shape="id498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499" draw:start-glue-point="2" draw:end-shape="id490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499" draw:start-glue-point="2" draw:end-shape="id487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499" draw:start-glue-point="2" draw:end-shape="id492" draw:end-glue-point="0" svg:d="M11109 3348l10000 1730" svg:viewBox="0 0 10001 1731">
          <text:p/>
        </draw:connector>
        <draw:custom-shape draw:style-name="gr16" draw:text-style-name="P7" xml:id="id500" draw:id="id500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01" draw:id="id501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02" draw:id="id502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495" draw:start-glue-point="2" draw:end-shape="id500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494" draw:start-glue-point="2" draw:end-shape="id501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494" draw:start-glue-point="2" draw:end-shape="id502" draw:end-glue-point="0" svg:d="M11131 9849l1810 2329" svg:viewBox="0 0 1811 2330">
          <text:p/>
        </draw:connector>
        <draw:custom-shape draw:style-name="gr16" draw:text-style-name="P7" xml:id="id489" draw:id="id489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94" draw:id="id494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96" draw:id="id496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03" draw:id="id503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496" draw:start-glue-point="2" draw:end-shape="id503" draw:end-glue-point="0" svg:d="M21131 9850l-46 2328" svg:viewBox="0 0 47 2329">
          <text:p/>
        </draw:connector>
        <draw:custom-shape draw:style-name="gr12" draw:text-style-name="P5" xml:id="id504" draw:id="id504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494" draw:start-glue-point="2" draw:end-shape="id504" draw:end-glue-point="0" svg:d="M11131 9849l10 2329" svg:viewBox="0 0 11 2330">
          <text:p/>
        </draw:connector>
        <draw:custom-shape draw:style-name="gr8" draw:text-style-name="P5" xml:id="id517" draw:id="id517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08" draw:id="id508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05" draw:id="id505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10" draw:id="id510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06" draw:id="id506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13" draw:id="id513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09" draw:id="id509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15" draw:id="id515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11" draw:id="id511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16" draw:id="id516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505" draw:start-glue-point="2" draw:end-shape="id506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505" draw:start-glue-point="2" draw:end-shape="id507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508" draw:start-glue-point="2" draw:end-shape="id509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510" draw:start-glue-point="2" draw:end-shape="id511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508" draw:start-glue-point="2" draw:end-shape="id512" draw:end-glue-point="0" svg:d="M11109 19348l22 2231" svg:viewBox="0 0 23 2232">
          <text:p/>
        </draw:connector>
        <draw:connector draw:style-name="gr19" draw:text-style-name="P5" draw:layer="layout" draw:type="line" svg:x1="0.809cm" svg:y1="19.348cm" svg:x2="4.085cm" svg:y2="21.578cm" draw:start-shape="id505" draw:start-glue-point="2" draw:end-shape="id513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510" draw:start-glue-point="2" draw:end-shape="id514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508" draw:start-glue-point="2" draw:end-shape="id515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510" draw:start-glue-point="2" draw:end-shape="id516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517" draw:start-glue-point="2" draw:end-shape="id508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517" draw:start-glue-point="2" draw:end-shape="id505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517" draw:start-glue-point="2" draw:end-shape="id510" draw:end-glue-point="0" svg:d="M11109 16348l10000 1730" svg:viewBox="0 0 10001 1731">
          <text:p/>
        </draw:connector>
        <draw:custom-shape draw:style-name="gr16" draw:text-style-name="P7" xml:id="id518" draw:id="id518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19" draw:id="id519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20" draw:id="id520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513" draw:start-glue-point="2" draw:end-shape="id518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512" draw:start-glue-point="2" draw:end-shape="id519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512" draw:start-glue-point="2" draw:end-shape="id520" draw:end-glue-point="0" svg:d="M11131 22849l1810 2329" svg:viewBox="0 0 1811 2330">
          <text:p/>
        </draw:connector>
        <draw:custom-shape draw:style-name="gr16" draw:text-style-name="P7" xml:id="id507" draw:id="id507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12" draw:id="id512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14" draw:id="id514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21" draw:id="id521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514" draw:start-glue-point="2" draw:end-shape="id521" draw:end-glue-point="0" svg:d="M21131 22850l-46 2328" svg:viewBox="0 0 47 2329">
          <text:p/>
        </draw:connector>
        <draw:custom-shape draw:style-name="gr12" draw:text-style-name="P5" xml:id="id522" draw:id="id522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512" draw:start-glue-point="2" draw:end-shape="id522" draw:end-glue-point="0" svg:d="M11131 22849l10 2329" svg:viewBox="0 0 11 2330">
          <text:p/>
        </draw:connector>
      </draw:page>
      <draw:page draw:name="page16" draw:style-name="dp1" draw:master-page-name="Default">
        <draw:custom-shape draw:style-name="gr8" draw:text-style-name="P5" xml:id="id535" draw:id="id535" draw:layer="layout" svg:width="5.334cm" svg:height="1.27cm" svg:x="8.442cm" svg:y="1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26" draw:id="id526" draw:layer="layout" svg:width="5.334cm" svg:height="1.27cm" svg:x="8.442cm" svg:y="4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23" draw:id="id523" draw:layer="layout" svg:width="5.334cm" svg:height="1.27cm" svg:x="-1.858cm" svg:y="4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28" draw:id="id528" draw:layer="layout" svg:width="5.334cm" svg:height="1.27cm" svg:x="18.442cm" svg:y="4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24" draw:id="id524" draw:layer="layout" svg:width="2.779cm" svg:height="1.27cm" svg:x="-3.758cm" svg:y="7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31" draw:id="id531" draw:layer="layout" svg:width="2.779cm" svg:height="1.27cm" svg:x="2.696cm" svg:y="7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27" draw:id="id527" draw:layer="layout" svg:width="2.779cm" svg:height="1.27cm" svg:x="6.542cm" svg:y="7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33" draw:id="id533" draw:layer="layout" svg:width="2.779cm" svg:height="1.27cm" svg:x="12.796cm" svg:y="7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29" draw:id="id529" draw:layer="layout" svg:width="2.779cm" svg:height="1.27cm" svg:x="16.442cm" svg:y="7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34" draw:id="id534" draw:layer="layout" svg:width="2.779cm" svg:height="1.27cm" svg:x="22.696cm" svg:y="7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5.348cm" svg:x2="-2.369cm" svg:y2="7.578cm" draw:start-shape="id523" draw:start-glue-point="2" draw:end-shape="id524" draw:end-glue-point="0" svg:d="M809 5348l-3178 2230" svg:viewBox="0 0 3179 2231">
          <text:p/>
        </draw:connector>
        <draw:connector draw:style-name="gr10" draw:text-style-name="P5" draw:layer="layout" draw:type="line" svg:x1="0.809cm" svg:y1="5.348cm" svg:x2="0.831cm" svg:y2="7.578cm" draw:start-shape="id523" draw:start-glue-point="2" draw:end-shape="id525" draw:end-glue-point="0" svg:d="M809 5348l22 2230" svg:viewBox="0 0 23 2231">
          <text:p/>
        </draw:connector>
        <draw:connector draw:style-name="gr10" draw:text-style-name="P5" draw:layer="layout" draw:type="line" svg:x1="11.109cm" svg:y1="5.348cm" svg:x2="7.931cm" svg:y2="7.579cm" draw:start-shape="id526" draw:start-glue-point="2" draw:end-shape="id527" draw:end-glue-point="0" svg:d="M11109 5348l-3178 2231" svg:viewBox="0 0 3179 2232">
          <text:p/>
        </draw:connector>
        <draw:connector draw:style-name="gr10" draw:text-style-name="P5" draw:layer="layout" draw:type="line" svg:x1="21.109cm" svg:y1="5.348cm" svg:x2="17.831cm" svg:y2="7.58cm" draw:start-shape="id528" draw:start-glue-point="2" draw:end-shape="id529" draw:end-glue-point="0" svg:d="M21109 5348l-3278 2232" svg:viewBox="0 0 3279 2233">
          <text:p/>
        </draw:connector>
        <draw:connector draw:style-name="gr10" draw:text-style-name="P5" draw:layer="layout" draw:type="line" svg:x1="11.109cm" svg:y1="5.348cm" svg:x2="11.131cm" svg:y2="7.579cm" draw:start-shape="id526" draw:start-glue-point="2" draw:end-shape="id530" draw:end-glue-point="0" svg:d="M11109 5348l22 2231" svg:viewBox="0 0 23 2232">
          <text:p/>
        </draw:connector>
        <draw:connector draw:style-name="gr10" draw:text-style-name="P5" draw:layer="layout" draw:type="line" svg:x1="0.809cm" svg:y1="5.348cm" svg:x2="4.085cm" svg:y2="7.578cm" draw:start-shape="id523" draw:start-glue-point="2" draw:end-shape="id531" draw:end-glue-point="0" svg:d="M809 5348l3276 2230" svg:viewBox="0 0 3277 2231">
          <text:p/>
        </draw:connector>
        <draw:connector draw:style-name="gr10" draw:text-style-name="P5" draw:layer="layout" draw:type="line" svg:x1="21.109cm" svg:y1="5.348cm" svg:x2="21.131cm" svg:y2="7.58cm" draw:start-shape="id528" draw:start-glue-point="2" draw:end-shape="id532" draw:end-glue-point="0" svg:d="M21109 5348l22 2232" svg:viewBox="0 0 23 2233">
          <text:p/>
        </draw:connector>
        <draw:connector draw:style-name="gr10" draw:text-style-name="P5" draw:layer="layout" draw:type="line" svg:x1="11.109cm" svg:y1="5.348cm" svg:x2="14.185cm" svg:y2="7.579cm" draw:start-shape="id526" draw:start-glue-point="2" draw:end-shape="id533" draw:end-glue-point="0" svg:d="M11109 5348l3076 2231" svg:viewBox="0 0 3077 2232">
          <text:p/>
        </draw:connector>
        <draw:connector draw:style-name="gr10" draw:text-style-name="P5" draw:layer="layout" draw:type="line" svg:x1="21.109cm" svg:y1="5.348cm" svg:x2="24.085cm" svg:y2="7.58cm" draw:start-shape="id528" draw:start-glue-point="2" draw:end-shape="id534" draw:end-glue-point="0" svg:d="M21109 5348l2976 2232" svg:viewBox="0 0 2977 2233">
          <text:p/>
        </draw:connector>
        <draw:connector draw:style-name="gr10" draw:text-style-name="P5" draw:layer="layout" draw:type="line" svg:x1="11.109cm" svg:y1="2.348cm" svg:x2="11.109cm" svg:y2="4.078cm" draw:start-shape="id535" draw:start-glue-point="2" draw:end-shape="id526" draw:end-glue-point="0" svg:d="M11109 2348v1730" svg:viewBox="0 0 1 1731">
          <text:p/>
        </draw:connector>
        <draw:connector draw:style-name="gr19" draw:text-style-name="P5" draw:layer="layout" draw:type="line" svg:x1="11.109cm" svg:y1="2.348cm" svg:x2="0.809cm" svg:y2="4.078cm" draw:start-shape="id535" draw:start-glue-point="2" draw:end-shape="id523" draw:end-glue-point="0" svg:d="M11109 2348l-10300 1730" svg:viewBox="0 0 10301 1731">
          <text:p/>
        </draw:connector>
        <draw:connector draw:style-name="gr10" draw:text-style-name="P5" draw:layer="layout" draw:type="line" svg:x1="11.109cm" svg:y1="2.348cm" svg:x2="21.109cm" svg:y2="4.078cm" draw:start-shape="id535" draw:start-glue-point="2" draw:end-shape="id528" draw:end-glue-point="0" svg:d="M11109 2348l10000 1730" svg:viewBox="0 0 10001 1731">
          <text:p/>
        </draw:connector>
        <draw:custom-shape draw:style-name="gr16" draw:text-style-name="P7" xml:id="id536" draw:id="id536" draw:layer="layout" svg:width="2.779cm" svg:height="1.27cm" svg:x="2.696cm" svg:y="11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37" draw:id="id537" draw:layer="layout" svg:width="1.619cm" svg:height="1.27cm" svg:x="8.352cm" svg:y="11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38" draw:id="id538" draw:layer="layout" svg:width="1.29cm" svg:height="1.27cm" svg:x="12.296cm" svg:y="11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8.848cm" svg:x2="4.085cm" svg:y2="11.178cm" draw:start-shape="id531" draw:start-glue-point="2" draw:end-shape="id536" draw:end-glue-point="0" svg:d="M4085 8848v2330" svg:viewBox="0 0 1 2331">
          <text:p/>
        </draw:connector>
        <draw:connector draw:style-name="gr13" draw:text-style-name="P6" draw:layer="layout" draw:type="line" svg:x1="11.131cm" svg:y1="8.849cm" svg:x2="9.161cm" svg:y2="11.178cm" draw:start-shape="id530" draw:start-glue-point="2" draw:end-shape="id537" draw:end-glue-point="0" svg:d="M11131 8849l-1970 2329" svg:viewBox="0 0 1971 2330">
          <text:p/>
        </draw:connector>
        <draw:connector draw:style-name="gr13" draw:text-style-name="P6" draw:layer="layout" draw:type="line" svg:x1="11.131cm" svg:y1="8.849cm" svg:x2="12.941cm" svg:y2="11.178cm" draw:start-shape="id530" draw:start-glue-point="2" draw:end-shape="id538" draw:end-glue-point="0" svg:d="M11131 8849l1810 2329" svg:viewBox="0 0 1811 2330">
          <text:p/>
        </draw:connector>
        <draw:custom-shape draw:style-name="gr16" draw:text-style-name="P7" xml:id="id525" draw:id="id525" draw:layer="layout" svg:width="2.779cm" svg:height="1.27cm" svg:x="-0.558cm" svg:y="7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30" draw:id="id530" draw:layer="layout" svg:width="2.779cm" svg:height="1.27cm" svg:x="9.742cm" svg:y="7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32" draw:id="id532" draw:layer="layout" svg:width="2.779cm" svg:height="1.27cm" svg:x="19.742cm" svg:y="7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39" draw:id="id539" draw:layer="layout" svg:width="2.779cm" svg:height="1.27cm" svg:x="19.696cm" svg:y="11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8.85cm" svg:x2="21.085cm" svg:y2="11.178cm" draw:start-shape="id532" draw:start-glue-point="2" draw:end-shape="id539" draw:end-glue-point="0" svg:d="M21131 8850l-46 2328" svg:viewBox="0 0 47 2329">
          <text:p/>
        </draw:connector>
        <draw:custom-shape draw:style-name="gr12" draw:text-style-name="P5" xml:id="id540" draw:id="id540" draw:layer="layout" svg:width="1.29cm" svg:height="1.27cm" svg:x="10.496cm" svg:y="11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8.849cm" svg:x2="11.141cm" svg:y2="11.178cm" draw:start-shape="id530" draw:start-glue-point="2" draw:end-shape="id540" draw:end-glue-point="0" svg:d="M11131 8849l10 2329" svg:viewBox="0 0 11 2330">
          <text:p/>
        </draw:connector>
        <draw:custom-shape draw:style-name="gr8" draw:text-style-name="P5" xml:id="id553" draw:id="id553" draw:layer="layout" svg:width="5.334cm" svg:height="1.27cm" svg:x="8.442cm" svg:y="14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44" draw:id="id544" draw:layer="layout" svg:width="5.334cm" svg:height="1.27cm" svg:x="8.442cm" svg:y="17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41" draw:id="id541" draw:layer="layout" svg:width="5.334cm" svg:height="1.27cm" svg:x="-1.858cm" svg:y="17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46" draw:id="id546" draw:layer="layout" svg:width="5.334cm" svg:height="1.27cm" svg:x="18.442cm" svg:y="17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42" draw:id="id542" draw:layer="layout" svg:width="2.779cm" svg:height="1.27cm" svg:x="-3.758cm" svg:y="20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49" draw:id="id549" draw:layer="layout" svg:width="2.779cm" svg:height="1.27cm" svg:x="2.696cm" svg:y="20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45" draw:id="id545" draw:layer="layout" svg:width="2.779cm" svg:height="1.27cm" svg:x="6.542cm" svg:y="20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51" draw:id="id551" draw:layer="layout" svg:width="2.779cm" svg:height="1.27cm" svg:x="12.796cm" svg:y="20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47" draw:id="id547" draw:layer="layout" svg:width="2.779cm" svg:height="1.27cm" svg:x="16.442cm" svg:y="20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52" draw:id="id552" draw:layer="layout" svg:width="2.779cm" svg:height="1.27cm" svg:x="22.696cm" svg:y="20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8.348cm" svg:x2="-2.369cm" svg:y2="20.578cm" draw:start-shape="id541" draw:start-glue-point="2" draw:end-shape="id542" draw:end-glue-point="0" svg:d="M809 18348l-3178 2230" svg:viewBox="0 0 3179 2231">
          <text:p/>
        </draw:connector>
        <draw:connector draw:style-name="gr10" draw:text-style-name="P5" draw:layer="layout" draw:type="line" svg:x1="0.809cm" svg:y1="18.348cm" svg:x2="0.831cm" svg:y2="20.578cm" draw:start-shape="id541" draw:start-glue-point="2" draw:end-shape="id543" draw:end-glue-point="0" svg:d="M809 18348l22 2230" svg:viewBox="0 0 23 2231">
          <text:p/>
        </draw:connector>
        <draw:connector draw:style-name="gr10" draw:text-style-name="P5" draw:layer="layout" draw:type="line" svg:x1="11.109cm" svg:y1="18.348cm" svg:x2="7.931cm" svg:y2="20.579cm" draw:start-shape="id544" draw:start-glue-point="2" draw:end-shape="id545" draw:end-glue-point="0" svg:d="M11109 18348l-3178 2231" svg:viewBox="0 0 3179 2232">
          <text:p/>
        </draw:connector>
        <draw:connector draw:style-name="gr10" draw:text-style-name="P5" draw:layer="layout" draw:type="line" svg:x1="21.109cm" svg:y1="18.348cm" svg:x2="17.831cm" svg:y2="20.58cm" draw:start-shape="id546" draw:start-glue-point="2" draw:end-shape="id547" draw:end-glue-point="0" svg:d="M21109 18348l-3278 2232" svg:viewBox="0 0 3279 2233">
          <text:p/>
        </draw:connector>
        <draw:connector draw:style-name="gr10" draw:text-style-name="P5" draw:layer="layout" draw:type="line" svg:x1="11.109cm" svg:y1="18.348cm" svg:x2="11.131cm" svg:y2="20.579cm" draw:start-shape="id544" draw:start-glue-point="2" draw:end-shape="id548" draw:end-glue-point="0" svg:d="M11109 18348l22 2231" svg:viewBox="0 0 23 2232">
          <text:p/>
        </draw:connector>
        <draw:connector draw:style-name="gr10" draw:text-style-name="P5" draw:layer="layout" draw:type="line" svg:x1="0.809cm" svg:y1="18.348cm" svg:x2="4.085cm" svg:y2="20.578cm" draw:start-shape="id541" draw:start-glue-point="2" draw:end-shape="id549" draw:end-glue-point="0" svg:d="M809 18348l3276 2230" svg:viewBox="0 0 3277 2231">
          <text:p/>
        </draw:connector>
        <draw:connector draw:style-name="gr10" draw:text-style-name="P5" draw:layer="layout" draw:type="line" svg:x1="21.109cm" svg:y1="18.348cm" svg:x2="21.131cm" svg:y2="20.58cm" draw:start-shape="id546" draw:start-glue-point="2" draw:end-shape="id550" draw:end-glue-point="0" svg:d="M21109 18348l22 2232" svg:viewBox="0 0 23 2233">
          <text:p/>
        </draw:connector>
        <draw:connector draw:style-name="gr10" draw:text-style-name="P5" draw:layer="layout" draw:type="line" svg:x1="11.109cm" svg:y1="18.348cm" svg:x2="14.185cm" svg:y2="20.579cm" draw:start-shape="id544" draw:start-glue-point="2" draw:end-shape="id551" draw:end-glue-point="0" svg:d="M11109 18348l3076 2231" svg:viewBox="0 0 3077 2232">
          <text:p/>
        </draw:connector>
        <draw:connector draw:style-name="gr10" draw:text-style-name="P5" draw:layer="layout" draw:type="line" svg:x1="21.109cm" svg:y1="18.348cm" svg:x2="24.085cm" svg:y2="20.58cm" draw:start-shape="id546" draw:start-glue-point="2" draw:end-shape="id552" draw:end-glue-point="0" svg:d="M21109 18348l2976 2232" svg:viewBox="0 0 2977 2233">
          <text:p/>
        </draw:connector>
        <draw:connector draw:style-name="gr10" draw:text-style-name="P5" draw:layer="layout" draw:type="line" svg:x1="11.109cm" svg:y1="15.348cm" svg:x2="11.109cm" svg:y2="17.078cm" draw:start-shape="id553" draw:start-glue-point="2" draw:end-shape="id544" draw:end-glue-point="0" svg:d="M11109 15348v1730" svg:viewBox="0 0 1 1731">
          <text:p/>
        </draw:connector>
        <draw:connector draw:style-name="gr19" draw:text-style-name="P5" draw:layer="layout" draw:type="line" svg:x1="11.109cm" svg:y1="15.348cm" svg:x2="0.809cm" svg:y2="17.078cm" draw:start-shape="id553" draw:start-glue-point="2" draw:end-shape="id541" draw:end-glue-point="0" svg:d="M11109 15348l-10300 1730" svg:viewBox="0 0 10301 1731">
          <text:p/>
        </draw:connector>
        <draw:connector draw:style-name="gr10" draw:text-style-name="P5" draw:layer="layout" draw:type="line" svg:x1="11.109cm" svg:y1="15.348cm" svg:x2="21.109cm" svg:y2="17.078cm" draw:start-shape="id553" draw:start-glue-point="2" draw:end-shape="id546" draw:end-glue-point="0" svg:d="M11109 15348l10000 1730" svg:viewBox="0 0 10001 1731">
          <text:p/>
        </draw:connector>
        <draw:custom-shape draw:style-name="gr16" draw:text-style-name="P7" xml:id="id554" draw:id="id554" draw:layer="layout" svg:width="2.779cm" svg:height="1.27cm" svg:x="2.696cm" svg:y="24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55" draw:id="id555" draw:layer="layout" svg:width="1.619cm" svg:height="1.27cm" svg:x="8.352cm" svg:y="24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56" draw:id="id556" draw:layer="layout" svg:width="1.29cm" svg:height="1.27cm" svg:x="12.296cm" svg:y="24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1.848cm" svg:x2="4.085cm" svg:y2="24.178cm" draw:start-shape="id549" draw:start-glue-point="2" draw:end-shape="id554" draw:end-glue-point="0" svg:d="M4085 21848v2330" svg:viewBox="0 0 1 2331">
          <text:p/>
        </draw:connector>
        <draw:connector draw:style-name="gr13" draw:text-style-name="P6" draw:layer="layout" draw:type="line" svg:x1="11.131cm" svg:y1="21.849cm" svg:x2="9.161cm" svg:y2="24.178cm" draw:start-shape="id548" draw:start-glue-point="2" draw:end-shape="id555" draw:end-glue-point="0" svg:d="M11131 21849l-1970 2329" svg:viewBox="0 0 1971 2330">
          <text:p/>
        </draw:connector>
        <draw:connector draw:style-name="gr13" draw:text-style-name="P6" draw:layer="layout" draw:type="line" svg:x1="11.131cm" svg:y1="21.849cm" svg:x2="12.941cm" svg:y2="24.178cm" draw:start-shape="id548" draw:start-glue-point="2" draw:end-shape="id556" draw:end-glue-point="0" svg:d="M11131 21849l1810 2329" svg:viewBox="0 0 1811 2330">
          <text:p/>
        </draw:connector>
        <draw:custom-shape draw:style-name="gr16" draw:text-style-name="P7" xml:id="id543" draw:id="id543" draw:layer="layout" svg:width="2.779cm" svg:height="1.27cm" svg:x="-0.558cm" svg:y="20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48" draw:id="id548" draw:layer="layout" svg:width="2.779cm" svg:height="1.27cm" svg:x="9.742cm" svg:y="20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50" draw:id="id550" draw:layer="layout" svg:width="2.779cm" svg:height="1.27cm" svg:x="19.742cm" svg:y="20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57" draw:id="id557" draw:layer="layout" svg:width="2.779cm" svg:height="1.27cm" svg:x="19.696cm" svg:y="24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1.85cm" svg:x2="21.085cm" svg:y2="24.178cm" draw:start-shape="id550" draw:start-glue-point="2" draw:end-shape="id557" draw:end-glue-point="0" svg:d="M21131 21850l-46 2328" svg:viewBox="0 0 47 2329">
          <text:p/>
        </draw:connector>
        <draw:custom-shape draw:style-name="gr12" draw:text-style-name="P5" xml:id="id558" draw:id="id558" draw:layer="layout" svg:width="1.29cm" svg:height="1.27cm" svg:x="10.496cm" svg:y="24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1.849cm" svg:x2="11.141cm" svg:y2="24.178cm" draw:start-shape="id548" draw:start-glue-point="2" draw:end-shape="id558" draw:end-glue-point="0" svg:d="M11131 21849l10 2329" svg:viewBox="0 0 11 2330">
          <text:p/>
        </draw:connector>
      </draw:page>
      <draw:page draw:name="page17" draw:style-name="dp1" draw:master-page-name="Default">
        <draw:custom-shape draw:style-name="gr8" draw:text-style-name="P5" xml:id="id571" draw:id="id571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62" draw:id="id562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59" draw:id="id559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64" draw:id="id564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60" draw:id="id560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67" draw:id="id567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3" draw:id="id563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9" draw:id="id569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5" draw:id="id565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70" draw:id="id570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559" draw:start-glue-point="2" draw:end-shape="id560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559" draw:start-glue-point="2" draw:end-shape="id561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562" draw:start-glue-point="2" draw:end-shape="id563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564" draw:start-glue-point="2" draw:end-shape="id565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562" draw:start-glue-point="2" draw:end-shape="id566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559" draw:start-glue-point="2" draw:end-shape="id567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564" draw:start-glue-point="2" draw:end-shape="id568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562" draw:start-glue-point="2" draw:end-shape="id569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564" draw:start-glue-point="2" draw:end-shape="id570" draw:end-glue-point="0" svg:d="M21109 6348l2976 2232" svg:viewBox="0 0 2977 2233">
          <text:p/>
        </draw:connector>
        <draw:connector draw:style-name="gr19" draw:text-style-name="P5" draw:layer="layout" draw:type="line" svg:x1="11.109cm" svg:y1="3.348cm" svg:x2="11.109cm" svg:y2="5.078cm" draw:start-shape="id571" draw:start-glue-point="2" draw:end-shape="id562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571" draw:start-glue-point="2" draw:end-shape="id559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571" draw:start-glue-point="2" draw:end-shape="id564" draw:end-glue-point="0" svg:d="M11109 3348l10000 1730" svg:viewBox="0 0 10001 1731">
          <text:p/>
        </draw:connector>
        <draw:custom-shape draw:style-name="gr16" draw:text-style-name="P7" xml:id="id572" draw:id="id572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73" draw:id="id573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74" draw:id="id574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567" draw:start-glue-point="2" draw:end-shape="id572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566" draw:start-glue-point="2" draw:end-shape="id573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566" draw:start-glue-point="2" draw:end-shape="id574" draw:end-glue-point="0" svg:d="M11131 9849l1810 2329" svg:viewBox="0 0 1811 2330">
          <text:p/>
        </draw:connector>
        <draw:custom-shape draw:style-name="gr16" draw:text-style-name="P7" xml:id="id561" draw:id="id561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6" draw:id="id566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68" draw:id="id568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75" draw:id="id575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568" draw:start-glue-point="2" draw:end-shape="id575" draw:end-glue-point="0" svg:d="M21131 9850l-46 2328" svg:viewBox="0 0 47 2329">
          <text:p/>
        </draw:connector>
        <draw:custom-shape draw:style-name="gr12" draw:text-style-name="P5" xml:id="id576" draw:id="id576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566" draw:start-glue-point="2" draw:end-shape="id576" draw:end-glue-point="0" svg:d="M11131 9849l10 2329" svg:viewBox="0 0 11 2330">
          <text:p/>
        </draw:connector>
        <draw:custom-shape draw:style-name="gr8" draw:text-style-name="P5" xml:id="id589" draw:id="id589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80" draw:id="id580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77" draw:id="id577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82" draw:id="id582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78" draw:id="id578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85" draw:id="id585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81" draw:id="id581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87" draw:id="id587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83" draw:id="id583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88" draw:id="id588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577" draw:start-glue-point="2" draw:end-shape="id578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577" draw:start-glue-point="2" draw:end-shape="id579" draw:end-glue-point="0" svg:d="M809 19348l22 2230" svg:viewBox="0 0 23 2231">
          <text:p/>
        </draw:connector>
        <draw:connector draw:style-name="gr19" draw:text-style-name="P5" draw:layer="layout" draw:type="line" svg:x1="11.109cm" svg:y1="19.348cm" svg:x2="7.931cm" svg:y2="21.579cm" draw:start-shape="id580" draw:start-glue-point="2" draw:end-shape="id581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582" draw:start-glue-point="2" draw:end-shape="id583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580" draw:start-glue-point="2" draw:end-shape="id584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577" draw:start-glue-point="2" draw:end-shape="id585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582" draw:start-glue-point="2" draw:end-shape="id586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580" draw:start-glue-point="2" draw:end-shape="id587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582" draw:start-glue-point="2" draw:end-shape="id588" draw:end-glue-point="0" svg:d="M21109 19348l2976 2232" svg:viewBox="0 0 2977 2233">
          <text:p/>
        </draw:connector>
        <draw:connector draw:style-name="gr19" draw:text-style-name="P5" draw:layer="layout" draw:type="line" svg:x1="11.109cm" svg:y1="16.348cm" svg:x2="11.109cm" svg:y2="18.078cm" draw:start-shape="id589" draw:start-glue-point="2" draw:end-shape="id580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589" draw:start-glue-point="2" draw:end-shape="id577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589" draw:start-glue-point="2" draw:end-shape="id582" draw:end-glue-point="0" svg:d="M11109 16348l10000 1730" svg:viewBox="0 0 10001 1731">
          <text:p/>
        </draw:connector>
        <draw:custom-shape draw:style-name="gr16" draw:text-style-name="P7" xml:id="id590" draw:id="id590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91" draw:id="id591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592" draw:id="id592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22.848cm" svg:x2="4.085cm" svg:y2="25.178cm" draw:start-shape="id585" draw:start-glue-point="2" draw:end-shape="id590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584" draw:start-glue-point="2" draw:end-shape="id591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584" draw:start-glue-point="2" draw:end-shape="id592" draw:end-glue-point="0" svg:d="M11131 22849l1810 2329" svg:viewBox="0 0 1811 2330">
          <text:p/>
        </draw:connector>
        <draw:custom-shape draw:style-name="gr16" draw:text-style-name="P7" xml:id="id579" draw:id="id579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84" draw:id="id584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86" draw:id="id586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93" draw:id="id593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586" draw:start-glue-point="2" draw:end-shape="id593" draw:end-glue-point="0" svg:d="M21131 22850l-46 2328" svg:viewBox="0 0 47 2329">
          <text:p/>
        </draw:connector>
        <draw:custom-shape draw:style-name="gr12" draw:text-style-name="P5" xml:id="id594" draw:id="id594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584" draw:start-glue-point="2" draw:end-shape="id594" draw:end-glue-point="0" svg:d="M11131 22849l10 2329" svg:viewBox="0 0 11 2330">
          <text:p/>
        </draw:connector>
      </draw:page>
      <draw:page draw:name="page18" draw:style-name="dp1" draw:master-page-name="Default">
        <draw:custom-shape draw:style-name="gr8" draw:text-style-name="P5" xml:id="id607" draw:id="id607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598" draw:id="id598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595" draw:id="id595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00" draw:id="id600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96" draw:id="id596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603" draw:id="id603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99" draw:id="id599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05" draw:id="id605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01" draw:id="id601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06" draw:id="id606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595" draw:start-glue-point="2" draw:end-shape="id596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595" draw:start-glue-point="2" draw:end-shape="id597" draw:end-glue-point="0" svg:d="M809 6348l22 2230" svg:viewBox="0 0 23 2231">
          <text:p/>
        </draw:connector>
        <draw:connector draw:style-name="gr19" draw:text-style-name="P5" draw:layer="layout" draw:type="line" svg:x1="11.109cm" svg:y1="6.348cm" svg:x2="7.931cm" svg:y2="8.579cm" draw:start-shape="id598" draw:start-glue-point="2" draw:end-shape="id599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600" draw:start-glue-point="2" draw:end-shape="id601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598" draw:start-glue-point="2" draw:end-shape="id602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595" draw:start-glue-point="2" draw:end-shape="id603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600" draw:start-glue-point="2" draw:end-shape="id604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598" draw:start-glue-point="2" draw:end-shape="id605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600" draw:start-glue-point="2" draw:end-shape="id606" draw:end-glue-point="0" svg:d="M21109 6348l2976 2232" svg:viewBox="0 0 2977 2233">
          <text:p/>
        </draw:connector>
        <draw:connector draw:style-name="gr19" draw:text-style-name="P5" draw:layer="layout" draw:type="line" svg:x1="11.109cm" svg:y1="3.348cm" svg:x2="11.109cm" svg:y2="5.078cm" draw:start-shape="id607" draw:start-glue-point="2" draw:end-shape="id598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607" draw:start-glue-point="2" draw:end-shape="id595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607" draw:start-glue-point="2" draw:end-shape="id600" draw:end-glue-point="0" svg:d="M11109 3348l10000 1730" svg:viewBox="0 0 10001 1731">
          <text:p/>
        </draw:connector>
        <draw:custom-shape draw:style-name="gr16" draw:text-style-name="P7" xml:id="id608" draw:id="id608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09" draw:id="id609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10" draw:id="id610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4.085cm" svg:y1="9.848cm" svg:x2="4.085cm" svg:y2="12.178cm" draw:start-shape="id603" draw:start-glue-point="2" draw:end-shape="id608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602" draw:start-glue-point="2" draw:end-shape="id609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602" draw:start-glue-point="2" draw:end-shape="id610" draw:end-glue-point="0" svg:d="M11131 9849l1810 2329" svg:viewBox="0 0 1811 2330">
          <text:p/>
        </draw:connector>
        <draw:custom-shape draw:style-name="gr16" draw:text-style-name="P7" xml:id="id597" draw:id="id597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02" draw:id="id602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04" draw:id="id604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11" draw:id="id611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604" draw:start-glue-point="2" draw:end-shape="id611" draw:end-glue-point="0" svg:d="M21131 9850l-46 2328" svg:viewBox="0 0 47 2329">
          <text:p/>
        </draw:connector>
        <draw:custom-shape draw:style-name="gr12" draw:text-style-name="P5" xml:id="id612" draw:id="id612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602" draw:start-glue-point="2" draw:end-shape="id612" draw:end-glue-point="0" svg:d="M11131 9849l10 2329" svg:viewBox="0 0 11 2330">
          <text:p/>
        </draw:connector>
        <draw:custom-shape draw:style-name="gr8" draw:text-style-name="P5" xml:id="id625" draw:id="id625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16" draw:id="id616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13" draw:id="id613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18" draw:id="id618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14" draw:id="id614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21" draw:id="id621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17" draw:id="id617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23" draw:id="id623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19" draw:id="id619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24" draw:id="id624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613" draw:start-glue-point="2" draw:end-shape="id614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613" draw:start-glue-point="2" draw:end-shape="id615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616" draw:start-glue-point="2" draw:end-shape="id617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618" draw:start-glue-point="2" draw:end-shape="id619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616" draw:start-glue-point="2" draw:end-shape="id620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613" draw:start-glue-point="2" draw:end-shape="id621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618" draw:start-glue-point="2" draw:end-shape="id622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616" draw:start-glue-point="2" draw:end-shape="id623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618" draw:start-glue-point="2" draw:end-shape="id624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625" draw:start-glue-point="2" draw:end-shape="id616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625" draw:start-glue-point="2" draw:end-shape="id613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625" draw:start-glue-point="2" draw:end-shape="id618" draw:end-glue-point="0" svg:d="M11109 16348l10000 1730" svg:viewBox="0 0 10001 1731">
          <text:p/>
        </draw:connector>
        <draw:custom-shape draw:style-name="gr9" draw:text-style-name="P5" xml:id="id626" draw:id="id626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27" draw:id="id627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28" draw:id="id628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621" draw:start-glue-point="2" draw:end-shape="id626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620" draw:start-glue-point="2" draw:end-shape="id627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620" draw:start-glue-point="2" draw:end-shape="id628" draw:end-glue-point="0" svg:d="M11131 22849l1810 2329" svg:viewBox="0 0 1811 2330">
          <text:p/>
        </draw:connector>
        <draw:custom-shape draw:style-name="gr9" draw:text-style-name="P5" xml:id="id615" draw:id="id615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20" draw:id="id620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22" draw:id="id622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29" draw:id="id629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622" draw:start-glue-point="2" draw:end-shape="id629" draw:end-glue-point="0" svg:d="M21131 22850l-46 2328" svg:viewBox="0 0 47 2329">
          <text:p/>
        </draw:connector>
        <draw:custom-shape draw:style-name="gr12" draw:text-style-name="P5" xml:id="id630" draw:id="id630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620" draw:start-glue-point="2" draw:end-shape="id630" draw:end-glue-point="0" svg:d="M11131 22849l10 2329" svg:viewBox="0 0 11 2330">
          <text:p/>
        </draw:connector>
      </draw:page>
      <draw:page draw:name="page19" draw:style-name="dp1" draw:master-page-name="Default">
        <draw:custom-shape draw:style-name="gr15" draw:text-style-name="P7" xml:id="id643" draw:id="id643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34" draw:id="id634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31" draw:id="id631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36" draw:id="id636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32" draw:id="id632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39" draw:id="id639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35" draw:id="id635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41" draw:id="id641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37" draw:id="id637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42" draw:id="id642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631" draw:start-glue-point="2" draw:end-shape="id632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631" draw:start-glue-point="2" draw:end-shape="id633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634" draw:start-glue-point="2" draw:end-shape="id635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636" draw:start-glue-point="2" draw:end-shape="id637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634" draw:start-glue-point="2" draw:end-shape="id638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631" draw:start-glue-point="2" draw:end-shape="id639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636" draw:start-glue-point="2" draw:end-shape="id640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634" draw:start-glue-point="2" draw:end-shape="id641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636" draw:start-glue-point="2" draw:end-shape="id642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643" draw:start-glue-point="2" draw:end-shape="id634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643" draw:start-glue-point="2" draw:end-shape="id631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643" draw:start-glue-point="2" draw:end-shape="id636" draw:end-glue-point="0" svg:d="M11109 3348l10000 1730" svg:viewBox="0 0 10001 1731">
          <text:p/>
        </draw:connector>
        <draw:custom-shape draw:style-name="gr9" draw:text-style-name="P5" xml:id="id644" draw:id="id644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45" draw:id="id645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46" draw:id="id646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9.848cm" svg:x2="4.085cm" svg:y2="12.178cm" draw:start-shape="id639" draw:start-glue-point="2" draw:end-shape="id644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638" draw:start-glue-point="2" draw:end-shape="id645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638" draw:start-glue-point="2" draw:end-shape="id646" draw:end-glue-point="0" svg:d="M11131 9849l1810 2329" svg:viewBox="0 0 1811 2330">
          <text:p/>
        </draw:connector>
        <draw:custom-shape draw:style-name="gr9" draw:text-style-name="P5" xml:id="id633" draw:id="id633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38" draw:id="id638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40" draw:id="id640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47" draw:id="id647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640" draw:start-glue-point="2" draw:end-shape="id647" draw:end-glue-point="0" svg:d="M21131 9850l-46 2328" svg:viewBox="0 0 47 2329">
          <text:p/>
        </draw:connector>
        <draw:custom-shape draw:style-name="gr12" draw:text-style-name="P5" xml:id="id648" draw:id="id648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638" draw:start-glue-point="2" draw:end-shape="id648" draw:end-glue-point="0" svg:d="M11131 9849l10 2329" svg:viewBox="0 0 11 2330">
          <text:p/>
        </draw:connector>
        <draw:custom-shape draw:style-name="gr15" draw:text-style-name="P7" xml:id="id661" draw:id="id661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52" draw:id="id652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49" draw:id="id649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54" draw:id="id654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0" draw:id="id650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7" draw:id="id657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3" draw:id="id653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9" draw:id="id659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5" draw:id="id655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60" draw:id="id660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649" draw:start-glue-point="2" draw:end-shape="id650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649" draw:start-glue-point="2" draw:end-shape="id651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652" draw:start-glue-point="2" draw:end-shape="id653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654" draw:start-glue-point="2" draw:end-shape="id655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652" draw:start-glue-point="2" draw:end-shape="id656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649" draw:start-glue-point="2" draw:end-shape="id657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654" draw:start-glue-point="2" draw:end-shape="id658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652" draw:start-glue-point="2" draw:end-shape="id659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654" draw:start-glue-point="2" draw:end-shape="id660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661" draw:start-glue-point="2" draw:end-shape="id652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661" draw:start-glue-point="2" draw:end-shape="id649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661" draw:start-glue-point="2" draw:end-shape="id654" draw:end-glue-point="0" svg:d="M11109 16348l10000 1730" svg:viewBox="0 0 10001 1731">
          <text:p/>
        </draw:connector>
        <draw:custom-shape draw:style-name="gr9" draw:text-style-name="P5" xml:id="id662" draw:id="id662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63" draw:id="id663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64" draw:id="id664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657" draw:start-glue-point="2" draw:end-shape="id662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656" draw:start-glue-point="2" draw:end-shape="id663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656" draw:start-glue-point="2" draw:end-shape="id664" draw:end-glue-point="0" svg:d="M11131 22849l1810 2329" svg:viewBox="0 0 1811 2330">
          <text:p/>
        </draw:connector>
        <draw:custom-shape draw:style-name="gr9" draw:text-style-name="P5" xml:id="id651" draw:id="id651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6" draw:id="id656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58" draw:id="id658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65" draw:id="id665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658" draw:start-glue-point="2" draw:end-shape="id665" draw:end-glue-point="0" svg:d="M21131 22850l-46 2328" svg:viewBox="0 0 47 2329">
          <text:p/>
        </draw:connector>
        <draw:custom-shape draw:style-name="gr12" draw:text-style-name="P5" xml:id="id666" draw:id="id666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656" draw:start-glue-point="2" draw:end-shape="id666" draw:end-glue-point="0" svg:d="M11131 22849l10 2329" svg:viewBox="0 0 11 2330">
          <text:p/>
        </draw:connector>
      </draw:page>
      <draw:page draw:name="page20" draw:style-name="dp1" draw:master-page-name="Default">
        <draw:custom-shape draw:style-name="gr15" draw:text-style-name="P7" xml:id="id679" draw:id="id679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70" draw:id="id670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667" draw:id="id667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72" draw:id="id672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68" draw:id="id668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75" draw:id="id675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71" draw:id="id671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77" draw:id="id677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73" draw:id="id673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78" draw:id="id678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667" draw:start-glue-point="2" draw:end-shape="id668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667" draw:start-glue-point="2" draw:end-shape="id669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670" draw:start-glue-point="2" draw:end-shape="id671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672" draw:start-glue-point="2" draw:end-shape="id673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670" draw:start-glue-point="2" draw:end-shape="id674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667" draw:start-glue-point="2" draw:end-shape="id675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672" draw:start-glue-point="2" draw:end-shape="id676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670" draw:start-glue-point="2" draw:end-shape="id677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672" draw:start-glue-point="2" draw:end-shape="id678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679" draw:start-glue-point="2" draw:end-shape="id670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679" draw:start-glue-point="2" draw:end-shape="id667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679" draw:start-glue-point="2" draw:end-shape="id672" draw:end-glue-point="0" svg:d="M11109 3348l10000 1730" svg:viewBox="0 0 10001 1731">
          <text:p/>
        </draw:connector>
        <draw:custom-shape draw:style-name="gr9" draw:text-style-name="P5" xml:id="id680" draw:id="id680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81" draw:id="id681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82" draw:id="id682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9.848cm" svg:x2="4.085cm" svg:y2="12.178cm" draw:start-shape="id675" draw:start-glue-point="2" draw:end-shape="id680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674" draw:start-glue-point="2" draw:end-shape="id681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674" draw:start-glue-point="2" draw:end-shape="id682" draw:end-glue-point="0" svg:d="M11131 9849l1810 2329" svg:viewBox="0 0 1811 2330">
          <text:p/>
        </draw:connector>
        <draw:custom-shape draw:style-name="gr9" draw:text-style-name="P5" xml:id="id669" draw:id="id669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74" draw:id="id674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76" draw:id="id676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83" draw:id="id683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676" draw:start-glue-point="2" draw:end-shape="id683" draw:end-glue-point="0" svg:d="M21131 9850l-46 2328" svg:viewBox="0 0 47 2329">
          <text:p/>
        </draw:connector>
        <draw:custom-shape draw:style-name="gr12" draw:text-style-name="P5" xml:id="id684" draw:id="id684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674" draw:start-glue-point="2" draw:end-shape="id684" draw:end-glue-point="0" svg:d="M11131 9849l10 2329" svg:viewBox="0 0 11 2330">
          <text:p/>
        </draw:connector>
        <draw:custom-shape draw:style-name="gr15" draw:text-style-name="P7" xml:id="id697" draw:id="id697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88" draw:id="id688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685" draw:id="id685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90" draw:id="id690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86" draw:id="id686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93" draw:id="id693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89" draw:id="id689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95" draw:id="id695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91" draw:id="id691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96" draw:id="id696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0.809cm" svg:y1="19.348cm" svg:x2="-2.369cm" svg:y2="21.578cm" draw:start-shape="id685" draw:start-glue-point="2" draw:end-shape="id686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685" draw:start-glue-point="2" draw:end-shape="id687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688" draw:start-glue-point="2" draw:end-shape="id689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690" draw:start-glue-point="2" draw:end-shape="id691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688" draw:start-glue-point="2" draw:end-shape="id692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685" draw:start-glue-point="2" draw:end-shape="id693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690" draw:start-glue-point="2" draw:end-shape="id694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688" draw:start-glue-point="2" draw:end-shape="id695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690" draw:start-glue-point="2" draw:end-shape="id696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697" draw:start-glue-point="2" draw:end-shape="id688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697" draw:start-glue-point="2" draw:end-shape="id685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697" draw:start-glue-point="2" draw:end-shape="id690" draw:end-glue-point="0" svg:d="M11109 16348l10000 1730" svg:viewBox="0 0 10001 1731">
          <text:p/>
        </draw:connector>
        <draw:custom-shape draw:style-name="gr9" draw:text-style-name="P5" xml:id="id698" draw:id="id698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699" draw:id="id699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00" draw:id="id700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693" draw:start-glue-point="2" draw:end-shape="id698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692" draw:start-glue-point="2" draw:end-shape="id699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692" draw:start-glue-point="2" draw:end-shape="id700" draw:end-glue-point="0" svg:d="M11131 22849l1810 2329" svg:viewBox="0 0 1811 2330">
          <text:p/>
        </draw:connector>
        <draw:custom-shape draw:style-name="gr9" draw:text-style-name="P5" xml:id="id687" draw:id="id687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92" draw:id="id692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694" draw:id="id694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01" draw:id="id701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694" draw:start-glue-point="2" draw:end-shape="id701" draw:end-glue-point="0" svg:d="M21131 22850l-46 2328" svg:viewBox="0 0 47 2329">
          <text:p/>
        </draw:connector>
        <draw:custom-shape draw:style-name="gr12" draw:text-style-name="P5" xml:id="id702" draw:id="id702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692" draw:start-glue-point="2" draw:end-shape="id702" draw:end-glue-point="0" svg:d="M11131 22849l10 2329" svg:viewBox="0 0 11 2330">
          <text:p/>
        </draw:connector>
      </draw:page>
      <draw:page draw:name="page21" draw:style-name="dp1" draw:master-page-name="Default">
        <draw:custom-shape draw:style-name="gr15" draw:text-style-name="P7" xml:id="id715" draw:id="id715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06" draw:id="id706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703" draw:id="id703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08" draw:id="id708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04" draw:id="id704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11" draw:id="id711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07" draw:id="id707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13" draw:id="id713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09" draw:id="id709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14" draw:id="id714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0.809cm" svg:y1="6.348cm" svg:x2="-2.369cm" svg:y2="8.578cm" draw:start-shape="id703" draw:start-glue-point="2" draw:end-shape="id704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703" draw:start-glue-point="2" draw:end-shape="id705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706" draw:start-glue-point="2" draw:end-shape="id707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708" draw:start-glue-point="2" draw:end-shape="id709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706" draw:start-glue-point="2" draw:end-shape="id710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703" draw:start-glue-point="2" draw:end-shape="id711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708" draw:start-glue-point="2" draw:end-shape="id712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706" draw:start-glue-point="2" draw:end-shape="id713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708" draw:start-glue-point="2" draw:end-shape="id714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715" draw:start-glue-point="2" draw:end-shape="id706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715" draw:start-glue-point="2" draw:end-shape="id703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715" draw:start-glue-point="2" draw:end-shape="id708" draw:end-glue-point="0" svg:d="M11109 3348l10000 1730" svg:viewBox="0 0 10001 1731">
          <text:p/>
        </draw:connector>
        <draw:custom-shape draw:style-name="gr9" draw:text-style-name="P5" xml:id="id716" draw:id="id716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717" draw:id="id717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18" draw:id="id718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9.848cm" svg:x2="4.085cm" svg:y2="12.178cm" draw:start-shape="id711" draw:start-glue-point="2" draw:end-shape="id716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710" draw:start-glue-point="2" draw:end-shape="id717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710" draw:start-glue-point="2" draw:end-shape="id718" draw:end-glue-point="0" svg:d="M11131 9849l1810 2329" svg:viewBox="0 0 1811 2330">
          <text:p/>
        </draw:connector>
        <draw:custom-shape draw:style-name="gr9" draw:text-style-name="P5" xml:id="id705" draw:id="id705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10" draw:id="id710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12" draw:id="id712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19" draw:id="id719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712" draw:start-glue-point="2" draw:end-shape="id719" draw:end-glue-point="0" svg:d="M21131 9850l-46 2328" svg:viewBox="0 0 47 2329">
          <text:p/>
        </draw:connector>
        <draw:custom-shape draw:style-name="gr12" draw:text-style-name="P5" xml:id="id720" draw:id="id720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710" draw:start-glue-point="2" draw:end-shape="id720" draw:end-glue-point="0" svg:d="M11131 9849l10 2329" svg:viewBox="0 0 11 2330">
          <text:p/>
        </draw:connector>
        <draw:custom-shape draw:style-name="gr15" draw:text-style-name="P7" xml:id="id733" draw:id="id733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24" draw:id="id724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721" draw:id="id721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26" draw:id="id726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22" draw:id="id722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29" draw:id="id729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25" draw:id="id725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31" draw:id="id731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27" draw:id="id727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32" draw:id="id732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721" draw:start-glue-point="2" draw:end-shape="id722" draw:end-glue-point="0" svg:d="M809 19348l-3178 2230" svg:viewBox="0 0 3179 2231">
          <text:p/>
        </draw:connector>
        <draw:connector draw:style-name="gr19" draw:text-style-name="P5" draw:layer="layout" draw:type="line" svg:x1="0.809cm" svg:y1="19.348cm" svg:x2="0.831cm" svg:y2="21.578cm" draw:start-shape="id721" draw:start-glue-point="2" draw:end-shape="id723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724" draw:start-glue-point="2" draw:end-shape="id725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726" draw:start-glue-point="2" draw:end-shape="id727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724" draw:start-glue-point="2" draw:end-shape="id728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721" draw:start-glue-point="2" draw:end-shape="id729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726" draw:start-glue-point="2" draw:end-shape="id730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724" draw:start-glue-point="2" draw:end-shape="id731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726" draw:start-glue-point="2" draw:end-shape="id732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733" draw:start-glue-point="2" draw:end-shape="id724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733" draw:start-glue-point="2" draw:end-shape="id721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733" draw:start-glue-point="2" draw:end-shape="id726" draw:end-glue-point="0" svg:d="M11109 16348l10000 1730" svg:viewBox="0 0 10001 1731">
          <text:p/>
        </draw:connector>
        <draw:custom-shape draw:style-name="gr9" draw:text-style-name="P5" xml:id="id734" draw:id="id734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735" draw:id="id735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36" draw:id="id736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729" draw:start-glue-point="2" draw:end-shape="id734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728" draw:start-glue-point="2" draw:end-shape="id735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728" draw:start-glue-point="2" draw:end-shape="id736" draw:end-glue-point="0" svg:d="M11131 22849l1810 2329" svg:viewBox="0 0 1811 2330">
          <text:p/>
        </draw:connector>
        <draw:custom-shape draw:style-name="gr9" draw:text-style-name="P5" xml:id="id723" draw:id="id723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28" draw:id="id728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30" draw:id="id730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37" draw:id="id737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730" draw:start-glue-point="2" draw:end-shape="id737" draw:end-glue-point="0" svg:d="M21131 22850l-46 2328" svg:viewBox="0 0 47 2329">
          <text:p/>
        </draw:connector>
        <draw:custom-shape draw:style-name="gr12" draw:text-style-name="P5" xml:id="id738" draw:id="id738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728" draw:start-glue-point="2" draw:end-shape="id738" draw:end-glue-point="0" svg:d="M11131 22849l10 2329" svg:viewBox="0 0 11 2330">
          <text:p/>
        </draw:connector>
      </draw:page>
      <draw:page draw:name="page22" draw:style-name="dp1" draw:master-page-name="Default">
        <draw:custom-shape draw:style-name="gr15" draw:text-style-name="P7" xml:id="id751" draw:id="id751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42" draw:id="id742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739" draw:id="id739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44" draw:id="id744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40" draw:id="id740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47" draw:id="id747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43" draw:id="id743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49" draw:id="id749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45" draw:id="id745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50" draw:id="id750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739" draw:start-glue-point="2" draw:end-shape="id740" draw:end-glue-point="0" svg:d="M809 6348l-3178 2230" svg:viewBox="0 0 3179 2231">
          <text:p/>
        </draw:connector>
        <draw:connector draw:style-name="gr19" draw:text-style-name="P5" draw:layer="layout" draw:type="line" svg:x1="0.809cm" svg:y1="6.348cm" svg:x2="0.831cm" svg:y2="8.578cm" draw:start-shape="id739" draw:start-glue-point="2" draw:end-shape="id741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742" draw:start-glue-point="2" draw:end-shape="id743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744" draw:start-glue-point="2" draw:end-shape="id745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742" draw:start-glue-point="2" draw:end-shape="id746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739" draw:start-glue-point="2" draw:end-shape="id747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744" draw:start-glue-point="2" draw:end-shape="id748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742" draw:start-glue-point="2" draw:end-shape="id749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744" draw:start-glue-point="2" draw:end-shape="id750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751" draw:start-glue-point="2" draw:end-shape="id742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751" draw:start-glue-point="2" draw:end-shape="id739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751" draw:start-glue-point="2" draw:end-shape="id744" draw:end-glue-point="0" svg:d="M11109 3348l10000 1730" svg:viewBox="0 0 10001 1731">
          <text:p/>
        </draw:connector>
        <draw:custom-shape draw:style-name="gr9" draw:text-style-name="P5" xml:id="id752" draw:id="id752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753" draw:id="id753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54" draw:id="id754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9.848cm" svg:x2="4.085cm" svg:y2="12.178cm" draw:start-shape="id747" draw:start-glue-point="2" draw:end-shape="id752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746" draw:start-glue-point="2" draw:end-shape="id753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746" draw:start-glue-point="2" draw:end-shape="id754" draw:end-glue-point="0" svg:d="M11131 9849l1810 2329" svg:viewBox="0 0 1811 2330">
          <text:p/>
        </draw:connector>
        <draw:custom-shape draw:style-name="gr16" draw:text-style-name="P7" xml:id="id741" draw:id="id741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46" draw:id="id746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48" draw:id="id748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55" draw:id="id755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748" draw:start-glue-point="2" draw:end-shape="id755" draw:end-glue-point="0" svg:d="M21131 9850l-46 2328" svg:viewBox="0 0 47 2329">
          <text:p/>
        </draw:connector>
        <draw:custom-shape draw:style-name="gr12" draw:text-style-name="P5" xml:id="id756" draw:id="id756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746" draw:start-glue-point="2" draw:end-shape="id756" draw:end-glue-point="0" svg:d="M11131 9849l10 2329" svg:viewBox="0 0 11 2330">
          <text:p/>
        </draw:connector>
        <draw:custom-shape draw:style-name="gr15" draw:text-style-name="P7" xml:id="id769" draw:id="id769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60" draw:id="id760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757" draw:id="id757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62" draw:id="id762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58" draw:id="id758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65" draw:id="id765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61" draw:id="id761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67" draw:id="id767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63" draw:id="id763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68" draw:id="id768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757" draw:start-glue-point="2" draw:end-shape="id758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757" draw:start-glue-point="2" draw:end-shape="id759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760" draw:start-glue-point="2" draw:end-shape="id761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762" draw:start-glue-point="2" draw:end-shape="id763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760" draw:start-glue-point="2" draw:end-shape="id764" draw:end-glue-point="0" svg:d="M11109 19348l22 2231" svg:viewBox="0 0 23 2232">
          <text:p/>
        </draw:connector>
        <draw:connector draw:style-name="gr19" draw:text-style-name="P5" draw:layer="layout" draw:type="line" svg:x1="0.809cm" svg:y1="19.348cm" svg:x2="4.085cm" svg:y2="21.578cm" draw:start-shape="id757" draw:start-glue-point="2" draw:end-shape="id765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762" draw:start-glue-point="2" draw:end-shape="id766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760" draw:start-glue-point="2" draw:end-shape="id767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762" draw:start-glue-point="2" draw:end-shape="id768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769" draw:start-glue-point="2" draw:end-shape="id760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769" draw:start-glue-point="2" draw:end-shape="id757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769" draw:start-glue-point="2" draw:end-shape="id762" draw:end-glue-point="0" svg:d="M11109 16348l10000 1730" svg:viewBox="0 0 10001 1731">
          <text:p/>
        </draw:connector>
        <draw:custom-shape draw:style-name="gr9" draw:text-style-name="P5" xml:id="id770" draw:id="id770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771" draw:id="id771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72" draw:id="id772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765" draw:start-glue-point="2" draw:end-shape="id770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764" draw:start-glue-point="2" draw:end-shape="id771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764" draw:start-glue-point="2" draw:end-shape="id772" draw:end-glue-point="0" svg:d="M11131 22849l1810 2329" svg:viewBox="0 0 1811 2330">
          <text:p/>
        </draw:connector>
        <draw:custom-shape draw:style-name="gr16" draw:text-style-name="P7" xml:id="id759" draw:id="id759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64" draw:id="id764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66" draw:id="id766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73" draw:id="id773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766" draw:start-glue-point="2" draw:end-shape="id773" draw:end-glue-point="0" svg:d="M21131 22850l-46 2328" svg:viewBox="0 0 47 2329">
          <text:p/>
        </draw:connector>
        <draw:custom-shape draw:style-name="gr12" draw:text-style-name="P5" xml:id="id774" draw:id="id774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764" draw:start-glue-point="2" draw:end-shape="id774" draw:end-glue-point="0" svg:d="M11131 22849l10 2329" svg:viewBox="0 0 11 2330">
          <text:p/>
        </draw:connector>
      </draw:page>
      <draw:page draw:name="page23" draw:style-name="dp1" draw:master-page-name="Default">
        <draw:custom-shape draw:style-name="gr15" draw:text-style-name="P7" xml:id="id787" draw:id="id787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78" draw:id="id778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775" draw:id="id775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80" draw:id="id780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76" draw:id="id776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83" draw:id="id783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79" draw:id="id779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85" draw:id="id785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81" draw:id="id781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86" draw:id="id786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775" draw:start-glue-point="2" draw:end-shape="id776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775" draw:start-glue-point="2" draw:end-shape="id777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778" draw:start-glue-point="2" draw:end-shape="id779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780" draw:start-glue-point="2" draw:end-shape="id781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778" draw:start-glue-point="2" draw:end-shape="id782" draw:end-glue-point="0" svg:d="M11109 6348l22 2231" svg:viewBox="0 0 23 2232">
          <text:p/>
        </draw:connector>
        <draw:connector draw:style-name="gr19" draw:text-style-name="P5" draw:layer="layout" draw:type="line" svg:x1="0.809cm" svg:y1="6.348cm" svg:x2="4.085cm" svg:y2="8.578cm" draw:start-shape="id775" draw:start-glue-point="2" draw:end-shape="id783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780" draw:start-glue-point="2" draw:end-shape="id784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778" draw:start-glue-point="2" draw:end-shape="id785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780" draw:start-glue-point="2" draw:end-shape="id786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787" draw:start-glue-point="2" draw:end-shape="id778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787" draw:start-glue-point="2" draw:end-shape="id775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787" draw:start-glue-point="2" draw:end-shape="id780" draw:end-glue-point="0" svg:d="M11109 3348l10000 1730" svg:viewBox="0 0 10001 1731">
          <text:p/>
        </draw:connector>
        <draw:custom-shape draw:style-name="gr9" draw:text-style-name="P5" xml:id="id788" draw:id="id788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789" draw:id="id789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90" draw:id="id790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9.848cm" svg:x2="4.085cm" svg:y2="12.178cm" draw:start-shape="id783" draw:start-glue-point="2" draw:end-shape="id788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782" draw:start-glue-point="2" draw:end-shape="id789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782" draw:start-glue-point="2" draw:end-shape="id790" draw:end-glue-point="0" svg:d="M11131 9849l1810 2329" svg:viewBox="0 0 1811 2330">
          <text:p/>
        </draw:connector>
        <draw:custom-shape draw:style-name="gr16" draw:text-style-name="P7" xml:id="id777" draw:id="id777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82" draw:id="id782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84" draw:id="id784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91" draw:id="id791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784" draw:start-glue-point="2" draw:end-shape="id791" draw:end-glue-point="0" svg:d="M21131 9850l-46 2328" svg:viewBox="0 0 47 2329">
          <text:p/>
        </draw:connector>
        <draw:custom-shape draw:style-name="gr12" draw:text-style-name="P5" xml:id="id792" draw:id="id792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782" draw:start-glue-point="2" draw:end-shape="id792" draw:end-glue-point="0" svg:d="M11131 9849l10 2329" svg:viewBox="0 0 11 2330">
          <text:p/>
        </draw:connector>
        <draw:custom-shape draw:style-name="gr15" draw:text-style-name="P7" xml:id="id805" draw:id="id805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96" draw:id="id796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793" draw:id="id793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98" draw:id="id798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94" draw:id="id794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01" draw:id="id801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97" draw:id="id797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03" draw:id="id803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99" draw:id="id799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04" draw:id="id804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793" draw:start-glue-point="2" draw:end-shape="id794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793" draw:start-glue-point="2" draw:end-shape="id795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796" draw:start-glue-point="2" draw:end-shape="id797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798" draw:start-glue-point="2" draw:end-shape="id799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796" draw:start-glue-point="2" draw:end-shape="id800" draw:end-glue-point="0" svg:d="M11109 19348l22 2231" svg:viewBox="0 0 23 2232">
          <text:p/>
        </draw:connector>
        <draw:connector draw:style-name="gr19" draw:text-style-name="P5" draw:layer="layout" draw:type="line" svg:x1="0.809cm" svg:y1="19.348cm" svg:x2="4.085cm" svg:y2="21.578cm" draw:start-shape="id793" draw:start-glue-point="2" draw:end-shape="id801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798" draw:start-glue-point="2" draw:end-shape="id802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796" draw:start-glue-point="2" draw:end-shape="id803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798" draw:start-glue-point="2" draw:end-shape="id804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805" draw:start-glue-point="2" draw:end-shape="id796" draw:end-glue-point="0" svg:d="M11109 16348v1730" svg:viewBox="0 0 1 1731">
          <text:p/>
        </draw:connector>
        <draw:connector draw:style-name="gr19" draw:text-style-name="P5" draw:layer="layout" draw:type="line" svg:x1="11.109cm" svg:y1="16.348cm" svg:x2="0.809cm" svg:y2="18.078cm" draw:start-shape="id805" draw:start-glue-point="2" draw:end-shape="id793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805" draw:start-glue-point="2" draw:end-shape="id798" draw:end-glue-point="0" svg:d="M11109 16348l10000 1730" svg:viewBox="0 0 10001 1731">
          <text:p/>
        </draw:connector>
        <draw:custom-shape draw:style-name="gr9" draw:text-style-name="P5" xml:id="id806" draw:id="id806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07" draw:id="id807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08" draw:id="id808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draw:type="line" svg:x1="4.085cm" svg:y1="22.848cm" svg:x2="4.085cm" svg:y2="25.178cm" draw:start-shape="id801" draw:start-glue-point="2" draw:end-shape="id806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800" draw:start-glue-point="2" draw:end-shape="id807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800" draw:start-glue-point="2" draw:end-shape="id808" draw:end-glue-point="0" svg:d="M11131 22849l1810 2329" svg:viewBox="0 0 1811 2330">
          <text:p/>
        </draw:connector>
        <draw:custom-shape draw:style-name="gr16" draw:text-style-name="P7" xml:id="id795" draw:id="id795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00" draw:id="id800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02" draw:id="id802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09" draw:id="id809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802" draw:start-glue-point="2" draw:end-shape="id809" draw:end-glue-point="0" svg:d="M21131 22850l-46 2328" svg:viewBox="0 0 47 2329">
          <text:p/>
        </draw:connector>
        <draw:custom-shape draw:style-name="gr12" draw:text-style-name="P5" xml:id="id810" draw:id="id810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800" draw:start-glue-point="2" draw:end-shape="id810" draw:end-glue-point="0" svg:d="M11131 22849l10 2329" svg:viewBox="0 0 11 2330">
          <text:p/>
        </draw:connector>
      </draw:page>
      <draw:page draw:name="page24" draw:style-name="dp1" draw:master-page-name="Default">
        <draw:custom-shape draw:style-name="gr15" draw:text-style-name="P7" xml:id="id823" draw:id="id823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14" draw:id="id814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11" draw:id="id811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16" draw:id="id816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12" draw:id="id812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19" draw:id="id819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15" draw:id="id815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21" draw:id="id821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17" draw:id="id817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22" draw:id="id822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811" draw:start-glue-point="2" draw:end-shape="id812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811" draw:start-glue-point="2" draw:end-shape="id813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814" draw:start-glue-point="2" draw:end-shape="id815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816" draw:start-glue-point="2" draw:end-shape="id817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814" draw:start-glue-point="2" draw:end-shape="id818" draw:end-glue-point="0" svg:d="M11109 6348l22 2231" svg:viewBox="0 0 23 2232">
          <text:p/>
        </draw:connector>
        <draw:connector draw:style-name="gr19" draw:text-style-name="P5" draw:layer="layout" draw:type="line" svg:x1="0.809cm" svg:y1="6.348cm" svg:x2="4.085cm" svg:y2="8.578cm" draw:start-shape="id811" draw:start-glue-point="2" draw:end-shape="id819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816" draw:start-glue-point="2" draw:end-shape="id820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814" draw:start-glue-point="2" draw:end-shape="id821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816" draw:start-glue-point="2" draw:end-shape="id822" draw:end-glue-point="0" svg:d="M21109 6348l2976 2232" svg:viewBox="0 0 2977 2233">
          <text:p/>
        </draw:connector>
        <draw:connector draw:style-name="gr10" draw:text-style-name="P5" draw:layer="layout" draw:type="line" svg:x1="11.109cm" svg:y1="3.348cm" svg:x2="11.109cm" svg:y2="5.078cm" draw:start-shape="id823" draw:start-glue-point="2" draw:end-shape="id814" draw:end-glue-point="0" svg:d="M11109 3348v1730" svg:viewBox="0 0 1 1731">
          <text:p/>
        </draw:connector>
        <draw:connector draw:style-name="gr19" draw:text-style-name="P5" draw:layer="layout" draw:type="line" svg:x1="11.109cm" svg:y1="3.348cm" svg:x2="0.809cm" svg:y2="5.078cm" draw:start-shape="id823" draw:start-glue-point="2" draw:end-shape="id811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823" draw:start-glue-point="2" draw:end-shape="id816" draw:end-glue-point="0" svg:d="M11109 3348l10000 1730" svg:viewBox="0 0 10001 1731">
          <text:p/>
        </draw:connector>
        <draw:custom-shape draw:style-name="gr16" draw:text-style-name="P7" xml:id="id824" draw:id="id824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25" draw:id="id825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26" draw:id="id826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draw:type="line" svg:x1="4.085cm" svg:y1="9.848cm" svg:x2="4.085cm" svg:y2="12.178cm" draw:start-shape="id819" draw:start-glue-point="2" draw:end-shape="id824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818" draw:start-glue-point="2" draw:end-shape="id825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818" draw:start-glue-point="2" draw:end-shape="id826" draw:end-glue-point="0" svg:d="M11131 9849l1810 2329" svg:viewBox="0 0 1811 2330">
          <text:p/>
        </draw:connector>
        <draw:custom-shape draw:style-name="gr16" draw:text-style-name="P7" xml:id="id813" draw:id="id813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18" draw:id="id818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20" draw:id="id820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27" draw:id="id827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820" draw:start-glue-point="2" draw:end-shape="id827" draw:end-glue-point="0" svg:d="M21131 9850l-46 2328" svg:viewBox="0 0 47 2329">
          <text:p/>
        </draw:connector>
        <draw:custom-shape draw:style-name="gr12" draw:text-style-name="P5" xml:id="id828" draw:id="id828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818" draw:start-glue-point="2" draw:end-shape="id828" draw:end-glue-point="0" svg:d="M11131 9849l10 2329" svg:viewBox="0 0 11 2330">
          <text:p/>
        </draw:connector>
        <draw:custom-shape draw:style-name="gr15" draw:text-style-name="P7" xml:id="id841" draw:id="id841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32" draw:id="id832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29" draw:id="id829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34" draw:id="id834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30" draw:id="id830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37" draw:id="id837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33" draw:id="id833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39" draw:id="id839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35" draw:id="id835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40" draw:id="id840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829" draw:start-glue-point="2" draw:end-shape="id830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829" draw:start-glue-point="2" draw:end-shape="id831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832" draw:start-glue-point="2" draw:end-shape="id833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834" draw:start-glue-point="2" draw:end-shape="id835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832" draw:start-glue-point="2" draw:end-shape="id836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829" draw:start-glue-point="2" draw:end-shape="id837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834" draw:start-glue-point="2" draw:end-shape="id838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832" draw:start-glue-point="2" draw:end-shape="id839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834" draw:start-glue-point="2" draw:end-shape="id840" draw:end-glue-point="0" svg:d="M21109 19348l2976 2232" svg:viewBox="0 0 2977 2233">
          <text:p/>
        </draw:connector>
        <draw:connector draw:style-name="gr10" draw:text-style-name="P5" draw:layer="layout" draw:type="line" svg:x1="11.109cm" svg:y1="16.348cm" svg:x2="11.109cm" svg:y2="18.078cm" draw:start-shape="id841" draw:start-glue-point="2" draw:end-shape="id832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841" draw:start-glue-point="2" draw:end-shape="id829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841" draw:start-glue-point="2" draw:end-shape="id834" draw:end-glue-point="0" svg:d="M11109 16348l10000 1730" svg:viewBox="0 0 10001 1731">
          <text:p/>
        </draw:connector>
        <draw:custom-shape draw:style-name="gr16" draw:text-style-name="P7" xml:id="id842" draw:id="id842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43" draw:id="id843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44" draw:id="id844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837" draw:start-glue-point="2" draw:end-shape="id842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836" draw:start-glue-point="2" draw:end-shape="id843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836" draw:start-glue-point="2" draw:end-shape="id844" draw:end-glue-point="0" svg:d="M11131 22849l1810 2329" svg:viewBox="0 0 1811 2330">
          <text:p/>
        </draw:connector>
        <draw:custom-shape draw:style-name="gr16" draw:text-style-name="P7" xml:id="id831" draw:id="id831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36" draw:id="id836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38" draw:id="id838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45" draw:id="id845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838" draw:start-glue-point="2" draw:end-shape="id845" draw:end-glue-point="0" svg:d="M21131 22850l-46 2328" svg:viewBox="0 0 47 2329">
          <text:p/>
        </draw:connector>
        <draw:custom-shape draw:style-name="gr12" draw:text-style-name="P5" xml:id="id846" draw:id="id846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836" draw:start-glue-point="2" draw:end-shape="id846" draw:end-glue-point="0" svg:d="M11131 22849l10 2329" svg:viewBox="0 0 11 2330">
          <text:p/>
        </draw:connector>
      </draw:page>
      <draw:page draw:name="page25" draw:style-name="dp1" draw:master-page-name="Default">
        <draw:custom-shape draw:style-name="gr15" draw:text-style-name="P7" xml:id="id859" draw:id="id859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50" draw:id="id850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47" draw:id="id847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52" draw:id="id852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48" draw:id="id848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55" draw:id="id855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51" draw:id="id851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57" draw:id="id857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53" draw:id="id853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58" draw:id="id858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847" draw:start-glue-point="2" draw:end-shape="id848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847" draw:start-glue-point="2" draw:end-shape="id849" draw:end-glue-point="0" svg:d="M809 6348l22 2230" svg:viewBox="0 0 23 2231">
          <text:p/>
        </draw:connector>
        <draw:connector draw:style-name="gr10" draw:text-style-name="P5" draw:layer="layout" draw:type="line" svg:x1="11.109cm" svg:y1="6.348cm" svg:x2="7.931cm" svg:y2="8.579cm" draw:start-shape="id850" draw:start-glue-point="2" draw:end-shape="id851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852" draw:start-glue-point="2" draw:end-shape="id853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850" draw:start-glue-point="2" draw:end-shape="id854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847" draw:start-glue-point="2" draw:end-shape="id855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852" draw:start-glue-point="2" draw:end-shape="id856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850" draw:start-glue-point="2" draw:end-shape="id857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852" draw:start-glue-point="2" draw:end-shape="id858" draw:end-glue-point="0" svg:d="M21109 6348l2976 2232" svg:viewBox="0 0 2977 2233">
          <text:p/>
        </draw:connector>
        <draw:connector draw:style-name="gr19" draw:text-style-name="P5" draw:layer="layout" draw:type="line" svg:x1="11.109cm" svg:y1="3.348cm" svg:x2="11.109cm" svg:y2="5.078cm" draw:start-shape="id859" draw:start-glue-point="2" draw:end-shape="id850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859" draw:start-glue-point="2" draw:end-shape="id847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859" draw:start-glue-point="2" draw:end-shape="id852" draw:end-glue-point="0" svg:d="M11109 3348l10000 1730" svg:viewBox="0 0 10001 1731">
          <text:p/>
        </draw:connector>
        <draw:custom-shape draw:style-name="gr16" draw:text-style-name="P7" xml:id="id860" draw:id="id860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61" draw:id="id861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62" draw:id="id862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9.848cm" svg:x2="4.085cm" svg:y2="12.178cm" draw:start-shape="id855" draw:start-glue-point="2" draw:end-shape="id860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854" draw:start-glue-point="2" draw:end-shape="id861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854" draw:start-glue-point="2" draw:end-shape="id862" draw:end-glue-point="0" svg:d="M11131 9849l1810 2329" svg:viewBox="0 0 1811 2330">
          <text:p/>
        </draw:connector>
        <draw:custom-shape draw:style-name="gr16" draw:text-style-name="P7" xml:id="id849" draw:id="id849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54" draw:id="id854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56" draw:id="id856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63" draw:id="id863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856" draw:start-glue-point="2" draw:end-shape="id863" draw:end-glue-point="0" svg:d="M21131 9850l-46 2328" svg:viewBox="0 0 47 2329">
          <text:p/>
        </draw:connector>
        <draw:custom-shape draw:style-name="gr12" draw:text-style-name="P5" xml:id="id864" draw:id="id864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854" draw:start-glue-point="2" draw:end-shape="id864" draw:end-glue-point="0" svg:d="M11131 9849l10 2329" svg:viewBox="0 0 11 2330">
          <text:p/>
        </draw:connector>
        <draw:custom-shape draw:style-name="gr15" draw:text-style-name="P7" xml:id="id877" draw:id="id877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68" draw:id="id868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65" draw:id="id865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70" draw:id="id870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66" draw:id="id866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73" draw:id="id873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69" draw:id="id869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75" draw:id="id875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71" draw:id="id871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76" draw:id="id876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865" draw:start-glue-point="2" draw:end-shape="id866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865" draw:start-glue-point="2" draw:end-shape="id867" draw:end-glue-point="0" svg:d="M809 19348l22 2230" svg:viewBox="0 0 23 2231">
          <text:p/>
        </draw:connector>
        <draw:connector draw:style-name="gr10" draw:text-style-name="P5" draw:layer="layout" draw:type="line" svg:x1="11.109cm" svg:y1="19.348cm" svg:x2="7.931cm" svg:y2="21.579cm" draw:start-shape="id868" draw:start-glue-point="2" draw:end-shape="id869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870" draw:start-glue-point="2" draw:end-shape="id871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868" draw:start-glue-point="2" draw:end-shape="id872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865" draw:start-glue-point="2" draw:end-shape="id873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870" draw:start-glue-point="2" draw:end-shape="id874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868" draw:start-glue-point="2" draw:end-shape="id875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870" draw:start-glue-point="2" draw:end-shape="id876" draw:end-glue-point="0" svg:d="M21109 19348l2976 2232" svg:viewBox="0 0 2977 2233">
          <text:p/>
        </draw:connector>
        <draw:connector draw:style-name="gr19" draw:text-style-name="P5" draw:layer="layout" draw:type="line" svg:x1="11.109cm" svg:y1="16.348cm" svg:x2="11.109cm" svg:y2="18.078cm" draw:start-shape="id877" draw:start-glue-point="2" draw:end-shape="id868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877" draw:start-glue-point="2" draw:end-shape="id865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877" draw:start-glue-point="2" draw:end-shape="id870" draw:end-glue-point="0" svg:d="M11109 16348l10000 1730" svg:viewBox="0 0 10001 1731">
          <text:p/>
        </draw:connector>
        <draw:custom-shape draw:style-name="gr16" draw:text-style-name="P7" xml:id="id878" draw:id="id878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79" draw:id="id879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80" draw:id="id880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873" draw:start-glue-point="2" draw:end-shape="id878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872" draw:start-glue-point="2" draw:end-shape="id879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872" draw:start-glue-point="2" draw:end-shape="id880" draw:end-glue-point="0" svg:d="M11131 22849l1810 2329" svg:viewBox="0 0 1811 2330">
          <text:p/>
        </draw:connector>
        <draw:custom-shape draw:style-name="gr16" draw:text-style-name="P7" xml:id="id867" draw:id="id867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72" draw:id="id872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74" draw:id="id874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81" draw:id="id881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874" draw:start-glue-point="2" draw:end-shape="id881" draw:end-glue-point="0" svg:d="M21131 22850l-46 2328" svg:viewBox="0 0 47 2329">
          <text:p/>
        </draw:connector>
        <draw:custom-shape draw:style-name="gr12" draw:text-style-name="P5" xml:id="id882" draw:id="id882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872" draw:start-glue-point="2" draw:end-shape="id882" draw:end-glue-point="0" svg:d="M11131 22849l10 2329" svg:viewBox="0 0 11 2330">
          <text:p/>
        </draw:connector>
      </draw:page>
      <draw:page draw:name="page26" draw:style-name="dp1" draw:master-page-name="Default">
        <draw:custom-shape draw:style-name="gr15" draw:text-style-name="P7" xml:id="id895" draw:id="id895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86" draw:id="id886" draw:layer="layout" svg:width="5.334cm" svg:height="1.27cm" svg:x="8.442cm" svg:y="5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883" draw:id="id883" draw:layer="layout" svg:width="5.334cm" svg:height="1.27cm" svg:x="-1.858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88" draw:id="id888" draw:layer="layout" svg:width="5.334cm" svg:height="1.27cm" svg:x="18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84" draw:id="id884" draw:layer="layout" svg:width="2.779cm" svg:height="1.27cm" svg:x="-3.758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891" draw:id="id891" draw:layer="layout" svg:width="2.779cm" svg:height="1.27cm" svg:x="2.696cm" svg:y="8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87" draw:id="id887" draw:layer="layout" svg:width="2.779cm" svg:height="1.27cm" svg:x="6.542cm" svg:y="8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93" draw:id="id893" draw:layer="layout" svg:width="2.779cm" svg:height="1.27cm" svg:x="12.796cm" svg:y="8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89" draw:id="id889" draw:layer="layout" svg:width="2.779cm" svg:height="1.27cm" svg:x="16.442cm" svg:y="8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94" draw:id="id894" draw:layer="layout" svg:width="2.779cm" svg:height="1.27cm" svg:x="22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6.348cm" svg:x2="-2.369cm" svg:y2="8.578cm" draw:start-shape="id883" draw:start-glue-point="2" draw:end-shape="id884" draw:end-glue-point="0" svg:d="M809 6348l-3178 2230" svg:viewBox="0 0 3179 2231">
          <text:p/>
        </draw:connector>
        <draw:connector draw:style-name="gr10" draw:text-style-name="P5" draw:layer="layout" draw:type="line" svg:x1="0.809cm" svg:y1="6.348cm" svg:x2="0.831cm" svg:y2="8.578cm" draw:start-shape="id883" draw:start-glue-point="2" draw:end-shape="id885" draw:end-glue-point="0" svg:d="M809 6348l22 2230" svg:viewBox="0 0 23 2231">
          <text:p/>
        </draw:connector>
        <draw:connector draw:style-name="gr19" draw:text-style-name="P5" draw:layer="layout" draw:type="line" svg:x1="11.109cm" svg:y1="6.348cm" svg:x2="7.931cm" svg:y2="8.579cm" draw:start-shape="id886" draw:start-glue-point="2" draw:end-shape="id887" draw:end-glue-point="0" svg:d="M11109 6348l-3178 2231" svg:viewBox="0 0 3179 2232">
          <text:p/>
        </draw:connector>
        <draw:connector draw:style-name="gr10" draw:text-style-name="P5" draw:layer="layout" draw:type="line" svg:x1="21.109cm" svg:y1="6.348cm" svg:x2="17.831cm" svg:y2="8.58cm" draw:start-shape="id888" draw:start-glue-point="2" draw:end-shape="id889" draw:end-glue-point="0" svg:d="M21109 6348l-3278 2232" svg:viewBox="0 0 3279 2233">
          <text:p/>
        </draw:connector>
        <draw:connector draw:style-name="gr10" draw:text-style-name="P5" draw:layer="layout" draw:type="line" svg:x1="11.109cm" svg:y1="6.348cm" svg:x2="11.131cm" svg:y2="8.579cm" draw:start-shape="id886" draw:start-glue-point="2" draw:end-shape="id890" draw:end-glue-point="0" svg:d="M11109 6348l22 2231" svg:viewBox="0 0 23 2232">
          <text:p/>
        </draw:connector>
        <draw:connector draw:style-name="gr10" draw:text-style-name="P5" draw:layer="layout" draw:type="line" svg:x1="0.809cm" svg:y1="6.348cm" svg:x2="4.085cm" svg:y2="8.578cm" draw:start-shape="id883" draw:start-glue-point="2" draw:end-shape="id891" draw:end-glue-point="0" svg:d="M809 6348l3276 2230" svg:viewBox="0 0 3277 2231">
          <text:p/>
        </draw:connector>
        <draw:connector draw:style-name="gr10" draw:text-style-name="P5" draw:layer="layout" draw:type="line" svg:x1="21.109cm" svg:y1="6.348cm" svg:x2="21.131cm" svg:y2="8.58cm" draw:start-shape="id888" draw:start-glue-point="2" draw:end-shape="id892" draw:end-glue-point="0" svg:d="M21109 6348l22 2232" svg:viewBox="0 0 23 2233">
          <text:p/>
        </draw:connector>
        <draw:connector draw:style-name="gr10" draw:text-style-name="P5" draw:layer="layout" draw:type="line" svg:x1="11.109cm" svg:y1="6.348cm" svg:x2="14.185cm" svg:y2="8.579cm" draw:start-shape="id886" draw:start-glue-point="2" draw:end-shape="id893" draw:end-glue-point="0" svg:d="M11109 6348l3076 2231" svg:viewBox="0 0 3077 2232">
          <text:p/>
        </draw:connector>
        <draw:connector draw:style-name="gr10" draw:text-style-name="P5" draw:layer="layout" draw:type="line" svg:x1="21.109cm" svg:y1="6.348cm" svg:x2="24.085cm" svg:y2="8.58cm" draw:start-shape="id888" draw:start-glue-point="2" draw:end-shape="id894" draw:end-glue-point="0" svg:d="M21109 6348l2976 2232" svg:viewBox="0 0 2977 2233">
          <text:p/>
        </draw:connector>
        <draw:connector draw:style-name="gr19" draw:text-style-name="P5" draw:layer="layout" draw:type="line" svg:x1="11.109cm" svg:y1="3.348cm" svg:x2="11.109cm" svg:y2="5.078cm" draw:start-shape="id895" draw:start-glue-point="2" draw:end-shape="id886" draw:end-glue-point="0" svg:d="M11109 3348v1730" svg:viewBox="0 0 1 1731">
          <text:p/>
        </draw:connector>
        <draw:connector draw:style-name="gr10" draw:text-style-name="P5" draw:layer="layout" draw:type="line" svg:x1="11.109cm" svg:y1="3.348cm" svg:x2="0.809cm" svg:y2="5.078cm" draw:start-shape="id895" draw:start-glue-point="2" draw:end-shape="id883" draw:end-glue-point="0" svg:d="M11109 3348l-10300 1730" svg:viewBox="0 0 10301 1731">
          <text:p/>
        </draw:connector>
        <draw:connector draw:style-name="gr10" draw:text-style-name="P5" draw:layer="layout" draw:type="line" svg:x1="11.109cm" svg:y1="3.348cm" svg:x2="21.109cm" svg:y2="5.078cm" draw:start-shape="id895" draw:start-glue-point="2" draw:end-shape="id888" draw:end-glue-point="0" svg:d="M11109 3348l10000 1730" svg:viewBox="0 0 10001 1731">
          <text:p/>
        </draw:connector>
        <draw:custom-shape draw:style-name="gr16" draw:text-style-name="P7" xml:id="id896" draw:id="id896" draw:layer="layout" svg:width="2.779cm" svg:height="1.27cm" svg:x="2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97" draw:id="id897" draw:layer="layout" svg:width="1.619cm" svg:height="1.27cm" svg:x="8.352cm" svg:y="12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898" draw:id="id898" draw:layer="layout" svg:width="1.29cm" svg:height="1.27cm" svg:x="12.296cm" svg:y="12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9.848cm" svg:x2="4.085cm" svg:y2="12.178cm" draw:start-shape="id891" draw:start-glue-point="2" draw:end-shape="id896" draw:end-glue-point="0" svg:d="M4085 9848v2330" svg:viewBox="0 0 1 2331">
          <text:p/>
        </draw:connector>
        <draw:connector draw:style-name="gr13" draw:text-style-name="P6" draw:layer="layout" draw:type="line" svg:x1="11.131cm" svg:y1="9.849cm" svg:x2="9.161cm" svg:y2="12.178cm" draw:start-shape="id890" draw:start-glue-point="2" draw:end-shape="id897" draw:end-glue-point="0" svg:d="M11131 9849l-1970 2329" svg:viewBox="0 0 1971 2330">
          <text:p/>
        </draw:connector>
        <draw:connector draw:style-name="gr13" draw:text-style-name="P6" draw:layer="layout" draw:type="line" svg:x1="11.131cm" svg:y1="9.849cm" svg:x2="12.941cm" svg:y2="12.178cm" draw:start-shape="id890" draw:start-glue-point="2" draw:end-shape="id898" draw:end-glue-point="0" svg:d="M11131 9849l1810 2329" svg:viewBox="0 0 1811 2330">
          <text:p/>
        </draw:connector>
        <draw:custom-shape draw:style-name="gr16" draw:text-style-name="P7" xml:id="id885" draw:id="id885" draw:layer="layout" svg:width="2.779cm" svg:height="1.27cm" svg:x="-0.558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90" draw:id="id890" draw:layer="layout" svg:width="2.779cm" svg:height="1.27cm" svg:x="9.742cm" svg:y="8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92" draw:id="id892" draw:layer="layout" svg:width="2.779cm" svg:height="1.27cm" svg:x="19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99" draw:id="id899" draw:layer="layout" svg:width="2.779cm" svg:height="1.27cm" svg:x="19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9.85cm" svg:x2="21.085cm" svg:y2="12.178cm" draw:start-shape="id892" draw:start-glue-point="2" draw:end-shape="id899" draw:end-glue-point="0" svg:d="M21131 9850l-46 2328" svg:viewBox="0 0 47 2329">
          <text:p/>
        </draw:connector>
        <draw:custom-shape draw:style-name="gr12" draw:text-style-name="P5" xml:id="id900" draw:id="id900" draw:layer="layout" svg:width="1.29cm" svg:height="1.27cm" svg:x="10.496cm" svg:y="12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9.849cm" svg:x2="11.141cm" svg:y2="12.178cm" draw:start-shape="id890" draw:start-glue-point="2" draw:end-shape="id900" draw:end-glue-point="0" svg:d="M11131 9849l10 2329" svg:viewBox="0 0 11 2330">
          <text:p/>
        </draw:connector>
        <draw:custom-shape draw:style-name="gr15" draw:text-style-name="P7" xml:id="id913" draw:id="id913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04" draw:id="id904" draw:layer="layout" svg:width="5.334cm" svg:height="1.27cm" svg:x="8.442cm" svg:y="18.078cm">
          <text:p text:style-name="P4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01" draw:id="id901" draw:layer="layout" svg:width="5.334cm" svg:height="1.27cm" svg:x="-1.858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06" draw:id="id906" draw:layer="layout" svg:width="5.334cm" svg:height="1.27cm" svg:x="18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02" draw:id="id902" draw:layer="layout" svg:width="2.779cm" svg:height="1.27cm" svg:x="-3.758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09" draw:id="id909" draw:layer="layout" svg:width="2.779cm" svg:height="1.27cm" svg:x="2.696cm" svg:y="21.578cm">
          <text:p text:style-name="P4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05" draw:id="id905" draw:layer="layout" svg:width="2.779cm" svg:height="1.27cm" svg:x="6.542cm" svg:y="21.579cm">
          <text:p text:style-name="P4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11" draw:id="id911" draw:layer="layout" svg:width="2.779cm" svg:height="1.27cm" svg:x="12.796cm" svg:y="21.579cm">
          <text:p text:style-name="P4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07" draw:id="id907" draw:layer="layout" svg:width="2.779cm" svg:height="1.27cm" svg:x="16.442cm" svg:y="21.58cm">
          <text:p text:style-name="P4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12" draw:id="id912" draw:layer="layout" svg:width="2.779cm" svg:height="1.27cm" svg:x="22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0.809cm" svg:y1="19.348cm" svg:x2="-2.369cm" svg:y2="21.578cm" draw:start-shape="id901" draw:start-glue-point="2" draw:end-shape="id902" draw:end-glue-point="0" svg:d="M809 19348l-3178 2230" svg:viewBox="0 0 3179 2231">
          <text:p/>
        </draw:connector>
        <draw:connector draw:style-name="gr10" draw:text-style-name="P5" draw:layer="layout" draw:type="line" svg:x1="0.809cm" svg:y1="19.348cm" svg:x2="0.831cm" svg:y2="21.578cm" draw:start-shape="id901" draw:start-glue-point="2" draw:end-shape="id903" draw:end-glue-point="0" svg:d="M809 19348l22 2230" svg:viewBox="0 0 23 2231">
          <text:p/>
        </draw:connector>
        <draw:connector draw:style-name="gr19" draw:text-style-name="P5" draw:layer="layout" draw:type="line" svg:x1="11.109cm" svg:y1="19.348cm" svg:x2="7.931cm" svg:y2="21.579cm" draw:start-shape="id904" draw:start-glue-point="2" draw:end-shape="id905" draw:end-glue-point="0" svg:d="M11109 19348l-3178 2231" svg:viewBox="0 0 3179 2232">
          <text:p/>
        </draw:connector>
        <draw:connector draw:style-name="gr10" draw:text-style-name="P5" draw:layer="layout" draw:type="line" svg:x1="21.109cm" svg:y1="19.348cm" svg:x2="17.831cm" svg:y2="21.58cm" draw:start-shape="id906" draw:start-glue-point="2" draw:end-shape="id907" draw:end-glue-point="0" svg:d="M21109 19348l-3278 2232" svg:viewBox="0 0 3279 2233">
          <text:p/>
        </draw:connector>
        <draw:connector draw:style-name="gr10" draw:text-style-name="P5" draw:layer="layout" draw:type="line" svg:x1="11.109cm" svg:y1="19.348cm" svg:x2="11.131cm" svg:y2="21.579cm" draw:start-shape="id904" draw:start-glue-point="2" draw:end-shape="id908" draw:end-glue-point="0" svg:d="M11109 19348l22 2231" svg:viewBox="0 0 23 2232">
          <text:p/>
        </draw:connector>
        <draw:connector draw:style-name="gr10" draw:text-style-name="P5" draw:layer="layout" draw:type="line" svg:x1="0.809cm" svg:y1="19.348cm" svg:x2="4.085cm" svg:y2="21.578cm" draw:start-shape="id901" draw:start-glue-point="2" draw:end-shape="id909" draw:end-glue-point="0" svg:d="M809 19348l3276 2230" svg:viewBox="0 0 3277 2231">
          <text:p/>
        </draw:connector>
        <draw:connector draw:style-name="gr10" draw:text-style-name="P5" draw:layer="layout" draw:type="line" svg:x1="21.109cm" svg:y1="19.348cm" svg:x2="21.131cm" svg:y2="21.58cm" draw:start-shape="id906" draw:start-glue-point="2" draw:end-shape="id910" draw:end-glue-point="0" svg:d="M21109 19348l22 2232" svg:viewBox="0 0 23 2233">
          <text:p/>
        </draw:connector>
        <draw:connector draw:style-name="gr10" draw:text-style-name="P5" draw:layer="layout" draw:type="line" svg:x1="11.109cm" svg:y1="19.348cm" svg:x2="14.185cm" svg:y2="21.579cm" draw:start-shape="id904" draw:start-glue-point="2" draw:end-shape="id911" draw:end-glue-point="0" svg:d="M11109 19348l3076 2231" svg:viewBox="0 0 3077 2232">
          <text:p/>
        </draw:connector>
        <draw:connector draw:style-name="gr10" draw:text-style-name="P5" draw:layer="layout" draw:type="line" svg:x1="21.109cm" svg:y1="19.348cm" svg:x2="24.085cm" svg:y2="21.58cm" draw:start-shape="id906" draw:start-glue-point="2" draw:end-shape="id912" draw:end-glue-point="0" svg:d="M21109 19348l2976 2232" svg:viewBox="0 0 2977 2233">
          <text:p/>
        </draw:connector>
        <draw:connector draw:style-name="gr19" draw:text-style-name="P5" draw:layer="layout" draw:type="line" svg:x1="11.109cm" svg:y1="16.348cm" svg:x2="11.109cm" svg:y2="18.078cm" draw:start-shape="id913" draw:start-glue-point="2" draw:end-shape="id904" draw:end-glue-point="0" svg:d="M11109 16348v1730" svg:viewBox="0 0 1 1731">
          <text:p/>
        </draw:connector>
        <draw:connector draw:style-name="gr10" draw:text-style-name="P5" draw:layer="layout" draw:type="line" svg:x1="11.109cm" svg:y1="16.348cm" svg:x2="0.809cm" svg:y2="18.078cm" draw:start-shape="id913" draw:start-glue-point="2" draw:end-shape="id901" draw:end-glue-point="0" svg:d="M11109 16348l-10300 1730" svg:viewBox="0 0 10301 1731">
          <text:p/>
        </draw:connector>
        <draw:connector draw:style-name="gr10" draw:text-style-name="P5" draw:layer="layout" draw:type="line" svg:x1="11.109cm" svg:y1="16.348cm" svg:x2="21.109cm" svg:y2="18.078cm" draw:start-shape="id913" draw:start-glue-point="2" draw:end-shape="id906" draw:end-glue-point="0" svg:d="M11109 16348l10000 1730" svg:viewBox="0 0 10001 1731">
          <text:p/>
        </draw:connector>
        <draw:custom-shape draw:style-name="gr16" draw:text-style-name="P7" xml:id="id914" draw:id="id914" draw:layer="layout" svg:width="2.779cm" svg:height="1.27cm" svg:x="2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915" draw:id="id915" draw:layer="layout" svg:width="1.619cm" svg:height="1.27cm" svg:x="8.352cm" svg:y="25.178cm">
          <text:p text:style-name="P4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916" draw:id="id916" draw:layer="layout" svg:width="1.29cm" svg:height="1.27cm" svg:x="12.296cm" svg:y="25.17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4.085cm" svg:y1="22.848cm" svg:x2="4.085cm" svg:y2="25.178cm" draw:start-shape="id909" draw:start-glue-point="2" draw:end-shape="id914" draw:end-glue-point="0" svg:d="M4085 22848v2330" svg:viewBox="0 0 1 2331">
          <text:p/>
        </draw:connector>
        <draw:connector draw:style-name="gr13" draw:text-style-name="P6" draw:layer="layout" draw:type="line" svg:x1="11.131cm" svg:y1="22.849cm" svg:x2="9.161cm" svg:y2="25.178cm" draw:start-shape="id908" draw:start-glue-point="2" draw:end-shape="id915" draw:end-glue-point="0" svg:d="M11131 22849l-1970 2329" svg:viewBox="0 0 1971 2330">
          <text:p/>
        </draw:connector>
        <draw:connector draw:style-name="gr13" draw:text-style-name="P6" draw:layer="layout" draw:type="line" svg:x1="11.131cm" svg:y1="22.849cm" svg:x2="12.941cm" svg:y2="25.178cm" draw:start-shape="id908" draw:start-glue-point="2" draw:end-shape="id916" draw:end-glue-point="0" svg:d="M11131 22849l1810 2329" svg:viewBox="0 0 1811 2330">
          <text:p/>
        </draw:connector>
        <draw:custom-shape draw:style-name="gr16" draw:text-style-name="P7" xml:id="id903" draw:id="id903" draw:layer="layout" svg:width="2.779cm" svg:height="1.27cm" svg:x="-0.558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08" draw:id="id908" draw:layer="layout" svg:width="2.779cm" svg:height="1.27cm" svg:x="9.742cm" svg:y="21.579cm">
          <text:p text:style-name="P4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10" draw:id="id910" draw:layer="layout" svg:width="2.779cm" svg:height="1.27cm" svg:x="19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17" draw:id="id917" draw:layer="layout" svg:width="2.779cm" svg:height="1.27cm" svg:x="19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1.131cm" svg:y1="22.85cm" svg:x2="21.085cm" svg:y2="25.178cm" draw:start-shape="id910" draw:start-glue-point="2" draw:end-shape="id917" draw:end-glue-point="0" svg:d="M21131 22850l-46 2328" svg:viewBox="0 0 47 2329">
          <text:p/>
        </draw:connector>
        <draw:custom-shape draw:style-name="gr12" draw:text-style-name="P5" xml:id="id918" draw:id="id918" draw:layer="layout" svg:width="1.29cm" svg:height="1.27cm" svg:x="10.496cm" svg:y="25.178cm">
          <text:p text:style-name="P4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1.131cm" svg:y1="22.849cm" svg:x2="11.141cm" svg:y2="25.178cm" draw:start-shape="id908" draw:start-glue-point="2" draw:end-shape="id918" draw:end-glue-point="0" svg:d="M11131 22849l10 2329" svg:viewBox="0 0 11 2330">
          <text:p/>
        </draw:connector>
      </draw:page>
      <draw:page draw:name="page27" draw:style-name="dp1" draw:master-page-name="Default">
        <draw:custom-shape draw:style-name="gr8" draw:text-style-name="P5" xml:id="id925" draw:id="id925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19" draw:id="id919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22" draw:id="id922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20" draw:id="id920" draw:layer="layout" svg:width="2.779cm" svg:height="1.27cm" svg:x="1.242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21" draw:id="id921" draw:layer="layout" svg:width="2.779cm" svg:height="1.27cm" svg:x="7.696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24" draw:id="id924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919" draw:start-glue-point="2" draw:end-shape="id920" draw:end-glue-point="0" svg:d="M5809 6348l-3178 2230" svg:viewBox="0 0 3179 2231">
          <text:p/>
        </draw:connector>
        <draw:connector draw:style-name="gr10" draw:text-style-name="P5" draw:layer="layout" draw:type="line" svg:x1="5.809cm" svg:y1="6.348cm" svg:x2="9.085cm" svg:y2="8.578cm" draw:start-shape="id919" draw:start-glue-point="2" draw:end-shape="id921" draw:end-glue-point="0" svg:d="M5809 6348l3276 2230" svg:viewBox="0 0 3277 2231">
          <text:p/>
        </draw:connector>
        <draw:connector draw:style-name="gr10" draw:text-style-name="P5" draw:layer="layout" draw:type="line" svg:x1="16.109cm" svg:y1="6.348cm" svg:x2="13.131cm" svg:y2="8.58cm" draw:start-shape="id922" draw:start-glue-point="2" draw:end-shape="id923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922" draw:start-glue-point="2" draw:end-shape="id924" draw:end-glue-point="0" svg:d="M16109 6348l2976 2232" svg:viewBox="0 0 2977 2233">
          <text:p/>
        </draw:connector>
        <draw:connector draw:style-name="gr10" draw:text-style-name="P5" draw:layer="layout" draw:type="line" svg:x1="11.109cm" svg:y1="3.348cm" svg:x2="5.809cm" svg:y2="5.078cm" draw:start-shape="id925" draw:start-glue-point="2" draw:end-shape="id919" draw:end-glue-point="0" svg:d="M11109 3348l-5300 1730" svg:viewBox="0 0 5301 1731">
          <text:p/>
        </draw:connector>
        <draw:connector draw:style-name="gr10" draw:text-style-name="P5" draw:layer="layout" draw:type="line" svg:x1="11.109cm" svg:y1="3.348cm" svg:x2="16.109cm" svg:y2="5.078cm" draw:start-shape="id925" draw:start-glue-point="2" draw:end-shape="id922" draw:end-glue-point="0" svg:d="M11109 3348l5000 1730" svg:viewBox="0 0 5001 1731">
          <text:p/>
        </draw:connector>
        <draw:custom-shape draw:style-name="gr9" draw:text-style-name="P5" xml:id="id926" draw:id="id926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921" draw:start-glue-point="2" draw:end-shape="id926" draw:end-glue-point="0" svg:d="M9085 9848v2330" svg:viewBox="0 0 1 2331">
          <text:p/>
        </draw:connector>
        <draw:custom-shape draw:style-name="gr9" draw:text-style-name="P5" xml:id="id923" draw:id="id923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27" draw:id="id927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923" draw:start-glue-point="2" draw:end-shape="id927" draw:end-glue-point="0" svg:d="M13131 9850l-46 2328" svg:viewBox="0 0 47 2329">
          <text:p/>
        </draw:connector>
        <draw:custom-shape draw:style-name="gr8" draw:text-style-name="P5" xml:id="id934" draw:id="id934" draw:layer="layout" svg:width="5.334cm" svg:height="1.27cm" svg:x="8.442cm" svg:y="15.078cm">
          <text:p text:style-name="P4"><text:span text:style-name="T1">D</text:span><text:span text:style-name="T1">es</text:span><text:span text:style-name="T1">kt</text:span><text:span text:style-name="T1">o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28" draw:id="id928" draw:layer="layout" svg:width="5.334cm" svg:height="1.27cm" svg:x="3.142cm" svg:y="18.078cm">
          <text:p text:style-name="P4"><text:span text:style-name="T1">Sc</text:span><text:span text:style-name="T1">h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31" draw:id="id931" draw:layer="layout" svg:width="5.334cm" svg:height="1.27cm" svg:x="13.442cm" svg:y="18.078cm">
          <text:p text:style-name="P4"><text:span text:style-name="T1">Projec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29" draw:id="id929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30" draw:id="id930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33" draw:id="id933" draw:layer="layout" svg:width="2.779cm" svg:height="1.27cm" svg:x="17.696cm" svg:y="21.58cm">
          <text:p text:style-name="P4"><text:span text:style-name="T1">A</text:span><text:span text:style-name="T1">C</text:span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928" draw:start-glue-point="2" draw:end-shape="id929" draw:end-glue-point="0" svg:d="M5809 19348l-3178 2230" svg:viewBox="0 0 3179 2231">
          <text:p/>
        </draw:connector>
        <draw:connector draw:style-name="gr10" draw:text-style-name="P5" draw:layer="layout" draw:type="line" svg:x1="5.809cm" svg:y1="19.348cm" svg:x2="9.085cm" svg:y2="21.578cm" draw:start-shape="id928" draw:start-glue-point="2" draw:end-shape="id930" draw:end-glue-point="0" svg:d="M5809 19348l3276 2230" svg:viewBox="0 0 3277 2231">
          <text:p/>
        </draw:connector>
        <draw:connector draw:style-name="gr10" draw:text-style-name="P5" draw:layer="layout" draw:type="line" svg:x1="16.109cm" svg:y1="19.348cm" svg:x2="13.131cm" svg:y2="21.58cm" draw:start-shape="id931" draw:start-glue-point="2" draw:end-shape="id932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931" draw:start-glue-point="2" draw:end-shape="id933" draw:end-glue-point="0" svg:d="M16109 19348l2976 2232" svg:viewBox="0 0 2977 2233">
          <text:p/>
        </draw:connector>
        <draw:connector draw:style-name="gr19" draw:text-style-name="P5" draw:layer="layout" draw:type="line" svg:x1="11.109cm" svg:y1="16.348cm" svg:x2="5.809cm" svg:y2="18.078cm" draw:start-shape="id934" draw:start-glue-point="2" draw:end-shape="id928" draw:end-glue-point="0" svg:d="M11109 16348l-5300 1730" svg:viewBox="0 0 5301 1731">
          <text:p/>
        </draw:connector>
        <draw:connector draw:style-name="gr10" draw:text-style-name="P5" draw:layer="layout" draw:type="line" svg:x1="11.109cm" svg:y1="16.348cm" svg:x2="16.109cm" svg:y2="18.078cm" draw:start-shape="id934" draw:start-glue-point="2" draw:end-shape="id931" draw:end-glue-point="0" svg:d="M11109 16348l5000 1730" svg:viewBox="0 0 5001 1731">
          <text:p/>
        </draw:connector>
        <draw:custom-shape draw:style-name="gr9" draw:text-style-name="P5" xml:id="id935" draw:id="id935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930" draw:start-glue-point="2" draw:end-shape="id935" draw:end-glue-point="0" svg:d="M9085 22848v2330" svg:viewBox="0 0 1 2331">
          <text:p/>
        </draw:connector>
        <draw:custom-shape draw:style-name="gr9" draw:text-style-name="P5" xml:id="id932" draw:id="id932" draw:layer="layout" svg:width="2.779cm" svg:height="1.27cm" svg:x="11.742cm" svg:y="21.58cm">
          <text:p text:style-name="P4"><text:span text:style-name="T1">XRE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36" draw:id="id936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932" draw:start-glue-point="2" draw:end-shape="id936" draw:end-glue-point="0" svg:d="M13131 22850l-46 2328" svg:viewBox="0 0 47 2329">
          <text:p/>
        </draw:connector>
      </draw:page>
      <draw:page draw:name="page28" draw:style-name="dp1" draw:master-page-name="Default">
        <draw:custom-shape draw:style-name="gr8" draw:text-style-name="P5" xml:id="id943" draw:id="id943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37" draw:id="id937" draw:layer="layout" svg:width="5.334cm" svg:height="1.27cm" svg:x="3.142cm" svg:y="5.078cm">
          <text:p text:style-name="P4"><text:span text:style-name="T1">Sch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40" draw:id="id940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38" draw:id="id938" draw:layer="layout" svg:width="2.779cm" svg:height="1.27cm" svg:x="1.242cm" svg:y="8.578cm">
          <text:p text:style-name="P4"><text:span text:style-name="T1">CS </text:span><text:span text:style-name="T1">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39" draw:id="id939" draw:layer="layout" svg:width="2.779cm" svg:height="1.27cm" svg:x="7.696cm" svg:y="8.578cm">
          <text:p text:style-name="P4"><text:span text:style-name="T1">CS </text:span><text:span text:style-name="T1">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42" draw:id="id942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5.809cm" svg:y1="6.348cm" svg:x2="2.631cm" svg:y2="8.578cm" draw:start-shape="id937" draw:start-glue-point="2" draw:end-shape="id938" draw:end-glue-point="0" svg:d="M5809 6348l-3178 2230" svg:viewBox="0 0 3179 2231">
          <text:p/>
        </draw:connector>
        <draw:connector draw:style-name="gr10" draw:text-style-name="P5" draw:layer="layout" draw:type="line" svg:x1="5.809cm" svg:y1="6.348cm" svg:x2="9.085cm" svg:y2="8.578cm" draw:start-shape="id937" draw:start-glue-point="2" draw:end-shape="id939" draw:end-glue-point="0" svg:d="M5809 6348l3276 2230" svg:viewBox="0 0 3277 2231">
          <text:p/>
        </draw:connector>
        <draw:connector draw:style-name="gr10" draw:text-style-name="P5" draw:layer="layout" draw:type="line" svg:x1="16.109cm" svg:y1="6.348cm" svg:x2="13.131cm" svg:y2="8.58cm" draw:start-shape="id940" draw:start-glue-point="2" draw:end-shape="id941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940" draw:start-glue-point="2" draw:end-shape="id942" draw:end-glue-point="0" svg:d="M16109 6348l2976 2232" svg:viewBox="0 0 2977 2233">
          <text:p/>
        </draw:connector>
        <draw:connector draw:style-name="gr19" draw:text-style-name="P5" draw:layer="layout" draw:type="line" svg:x1="11.109cm" svg:y1="3.348cm" svg:x2="5.809cm" svg:y2="5.078cm" draw:start-shape="id943" draw:start-glue-point="2" draw:end-shape="id937" draw:end-glue-point="0" svg:d="M11109 3348l-5300 1730" svg:viewBox="0 0 5301 1731">
          <text:p/>
        </draw:connector>
        <draw:connector draw:style-name="gr10" draw:text-style-name="P5" draw:layer="layout" draw:type="line" svg:x1="11.109cm" svg:y1="3.348cm" svg:x2="16.109cm" svg:y2="5.078cm" draw:start-shape="id943" draw:start-glue-point="2" draw:end-shape="id940" draw:end-glue-point="0" svg:d="M11109 3348l5000 1730" svg:viewBox="0 0 5001 1731">
          <text:p/>
        </draw:connector>
        <draw:custom-shape draw:style-name="gr9" draw:text-style-name="P5" xml:id="id944" draw:id="id944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939" draw:start-glue-point="2" draw:end-shape="id944" draw:end-glue-point="0" svg:d="M9085 9848v2330" svg:viewBox="0 0 1 2331">
          <text:p/>
        </draw:connector>
        <draw:custom-shape draw:style-name="gr9" draw:text-style-name="P5" xml:id="id941" draw:id="id941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45" draw:id="id945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941" draw:start-glue-point="2" draw:end-shape="id945" draw:end-glue-point="0" svg:d="M13131 9850l-46 2328" svg:viewBox="0 0 47 2329">
          <text:p/>
        </draw:connector>
        <draw:custom-shape draw:style-name="gr8" draw:text-style-name="P5" xml:id="id952" draw:id="id952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46" draw:id="id946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49" draw:id="id949" draw:layer="layout" svg:width="5.334cm" svg:height="1.27cm" svg:x="13.442cm" svg:y="18.078cm">
          <text:p text:style-name="P4"><text:span text:style-name="T1">Proj</text:span><text:span text:style-name="T1">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47" draw:id="id947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48" draw:id="id948" draw:layer="layout" svg:width="2.779cm" svg:height="1.27cm" svg:x="7.696cm" svg:y="21.578cm">
          <text:p text:style-name="P4"><text:span text:style-name="T1">CS </text:span><text:span text:style-name="T1">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51" draw:id="id951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5.809cm" svg:y1="19.348cm" svg:x2="2.631cm" svg:y2="21.578cm" draw:start-shape="id946" draw:start-glue-point="2" draw:end-shape="id947" draw:end-glue-point="0" svg:d="M5809 19348l-3178 2230" svg:viewBox="0 0 3179 2231">
          <text:p/>
        </draw:connector>
        <draw:connector draw:style-name="gr10" draw:text-style-name="P5" draw:layer="layout" draw:type="line" svg:x1="5.809cm" svg:y1="19.348cm" svg:x2="9.085cm" svg:y2="21.578cm" draw:start-shape="id946" draw:start-glue-point="2" draw:end-shape="id948" draw:end-glue-point="0" svg:d="M5809 19348l3276 2230" svg:viewBox="0 0 3277 2231">
          <text:p/>
        </draw:connector>
        <draw:connector draw:style-name="gr10" draw:text-style-name="P5" draw:layer="layout" draw:type="line" svg:x1="16.109cm" svg:y1="19.348cm" svg:x2="13.131cm" svg:y2="21.58cm" draw:start-shape="id949" draw:start-glue-point="2" draw:end-shape="id950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949" draw:start-glue-point="2" draw:end-shape="id951" draw:end-glue-point="0" svg:d="M16109 19348l2976 2232" svg:viewBox="0 0 2977 2233">
          <text:p/>
        </draw:connector>
        <draw:connector draw:style-name="gr19" draw:text-style-name="P5" draw:layer="layout" draw:type="line" svg:x1="11.109cm" svg:y1="16.348cm" svg:x2="5.809cm" svg:y2="18.078cm" draw:start-shape="id952" draw:start-glue-point="2" draw:end-shape="id946" draw:end-glue-point="0" svg:d="M11109 16348l-5300 1730" svg:viewBox="0 0 5301 1731">
          <text:p/>
        </draw:connector>
        <draw:connector draw:style-name="gr10" draw:text-style-name="P5" draw:layer="layout" draw:type="line" svg:x1="11.109cm" svg:y1="16.348cm" svg:x2="16.109cm" svg:y2="18.078cm" draw:start-shape="id952" draw:start-glue-point="2" draw:end-shape="id949" draw:end-glue-point="0" svg:d="M11109 16348l5000 1730" svg:viewBox="0 0 5001 1731">
          <text:p/>
        </draw:connector>
        <draw:custom-shape draw:style-name="gr9" draw:text-style-name="P5" xml:id="id953" draw:id="id953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948" draw:start-glue-point="2" draw:end-shape="id953" draw:end-glue-point="0" svg:d="M9085 22848v2330" svg:viewBox="0 0 1 2331">
          <text:p/>
        </draw:connector>
        <draw:custom-shape draw:style-name="gr9" draw:text-style-name="P5" xml:id="id950" draw:id="id950" draw:layer="layout" svg:width="2.779cm" svg:height="1.27cm" svg:x="11.742cm" svg:y="21.58cm">
          <text:p text:style-name="P4"><text:span text:style-name="T1">X</text:span><text:span text:style-name="T1">R</text:span><text:span text:style-name="T1">E</text:span><text:span text:style-name="T1">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54" draw:id="id954" draw:layer="layout" svg:width="2.779cm" svg:height="1.27cm" svg:x="11.696cm" svg:y="25.178cm">
          <text:p text:style-name="P4"><text:span text:style-name="T1">arc</text:span><text:span text:style-name="T1">-</text:span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950" draw:start-glue-point="2" draw:end-shape="id954" draw:end-glue-point="0" svg:d="M13131 22850l-46 2328" svg:viewBox="0 0 47 2329">
          <text:p/>
        </draw:connector>
      </draw:page>
      <draw:page draw:name="page29" draw:style-name="dp1" draw:master-page-name="Default">
        <draw:custom-shape draw:style-name="gr8" draw:text-style-name="P5" xml:id="id961" draw:id="id961" draw:layer="layout" svg:width="5.334cm" svg:height="1.27cm" svg:x="8.442cm" svg:y="2.078cm">
          <text:p text:style-name="P4"><text:span text:style-name="T1">D</text:span><text:span text:style-name="T1">e</text:span><text:span text:style-name="T1">s</text:span><text:span text:style-name="T1">kt</text:span><text:span text:style-name="T1">o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55" draw:id="id955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58" draw:id="id958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56" draw:id="id956" draw:layer="layout" svg:width="2.779cm" svg:height="1.27cm" svg:x="1.242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57" draw:id="id957" draw:layer="layout" svg:width="2.779cm" svg:height="1.27cm" svg:x="7.696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60" draw:id="id960" draw:layer="layout" svg:width="2.779cm" svg:height="1.27cm" svg:x="17.696cm" svg:y="8.58cm">
          <text:p text:style-name="P4"><text:span text:style-name="T1">A</text:span><text:span text:style-name="T1">C</text:span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955" draw:start-glue-point="2" draw:end-shape="id956" draw:end-glue-point="0" svg:d="M5809 6348l-3178 2230" svg:viewBox="0 0 3179 2231">
          <text:p/>
        </draw:connector>
        <draw:connector draw:style-name="gr10" draw:text-style-name="P5" draw:layer="layout" draw:type="line" svg:x1="5.809cm" svg:y1="6.348cm" svg:x2="9.085cm" svg:y2="8.578cm" draw:start-shape="id955" draw:start-glue-point="2" draw:end-shape="id957" draw:end-glue-point="0" svg:d="M5809 6348l3276 2230" svg:viewBox="0 0 3277 2231">
          <text:p/>
        </draw:connector>
        <draw:connector draw:style-name="gr10" draw:text-style-name="P5" draw:layer="layout" draw:type="line" svg:x1="16.109cm" svg:y1="6.348cm" svg:x2="13.131cm" svg:y2="8.58cm" draw:start-shape="id958" draw:start-glue-point="2" draw:end-shape="id959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958" draw:start-glue-point="2" draw:end-shape="id960" draw:end-glue-point="0" svg:d="M16109 6348l2976 2232" svg:viewBox="0 0 2977 2233">
          <text:p/>
        </draw:connector>
        <draw:connector draw:style-name="gr19" draw:text-style-name="P5" draw:layer="layout" draw:type="line" svg:x1="11.109cm" svg:y1="3.348cm" svg:x2="5.809cm" svg:y2="5.078cm" draw:start-shape="id961" draw:start-glue-point="2" draw:end-shape="id955" draw:end-glue-point="0" svg:d="M11109 3348l-5300 1730" svg:viewBox="0 0 5301 1731">
          <text:p/>
        </draw:connector>
        <draw:connector draw:style-name="gr10" draw:text-style-name="P5" draw:layer="layout" draw:type="line" svg:x1="11.109cm" svg:y1="3.348cm" svg:x2="16.109cm" svg:y2="5.078cm" draw:start-shape="id961" draw:start-glue-point="2" draw:end-shape="id958" draw:end-glue-point="0" svg:d="M11109 3348l5000 1730" svg:viewBox="0 0 5001 1731">
          <text:p/>
        </draw:connector>
        <draw:custom-shape draw:style-name="gr9" draw:text-style-name="P5" xml:id="id962" draw:id="id962" draw:layer="layout" svg:width="2.779cm" svg:height="1.27cm" svg:x="7.696cm" svg:y="12.178cm">
          <text:p text:style-name="P4"><text:span text:style-name="T1">P</text:span><text:span text:style-name="T1">r</text:span><text:span text:style-name="T1">oj</text:span><text:span text:style-name="T1">e</text:span><text:span text:style-name="T1">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957" draw:start-glue-point="2" draw:end-shape="id962" draw:end-glue-point="0" svg:d="M9085 9848v2330" svg:viewBox="0 0 1 2331">
          <text:p/>
        </draw:connector>
        <draw:custom-shape draw:style-name="gr9" draw:text-style-name="P5" xml:id="id959" draw:id="id959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63" draw:id="id963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959" draw:start-glue-point="2" draw:end-shape="id963" draw:end-glue-point="0" svg:d="M13131 9850l-46 2328" svg:viewBox="0 0 47 2329">
          <text:p/>
        </draw:connector>
        <draw:custom-shape draw:style-name="gr8" draw:text-style-name="P5" xml:id="id970" draw:id="id970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64" draw:id="id964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67" draw:id="id967" draw:layer="layout" svg:width="5.334cm" svg:height="1.27cm" svg:x="13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65" draw:id="id965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66" draw:id="id966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69" draw:id="id969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964" draw:start-glue-point="2" draw:end-shape="id965" draw:end-glue-point="0" svg:d="M5809 19348l-3178 2230" svg:viewBox="0 0 3179 2231">
          <text:p/>
        </draw:connector>
        <draw:connector draw:style-name="gr10" draw:text-style-name="P5" draw:layer="layout" draw:type="line" svg:x1="5.809cm" svg:y1="19.348cm" svg:x2="9.085cm" svg:y2="21.578cm" draw:start-shape="id964" draw:start-glue-point="2" draw:end-shape="id966" draw:end-glue-point="0" svg:d="M5809 19348l3276 2230" svg:viewBox="0 0 3277 2231">
          <text:p/>
        </draw:connector>
        <draw:connector draw:style-name="gr10" draw:text-style-name="P5" draw:layer="layout" draw:type="line" svg:x1="16.109cm" svg:y1="19.348cm" svg:x2="13.131cm" svg:y2="21.58cm" draw:start-shape="id967" draw:start-glue-point="2" draw:end-shape="id968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967" draw:start-glue-point="2" draw:end-shape="id969" draw:end-glue-point="0" svg:d="M16109 19348l2976 2232" svg:viewBox="0 0 2977 2233">
          <text:p/>
        </draw:connector>
        <draw:connector draw:style-name="gr19" draw:text-style-name="P5" draw:layer="layout" draw:type="line" svg:x1="11.109cm" svg:y1="16.348cm" svg:x2="5.809cm" svg:y2="18.078cm" draw:start-shape="id970" draw:start-glue-point="2" draw:end-shape="id964" draw:end-glue-point="0" svg:d="M11109 16348l-5300 1730" svg:viewBox="0 0 5301 1731">
          <text:p/>
        </draw:connector>
        <draw:connector draw:style-name="gr10" draw:text-style-name="P5" draw:layer="layout" draw:type="line" svg:x1="11.109cm" svg:y1="16.348cm" svg:x2="16.109cm" svg:y2="18.078cm" draw:start-shape="id970" draw:start-glue-point="2" draw:end-shape="id967" draw:end-glue-point="0" svg:d="M11109 16348l5000 1730" svg:viewBox="0 0 5001 1731">
          <text:p/>
        </draw:connector>
        <draw:custom-shape draw:style-name="gr9" draw:text-style-name="P5" xml:id="id971" draw:id="id971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966" draw:start-glue-point="2" draw:end-shape="id971" draw:end-glue-point="0" svg:d="M9085 22848v2330" svg:viewBox="0 0 1 2331">
          <text:p/>
        </draw:connector>
        <draw:custom-shape draw:style-name="gr9" draw:text-style-name="P5" xml:id="id968" draw:id="id968" draw:layer="layout" svg:width="2.779cm" svg:height="1.27cm" svg:x="11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72" draw:id="id972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968" draw:start-glue-point="2" draw:end-shape="id972" draw:end-glue-point="0" svg:d="M13131 22850l-46 2328" svg:viewBox="0 0 47 2329">
          <text:p/>
        </draw:connector>
      </draw:page>
      <draw:page draw:name="page30" draw:style-name="dp1" draw:master-page-name="Default">
        <draw:custom-shape draw:style-name="gr8" draw:text-style-name="P5" xml:id="id979" draw:id="id979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73" draw:id="id973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76" draw:id="id976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74" draw:id="id974" draw:layer="layout" svg:width="2.779cm" svg:height="1.27cm" svg:x="1.242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75" draw:id="id975" draw:layer="layout" svg:width="2.779cm" svg:height="1.27cm" svg:x="7.696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78" draw:id="id978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973" draw:start-glue-point="2" draw:end-shape="id974" draw:end-glue-point="0" svg:d="M5809 6348l-3178 2230" svg:viewBox="0 0 3179 2231">
          <text:p/>
        </draw:connector>
        <draw:connector draw:style-name="gr19" draw:text-style-name="P5" draw:layer="layout" draw:type="line" svg:x1="5.809cm" svg:y1="6.348cm" svg:x2="9.085cm" svg:y2="8.578cm" draw:start-shape="id973" draw:start-glue-point="2" draw:end-shape="id975" draw:end-glue-point="0" svg:d="M5809 6348l3276 2230" svg:viewBox="0 0 3277 2231">
          <text:p/>
        </draw:connector>
        <draw:connector draw:style-name="gr10" draw:text-style-name="P5" draw:layer="layout" draw:type="line" svg:x1="16.109cm" svg:y1="6.348cm" svg:x2="13.131cm" svg:y2="8.58cm" draw:start-shape="id976" draw:start-glue-point="2" draw:end-shape="id977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976" draw:start-glue-point="2" draw:end-shape="id978" draw:end-glue-point="0" svg:d="M16109 6348l2976 2232" svg:viewBox="0 0 2977 2233">
          <text:p/>
        </draw:connector>
        <draw:connector draw:style-name="gr19" draw:text-style-name="P5" draw:layer="layout" draw:type="line" svg:x1="11.109cm" svg:y1="3.348cm" svg:x2="5.809cm" svg:y2="5.078cm" draw:start-shape="id979" draw:start-glue-point="2" draw:end-shape="id973" draw:end-glue-point="0" svg:d="M11109 3348l-5300 1730" svg:viewBox="0 0 5301 1731">
          <text:p/>
        </draw:connector>
        <draw:connector draw:style-name="gr10" draw:text-style-name="P5" draw:layer="layout" draw:type="line" svg:x1="11.109cm" svg:y1="3.348cm" svg:x2="16.109cm" svg:y2="5.078cm" draw:start-shape="id979" draw:start-glue-point="2" draw:end-shape="id976" draw:end-glue-point="0" svg:d="M11109 3348l5000 1730" svg:viewBox="0 0 5001 1731">
          <text:p/>
        </draw:connector>
        <draw:custom-shape draw:style-name="gr9" draw:text-style-name="P5" xml:id="id980" draw:id="id980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975" draw:start-glue-point="2" draw:end-shape="id980" draw:end-glue-point="0" svg:d="M9085 9848v2330" svg:viewBox="0 0 1 2331">
          <text:p/>
        </draw:connector>
        <draw:custom-shape draw:style-name="gr9" draw:text-style-name="P5" xml:id="id977" draw:id="id977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81" draw:id="id981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977" draw:start-glue-point="2" draw:end-shape="id981" draw:end-glue-point="0" svg:d="M13131 9850l-46 2328" svg:viewBox="0 0 47 2329">
          <text:p/>
        </draw:connector>
        <draw:custom-shape draw:style-name="gr8" draw:text-style-name="P5" xml:id="id988" draw:id="id988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82" draw:id="id982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85" draw:id="id985" draw:layer="layout" svg:width="5.334cm" svg:height="1.27cm" svg:x="13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83" draw:id="id983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84" draw:id="id984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87" draw:id="id987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982" draw:start-glue-point="2" draw:end-shape="id983" draw:end-glue-point="0" svg:d="M5809 19348l-3178 2230" svg:viewBox="0 0 3179 2231">
          <text:p/>
        </draw:connector>
        <draw:connector draw:style-name="gr19" draw:text-style-name="P5" draw:layer="layout" draw:type="line" svg:x1="5.809cm" svg:y1="19.348cm" svg:x2="9.085cm" svg:y2="21.578cm" draw:start-shape="id982" draw:start-glue-point="2" draw:end-shape="id984" draw:end-glue-point="0" svg:d="M5809 19348l3276 2230" svg:viewBox="0 0 3277 2231">
          <text:p/>
        </draw:connector>
        <draw:connector draw:style-name="gr10" draw:text-style-name="P5" draw:layer="layout" draw:type="line" svg:x1="16.109cm" svg:y1="19.348cm" svg:x2="13.131cm" svg:y2="21.58cm" draw:start-shape="id985" draw:start-glue-point="2" draw:end-shape="id986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985" draw:start-glue-point="2" draw:end-shape="id987" draw:end-glue-point="0" svg:d="M16109 19348l2976 2232" svg:viewBox="0 0 2977 2233">
          <text:p/>
        </draw:connector>
        <draw:connector draw:style-name="gr19" draw:text-style-name="P5" draw:layer="layout" draw:type="line" svg:x1="11.109cm" svg:y1="16.348cm" svg:x2="5.809cm" svg:y2="18.078cm" draw:start-shape="id988" draw:start-glue-point="2" draw:end-shape="id982" draw:end-glue-point="0" svg:d="M11109 16348l-5300 1730" svg:viewBox="0 0 5301 1731">
          <text:p/>
        </draw:connector>
        <draw:connector draw:style-name="gr10" draw:text-style-name="P5" draw:layer="layout" draw:type="line" svg:x1="11.109cm" svg:y1="16.348cm" svg:x2="16.109cm" svg:y2="18.078cm" draw:start-shape="id988" draw:start-glue-point="2" draw:end-shape="id985" draw:end-glue-point="0" svg:d="M11109 16348l5000 1730" svg:viewBox="0 0 5001 1731">
          <text:p/>
        </draw:connector>
        <draw:custom-shape draw:style-name="gr9" draw:text-style-name="P5" xml:id="id989" draw:id="id989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type="line" svg:x1="9.085cm" svg:y1="22.848cm" svg:x2="9.085cm" svg:y2="25.178cm" draw:start-shape="id984" draw:start-glue-point="2" draw:end-shape="id989" draw:end-glue-point="0" svg:d="M9085 22848v2330" svg:viewBox="0 0 1 2331">
          <text:p/>
        </draw:connector>
        <draw:custom-shape draw:style-name="gr9" draw:text-style-name="P5" xml:id="id986" draw:id="id986" draw:layer="layout" svg:width="2.779cm" svg:height="1.27cm" svg:x="11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90" draw:id="id990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986" draw:start-glue-point="2" draw:end-shape="id990" draw:end-glue-point="0" svg:d="M13131 22850l-46 2328" svg:viewBox="0 0 47 2329">
          <text:p/>
        </draw:connector>
      </draw:page>
      <draw:page draw:name="page31" draw:style-name="dp1" draw:master-page-name="Default">
        <draw:custom-shape draw:style-name="gr8" draw:text-style-name="P5" xml:id="id997" draw:id="id997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91" draw:id="id991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94" draw:id="id994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992" draw:id="id992" draw:layer="layout" svg:width="2.779cm" svg:height="1.27cm" svg:x="1.242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93" draw:id="id993" draw:layer="layout" svg:width="2.779cm" svg:height="1.27cm" svg:x="7.696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96" draw:id="id996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991" draw:start-glue-point="2" draw:end-shape="id992" draw:end-glue-point="0" svg:d="M5809 6348l-3178 2230" svg:viewBox="0 0 3179 2231">
          <text:p/>
        </draw:connector>
        <draw:connector draw:style-name="gr19" draw:text-style-name="P5" draw:layer="layout" draw:type="line" svg:x1="5.809cm" svg:y1="6.348cm" svg:x2="9.085cm" svg:y2="8.578cm" draw:start-shape="id991" draw:start-glue-point="2" draw:end-shape="id993" draw:end-glue-point="0" svg:d="M5809 6348l3276 2230" svg:viewBox="0 0 3277 2231">
          <text:p/>
        </draw:connector>
        <draw:connector draw:style-name="gr10" draw:text-style-name="P5" draw:layer="layout" draw:type="line" svg:x1="16.109cm" svg:y1="6.348cm" svg:x2="13.131cm" svg:y2="8.58cm" draw:start-shape="id994" draw:start-glue-point="2" draw:end-shape="id995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994" draw:start-glue-point="2" draw:end-shape="id996" draw:end-glue-point="0" svg:d="M16109 6348l2976 2232" svg:viewBox="0 0 2977 2233">
          <text:p/>
        </draw:connector>
        <draw:connector draw:style-name="gr19" draw:text-style-name="P5" draw:layer="layout" draw:type="line" svg:x1="11.109cm" svg:y1="3.348cm" svg:x2="5.809cm" svg:y2="5.078cm" draw:start-shape="id997" draw:start-glue-point="2" draw:end-shape="id991" draw:end-glue-point="0" svg:d="M11109 3348l-5300 1730" svg:viewBox="0 0 5301 1731">
          <text:p/>
        </draw:connector>
        <draw:connector draw:style-name="gr10" draw:text-style-name="P5" draw:layer="layout" draw:type="line" svg:x1="11.109cm" svg:y1="3.348cm" svg:x2="16.109cm" svg:y2="5.078cm" draw:start-shape="id997" draw:start-glue-point="2" draw:end-shape="id994" draw:end-glue-point="0" svg:d="M11109 3348l5000 1730" svg:viewBox="0 0 5001 1731">
          <text:p/>
        </draw:connector>
        <draw:custom-shape draw:style-name="gr16" draw:text-style-name="P7" xml:id="id998" draw:id="id998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type="line" svg:x1="9.085cm" svg:y1="9.848cm" svg:x2="9.085cm" svg:y2="12.178cm" draw:start-shape="id993" draw:start-glue-point="2" draw:end-shape="id998" draw:end-glue-point="0" svg:d="M9085 9848v2330" svg:viewBox="0 0 1 2331">
          <text:p/>
        </draw:connector>
        <draw:custom-shape draw:style-name="gr9" draw:text-style-name="P5" xml:id="id995" draw:id="id995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99" draw:id="id999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995" draw:start-glue-point="2" draw:end-shape="id999" draw:end-glue-point="0" svg:d="M13131 9850l-46 2328" svg:viewBox="0 0 47 2329">
          <text:p/>
        </draw:connector>
        <draw:custom-shape draw:style-name="gr8" draw:text-style-name="P5" xml:id="id1006" draw:id="id1006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00" draw:id="id1000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03" draw:id="id1003" draw:layer="layout" svg:width="5.334cm" svg:height="1.27cm" svg:x="13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01" draw:id="id1001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02" draw:id="id1002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05" draw:id="id1005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1000" draw:start-glue-point="2" draw:end-shape="id1001" draw:end-glue-point="0" svg:d="M5809 19348l-3178 2230" svg:viewBox="0 0 3179 2231">
          <text:p/>
        </draw:connector>
        <draw:connector draw:style-name="gr19" draw:text-style-name="P5" draw:layer="layout" draw:type="line" svg:x1="5.809cm" svg:y1="19.348cm" svg:x2="9.085cm" svg:y2="21.578cm" draw:start-shape="id1000" draw:start-glue-point="2" draw:end-shape="id1002" draw:end-glue-point="0" svg:d="M5809 19348l3276 2230" svg:viewBox="0 0 3277 2231">
          <text:p/>
        </draw:connector>
        <draw:connector draw:style-name="gr10" draw:text-style-name="P5" draw:layer="layout" draw:type="line" svg:x1="16.109cm" svg:y1="19.348cm" svg:x2="13.131cm" svg:y2="21.58cm" draw:start-shape="id1003" draw:start-glue-point="2" draw:end-shape="id1004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1003" draw:start-glue-point="2" draw:end-shape="id1005" draw:end-glue-point="0" svg:d="M16109 19348l2976 2232" svg:viewBox="0 0 2977 2233">
          <text:p/>
        </draw:connector>
        <draw:connector draw:style-name="gr19" draw:text-style-name="P5" draw:layer="layout" draw:type="line" svg:x1="11.109cm" svg:y1="16.348cm" svg:x2="5.809cm" svg:y2="18.078cm" draw:start-shape="id1006" draw:start-glue-point="2" draw:end-shape="id1000" draw:end-glue-point="0" svg:d="M11109 16348l-5300 1730" svg:viewBox="0 0 5301 1731">
          <text:p/>
        </draw:connector>
        <draw:connector draw:style-name="gr10" draw:text-style-name="P5" draw:layer="layout" draw:type="line" svg:x1="11.109cm" svg:y1="16.348cm" svg:x2="16.109cm" svg:y2="18.078cm" draw:start-shape="id1006" draw:start-glue-point="2" draw:end-shape="id1003" draw:end-glue-point="0" svg:d="M11109 16348l5000 1730" svg:viewBox="0 0 5001 1731">
          <text:p/>
        </draw:connector>
        <draw:custom-shape draw:style-name="gr16" draw:text-style-name="P7" xml:id="id1007" draw:id="id1007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1002" draw:start-glue-point="2" draw:end-shape="id1007" draw:end-glue-point="0" svg:d="M9085 22848v2330" svg:viewBox="0 0 1 2331">
          <text:p/>
        </draw:connector>
        <draw:custom-shape draw:style-name="gr9" draw:text-style-name="P5" xml:id="id1004" draw:id="id1004" draw:layer="layout" svg:width="2.779cm" svg:height="1.27cm" svg:x="11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08" draw:id="id1008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1004" draw:start-glue-point="2" draw:end-shape="id1008" draw:end-glue-point="0" svg:d="M13131 22850l-46 2328" svg:viewBox="0 0 47 2329">
          <text:p/>
        </draw:connector>
      </draw:page>
      <draw:page draw:name="page32" draw:style-name="dp1" draw:master-page-name="Default">
        <draw:custom-shape draw:style-name="gr8" draw:text-style-name="P5" xml:id="id1015" draw:id="id1015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09" draw:id="id1009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12" draw:id="id1012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10" draw:id="id1010" draw:layer="layout" svg:width="2.779cm" svg:height="1.27cm" svg:x="1.242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11" draw:id="id1011" draw:layer="layout" svg:width="2.779cm" svg:height="1.27cm" svg:x="7.696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14" draw:id="id1014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1009" draw:start-glue-point="2" draw:end-shape="id1010" draw:end-glue-point="0" svg:d="M5809 6348l-3178 2230" svg:viewBox="0 0 3179 2231">
          <text:p/>
        </draw:connector>
        <draw:connector draw:style-name="gr19" draw:text-style-name="P5" draw:layer="layout" draw:type="line" svg:x1="5.809cm" svg:y1="6.348cm" svg:x2="9.085cm" svg:y2="8.578cm" draw:start-shape="id1009" draw:start-glue-point="2" draw:end-shape="id1011" draw:end-glue-point="0" svg:d="M5809 6348l3276 2230" svg:viewBox="0 0 3277 2231">
          <text:p/>
        </draw:connector>
        <draw:connector draw:style-name="gr10" draw:text-style-name="P5" draw:layer="layout" draw:type="line" svg:x1="16.109cm" svg:y1="6.348cm" svg:x2="13.131cm" svg:y2="8.58cm" draw:start-shape="id1012" draw:start-glue-point="2" draw:end-shape="id1013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1012" draw:start-glue-point="2" draw:end-shape="id1014" draw:end-glue-point="0" svg:d="M16109 6348l2976 2232" svg:viewBox="0 0 2977 2233">
          <text:p/>
        </draw:connector>
        <draw:connector draw:style-name="gr19" draw:text-style-name="P5" draw:layer="layout" draw:type="line" svg:x1="11.109cm" svg:y1="3.348cm" svg:x2="5.809cm" svg:y2="5.078cm" draw:start-shape="id1015" draw:start-glue-point="2" draw:end-shape="id1009" draw:end-glue-point="0" svg:d="M11109 3348l-5300 1730" svg:viewBox="0 0 5301 1731">
          <text:p/>
        </draw:connector>
        <draw:connector draw:style-name="gr10" draw:text-style-name="P5" draw:layer="layout" draw:type="line" svg:x1="11.109cm" svg:y1="3.348cm" svg:x2="16.109cm" svg:y2="5.078cm" draw:start-shape="id1015" draw:start-glue-point="2" draw:end-shape="id1012" draw:end-glue-point="0" svg:d="M11109 3348l5000 1730" svg:viewBox="0 0 5001 1731">
          <text:p/>
        </draw:connector>
        <draw:custom-shape draw:style-name="gr16" draw:text-style-name="P7" xml:id="id1016" draw:id="id1016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1011" draw:start-glue-point="2" draw:end-shape="id1016" draw:end-glue-point="0" svg:d="M9085 9848v2330" svg:viewBox="0 0 1 2331">
          <text:p/>
        </draw:connector>
        <draw:custom-shape draw:style-name="gr9" draw:text-style-name="P5" xml:id="id1013" draw:id="id1013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17" draw:id="id1017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1013" draw:start-glue-point="2" draw:end-shape="id1017" draw:end-glue-point="0" svg:d="M13131 9850l-46 2328" svg:viewBox="0 0 47 2329">
          <text:p/>
        </draw:connector>
        <draw:custom-shape draw:style-name="gr8" draw:text-style-name="P5" xml:id="id1024" draw:id="id1024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18" draw:id="id1018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21" draw:id="id1021" draw:layer="layout" svg:width="5.334cm" svg:height="1.27cm" svg:x="13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19" draw:id="id1019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20" draw:id="id1020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23" draw:id="id1023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1018" draw:start-glue-point="2" draw:end-shape="id1019" draw:end-glue-point="0" svg:d="M5809 19348l-3178 2230" svg:viewBox="0 0 3179 2231">
          <text:p/>
        </draw:connector>
        <draw:connector draw:style-name="gr10" draw:text-style-name="P5" draw:layer="layout" draw:type="line" svg:x1="5.809cm" svg:y1="19.348cm" svg:x2="9.085cm" svg:y2="21.578cm" draw:start-shape="id1018" draw:start-glue-point="2" draw:end-shape="id1020" draw:end-glue-point="0" svg:d="M5809 19348l3276 2230" svg:viewBox="0 0 3277 2231">
          <text:p/>
        </draw:connector>
        <draw:connector draw:style-name="gr10" draw:text-style-name="P5" draw:layer="layout" draw:type="line" svg:x1="16.109cm" svg:y1="19.348cm" svg:x2="13.131cm" svg:y2="21.58cm" draw:start-shape="id1021" draw:start-glue-point="2" draw:end-shape="id1022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1021" draw:start-glue-point="2" draw:end-shape="id1023" draw:end-glue-point="0" svg:d="M16109 19348l2976 2232" svg:viewBox="0 0 2977 2233">
          <text:p/>
        </draw:connector>
        <draw:connector draw:style-name="gr10" draw:text-style-name="P5" draw:layer="layout" draw:type="line" svg:x1="11.109cm" svg:y1="16.348cm" svg:x2="5.809cm" svg:y2="18.078cm" draw:start-shape="id1024" draw:start-glue-point="2" draw:end-shape="id1018" draw:end-glue-point="0" svg:d="M11109 16348l-5300 1730" svg:viewBox="0 0 5301 1731">
          <text:p/>
        </draw:connector>
        <draw:connector draw:style-name="gr10" draw:text-style-name="P5" draw:layer="layout" draw:type="line" svg:x1="11.109cm" svg:y1="16.348cm" svg:x2="16.109cm" svg:y2="18.078cm" draw:start-shape="id1024" draw:start-glue-point="2" draw:end-shape="id1021" draw:end-glue-point="0" svg:d="M11109 16348l5000 1730" svg:viewBox="0 0 5001 1731">
          <text:p/>
        </draw:connector>
        <draw:custom-shape draw:style-name="gr16" draw:text-style-name="P7" xml:id="id1025" draw:id="id1025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1020" draw:start-glue-point="2" draw:end-shape="id1025" draw:end-glue-point="0" svg:d="M9085 22848v2330" svg:viewBox="0 0 1 2331">
          <text:p/>
        </draw:connector>
        <draw:custom-shape draw:style-name="gr9" draw:text-style-name="P5" xml:id="id1022" draw:id="id1022" draw:layer="layout" svg:width="2.779cm" svg:height="1.27cm" svg:x="11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26" draw:id="id1026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1022" draw:start-glue-point="2" draw:end-shape="id1026" draw:end-glue-point="0" svg:d="M13131 22850l-46 2328" svg:viewBox="0 0 47 2329">
          <text:p/>
        </draw:connector>
      </draw:page>
      <draw:page draw:name="page33" draw:style-name="dp1" draw:master-page-name="Default">
        <draw:custom-shape draw:style-name="gr15" draw:text-style-name="P7" xml:id="id1033" draw:id="id1033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27" draw:id="id1027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30" draw:id="id1030" draw:layer="layout" svg:width="5.334cm" svg:height="1.27cm" svg:x="13.442cm" svg:y="5.078cm">
          <text:p text:style-name="P4"><text:span text:style-name="T1">Projec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28" draw:id="id1028" draw:layer="layout" svg:width="2.779cm" svg:height="1.27cm" svg:x="1.242cm" svg:y="8.578cm">
          <text:p text:style-name="P4"><text:span text:style-name="T1">C</text:span><text:span text:style-name="T1">S </text:span><text:span text:style-name="T1">2</text:span><text:span text:style-name="T1">2</text:span><text:span text:style-name="T1">3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29" draw:id="id1029" draw:layer="layout" svg:width="2.779cm" svg:height="1.27cm" svg:x="7.696cm" svg:y="8.578cm">
          <text:p text:style-name="P4"><text:span text:style-name="T1">CS </text:span><text:span text:style-name="T1">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32" draw:id="id1032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1027" draw:start-glue-point="2" draw:end-shape="id1028" draw:end-glue-point="0" svg:d="M5809 6348l-3178 2230" svg:viewBox="0 0 3179 2231">
          <text:p/>
        </draw:connector>
        <draw:connector draw:style-name="gr10" draw:text-style-name="P5" draw:layer="layout" draw:type="line" svg:x1="5.809cm" svg:y1="6.348cm" svg:x2="9.085cm" svg:y2="8.578cm" draw:start-shape="id1027" draw:start-glue-point="2" draw:end-shape="id1029" draw:end-glue-point="0" svg:d="M5809 6348l3276 2230" svg:viewBox="0 0 3277 2231">
          <text:p/>
        </draw:connector>
        <draw:connector draw:style-name="gr10" draw:text-style-name="P5" draw:layer="layout" draw:type="line" svg:x1="16.109cm" svg:y1="6.348cm" svg:x2="13.131cm" svg:y2="8.58cm" draw:start-shape="id1030" draw:start-glue-point="2" draw:end-shape="id1031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1030" draw:start-glue-point="2" draw:end-shape="id1032" draw:end-glue-point="0" svg:d="M16109 6348l2976 2232" svg:viewBox="0 0 2977 2233">
          <text:p/>
        </draw:connector>
        <draw:connector draw:style-name="gr10" draw:text-style-name="P5" draw:layer="layout" draw:type="line" svg:x1="11.109cm" svg:y1="3.348cm" svg:x2="5.809cm" svg:y2="5.078cm" draw:start-shape="id1033" draw:start-glue-point="2" draw:end-shape="id1027" draw:end-glue-point="0" svg:d="M11109 3348l-5300 1730" svg:viewBox="0 0 5301 1731">
          <text:p/>
        </draw:connector>
        <draw:connector draw:style-name="gr10" draw:text-style-name="P5" draw:layer="layout" draw:type="line" svg:x1="11.109cm" svg:y1="3.348cm" svg:x2="16.109cm" svg:y2="5.078cm" draw:start-shape="id1033" draw:start-glue-point="2" draw:end-shape="id1030" draw:end-glue-point="0" svg:d="M11109 3348l5000 1730" svg:viewBox="0 0 5001 1731">
          <text:p/>
        </draw:connector>
        <draw:custom-shape draw:style-name="gr16" draw:text-style-name="P7" xml:id="id1034" draw:id="id1034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1029" draw:start-glue-point="2" draw:end-shape="id1034" draw:end-glue-point="0" svg:d="M9085 9848v2330" svg:viewBox="0 0 1 2331">
          <text:p/>
        </draw:connector>
        <draw:custom-shape draw:style-name="gr9" draw:text-style-name="P5" xml:id="id1031" draw:id="id1031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35" draw:id="id1035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1031" draw:start-glue-point="2" draw:end-shape="id1035" draw:end-glue-point="0" svg:d="M13131 9850l-46 2328" svg:viewBox="0 0 47 2329">
          <text:p/>
        </draw:connector>
        <draw:custom-shape draw:style-name="gr15" draw:text-style-name="P7" xml:id="id1042" draw:id="id1042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36" draw:id="id1036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39" draw:id="id1039" draw:layer="layout" svg:width="5.334cm" svg:height="1.27cm" svg:x="13.442cm" svg:y="18.078cm">
          <text:p text:style-name="P4"><text:span text:style-name="T1">Projec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37" draw:id="id1037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38" draw:id="id1038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41" draw:id="id1041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1036" draw:start-glue-point="2" draw:end-shape="id1037" draw:end-glue-point="0" svg:d="M5809 19348l-3178 2230" svg:viewBox="0 0 3179 2231">
          <text:p/>
        </draw:connector>
        <draw:connector draw:style-name="gr10" draw:text-style-name="P5" draw:layer="layout" draw:type="line" svg:x1="5.809cm" svg:y1="19.348cm" svg:x2="9.085cm" svg:y2="21.578cm" draw:start-shape="id1036" draw:start-glue-point="2" draw:end-shape="id1038" draw:end-glue-point="0" svg:d="M5809 19348l3276 2230" svg:viewBox="0 0 3277 2231">
          <text:p/>
        </draw:connector>
        <draw:connector draw:style-name="gr10" draw:text-style-name="P5" draw:layer="layout" draw:type="line" svg:x1="16.109cm" svg:y1="19.348cm" svg:x2="13.131cm" svg:y2="21.58cm" draw:start-shape="id1039" draw:start-glue-point="2" draw:end-shape="id1040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1039" draw:start-glue-point="2" draw:end-shape="id1041" draw:end-glue-point="0" svg:d="M16109 19348l2976 2232" svg:viewBox="0 0 2977 2233">
          <text:p/>
        </draw:connector>
        <draw:connector draw:style-name="gr10" draw:text-style-name="P5" draw:layer="layout" draw:type="line" svg:x1="11.109cm" svg:y1="16.348cm" svg:x2="5.809cm" svg:y2="18.078cm" draw:start-shape="id1042" draw:start-glue-point="2" draw:end-shape="id1036" draw:end-glue-point="0" svg:d="M11109 16348l-5300 1730" svg:viewBox="0 0 5301 1731">
          <text:p/>
        </draw:connector>
        <draw:connector draw:style-name="gr19" draw:text-style-name="P5" draw:layer="layout" draw:type="line" svg:x1="11.109cm" svg:y1="16.348cm" svg:x2="16.109cm" svg:y2="18.078cm" draw:start-shape="id1042" draw:start-glue-point="2" draw:end-shape="id1039" draw:end-glue-point="0" svg:d="M11109 16348l5000 1730" svg:viewBox="0 0 5001 1731">
          <text:p/>
        </draw:connector>
        <draw:custom-shape draw:style-name="gr16" draw:text-style-name="P7" xml:id="id1043" draw:id="id1043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1038" draw:start-glue-point="2" draw:end-shape="id1043" draw:end-glue-point="0" svg:d="M9085 22848v2330" svg:viewBox="0 0 1 2331">
          <text:p/>
        </draw:connector>
        <draw:custom-shape draw:style-name="gr9" draw:text-style-name="P5" xml:id="id1040" draw:id="id1040" draw:layer="layout" svg:width="2.779cm" svg:height="1.27cm" svg:x="11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44" draw:id="id1044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1040" draw:start-glue-point="2" draw:end-shape="id1044" draw:end-glue-point="0" svg:d="M13131 22850l-46 2328" svg:viewBox="0 0 47 2329">
          <text:p/>
        </draw:connector>
      </draw:page>
      <draw:page draw:name="page34" draw:style-name="dp1" draw:master-page-name="Default">
        <draw:custom-shape draw:style-name="gr15" draw:text-style-name="P7" xml:id="id1051" draw:id="id1051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45" draw:id="id1045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48" draw:id="id1048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46" draw:id="id1046" draw:layer="layout" svg:width="2.779cm" svg:height="1.27cm" svg:x="1.242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47" draw:id="id1047" draw:layer="layout" svg:width="2.779cm" svg:height="1.27cm" svg:x="7.696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50" draw:id="id1050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1045" draw:start-glue-point="2" draw:end-shape="id1046" draw:end-glue-point="0" svg:d="M5809 6348l-3178 2230" svg:viewBox="0 0 3179 2231">
          <text:p/>
        </draw:connector>
        <draw:connector draw:style-name="gr10" draw:text-style-name="P5" draw:layer="layout" draw:type="line" svg:x1="5.809cm" svg:y1="6.348cm" svg:x2="9.085cm" svg:y2="8.578cm" draw:start-shape="id1045" draw:start-glue-point="2" draw:end-shape="id1047" draw:end-glue-point="0" svg:d="M5809 6348l3276 2230" svg:viewBox="0 0 3277 2231">
          <text:p/>
        </draw:connector>
        <draw:connector draw:style-name="gr19" draw:text-style-name="P5" draw:layer="layout" draw:type="line" svg:x1="16.109cm" svg:y1="6.348cm" svg:x2="13.131cm" svg:y2="8.58cm" draw:start-shape="id1048" draw:start-glue-point="2" draw:end-shape="id1049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1048" draw:start-glue-point="2" draw:end-shape="id1050" draw:end-glue-point="0" svg:d="M16109 6348l2976 2232" svg:viewBox="0 0 2977 2233">
          <text:p/>
        </draw:connector>
        <draw:connector draw:style-name="gr10" draw:text-style-name="P5" draw:layer="layout" draw:type="line" svg:x1="11.109cm" svg:y1="3.348cm" svg:x2="5.809cm" svg:y2="5.078cm" draw:start-shape="id1051" draw:start-glue-point="2" draw:end-shape="id1045" draw:end-glue-point="0" svg:d="M11109 3348l-5300 1730" svg:viewBox="0 0 5301 1731">
          <text:p/>
        </draw:connector>
        <draw:connector draw:style-name="gr19" draw:text-style-name="P5" draw:layer="layout" draw:type="line" svg:x1="11.109cm" svg:y1="3.348cm" svg:x2="16.109cm" svg:y2="5.078cm" draw:start-shape="id1051" draw:start-glue-point="2" draw:end-shape="id1048" draw:end-glue-point="0" svg:d="M11109 3348l5000 1730" svg:viewBox="0 0 5001 1731">
          <text:p/>
        </draw:connector>
        <draw:custom-shape draw:style-name="gr16" draw:text-style-name="P7" xml:id="id1052" draw:id="id1052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1047" draw:start-glue-point="2" draw:end-shape="id1052" draw:end-glue-point="0" svg:d="M9085 9848v2330" svg:viewBox="0 0 1 2331">
          <text:p/>
        </draw:connector>
        <draw:custom-shape draw:style-name="gr9" draw:text-style-name="P5" xml:id="id1049" draw:id="id1049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53" draw:id="id1053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9.85cm" svg:x2="13.085cm" svg:y2="12.178cm" draw:start-shape="id1049" draw:start-glue-point="2" draw:end-shape="id1053" draw:end-glue-point="0" svg:d="M13131 9850l-46 2328" svg:viewBox="0 0 47 2329">
          <text:p/>
        </draw:connector>
        <draw:custom-shape draw:style-name="gr15" draw:text-style-name="P7" xml:id="id1060" draw:id="id1060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54" draw:id="id1054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57" draw:id="id1057" draw:layer="layout" svg:width="5.334cm" svg:height="1.27cm" svg:x="13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55" draw:id="id1055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56" draw:id="id1056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59" draw:id="id1059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1054" draw:start-glue-point="2" draw:end-shape="id1055" draw:end-glue-point="0" svg:d="M5809 19348l-3178 2230" svg:viewBox="0 0 3179 2231">
          <text:p/>
        </draw:connector>
        <draw:connector draw:style-name="gr10" draw:text-style-name="P5" draw:layer="layout" draw:type="line" svg:x1="5.809cm" svg:y1="19.348cm" svg:x2="9.085cm" svg:y2="21.578cm" draw:start-shape="id1054" draw:start-glue-point="2" draw:end-shape="id1056" draw:end-glue-point="0" svg:d="M5809 19348l3276 2230" svg:viewBox="0 0 3277 2231">
          <text:p/>
        </draw:connector>
        <draw:connector draw:style-name="gr19" draw:text-style-name="P5" draw:layer="layout" draw:type="line" svg:x1="16.109cm" svg:y1="19.348cm" svg:x2="13.131cm" svg:y2="21.58cm" draw:start-shape="id1057" draw:start-glue-point="2" draw:end-shape="id1058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1057" draw:start-glue-point="2" draw:end-shape="id1059" draw:end-glue-point="0" svg:d="M16109 19348l2976 2232" svg:viewBox="0 0 2977 2233">
          <text:p/>
        </draw:connector>
        <draw:connector draw:style-name="gr10" draw:text-style-name="P5" draw:layer="layout" draw:type="line" svg:x1="11.109cm" svg:y1="16.348cm" svg:x2="5.809cm" svg:y2="18.078cm" draw:start-shape="id1060" draw:start-glue-point="2" draw:end-shape="id1054" draw:end-glue-point="0" svg:d="M11109 16348l-5300 1730" svg:viewBox="0 0 5301 1731">
          <text:p/>
        </draw:connector>
        <draw:connector draw:style-name="gr19" draw:text-style-name="P5" draw:layer="layout" draw:type="line" svg:x1="11.109cm" svg:y1="16.348cm" svg:x2="16.109cm" svg:y2="18.078cm" draw:start-shape="id1060" draw:start-glue-point="2" draw:end-shape="id1057" draw:end-glue-point="0" svg:d="M11109 16348l5000 1730" svg:viewBox="0 0 5001 1731">
          <text:p/>
        </draw:connector>
        <draw:custom-shape draw:style-name="gr16" draw:text-style-name="P7" xml:id="id1061" draw:id="id1061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1056" draw:start-glue-point="2" draw:end-shape="id1061" draw:end-glue-point="0" svg:d="M9085 22848v2330" svg:viewBox="0 0 1 2331">
          <text:p/>
        </draw:connector>
        <draw:custom-shape draw:style-name="gr9" draw:text-style-name="P5" xml:id="id1058" draw:id="id1058" draw:layer="layout" svg:width="2.779cm" svg:height="1.27cm" svg:x="11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62" draw:id="id1062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13.131cm" svg:y1="22.85cm" svg:x2="13.085cm" svg:y2="25.178cm" draw:start-shape="id1058" draw:start-glue-point="2" draw:end-shape="id1062" draw:end-glue-point="0" svg:d="M13131 22850l-46 2328" svg:viewBox="0 0 47 2329">
          <text:p/>
        </draw:connector>
      </draw:page>
      <draw:page draw:name="page35" draw:style-name="dp1" draw:master-page-name="Default">
        <draw:custom-shape draw:style-name="gr15" draw:text-style-name="P7" xml:id="id1069" draw:id="id1069" draw:layer="layout" svg:width="5.334cm" svg:height="1.27cm" svg:x="8.442cm" svg:y="2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63" draw:id="id1063" draw:layer="layout" svg:width="5.334cm" svg:height="1.27cm" svg:x="3.142cm" svg:y="5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66" draw:id="id1066" draw:layer="layout" svg:width="5.334cm" svg:height="1.27cm" svg:x="13.442cm" svg:y="5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64" draw:id="id1064" draw:layer="layout" svg:width="2.779cm" svg:height="1.27cm" svg:x="1.242cm" svg:y="8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65" draw:id="id1065" draw:layer="layout" svg:width="2.779cm" svg:height="1.27cm" svg:x="7.696cm" svg:y="8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68" draw:id="id1068" draw:layer="layout" svg:width="2.779cm" svg:height="1.27cm" svg:x="17.696cm" svg:y="8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6.348cm" svg:x2="2.631cm" svg:y2="8.578cm" draw:start-shape="id1063" draw:start-glue-point="2" draw:end-shape="id1064" draw:end-glue-point="0" svg:d="M5809 6348l-3178 2230" svg:viewBox="0 0 3179 2231">
          <text:p/>
        </draw:connector>
        <draw:connector draw:style-name="gr10" draw:text-style-name="P5" draw:layer="layout" draw:type="line" svg:x1="5.809cm" svg:y1="6.348cm" svg:x2="9.085cm" svg:y2="8.578cm" draw:start-shape="id1063" draw:start-glue-point="2" draw:end-shape="id1065" draw:end-glue-point="0" svg:d="M5809 6348l3276 2230" svg:viewBox="0 0 3277 2231">
          <text:p/>
        </draw:connector>
        <draw:connector draw:style-name="gr19" draw:text-style-name="P5" draw:layer="layout" draw:type="line" svg:x1="16.109cm" svg:y1="6.348cm" svg:x2="13.131cm" svg:y2="8.58cm" draw:start-shape="id1066" draw:start-glue-point="2" draw:end-shape="id1067" draw:end-glue-point="0" svg:d="M16109 6348l-2978 2232" svg:viewBox="0 0 2979 2233">
          <text:p/>
        </draw:connector>
        <draw:connector draw:style-name="gr10" draw:text-style-name="P5" draw:layer="layout" draw:type="line" svg:x1="16.109cm" svg:y1="6.348cm" svg:x2="19.085cm" svg:y2="8.58cm" draw:start-shape="id1066" draw:start-glue-point="2" draw:end-shape="id1068" draw:end-glue-point="0" svg:d="M16109 6348l2976 2232" svg:viewBox="0 0 2977 2233">
          <text:p/>
        </draw:connector>
        <draw:connector draw:style-name="gr10" draw:text-style-name="P5" draw:layer="layout" draw:type="line" svg:x1="11.109cm" svg:y1="3.348cm" svg:x2="5.809cm" svg:y2="5.078cm" draw:start-shape="id1069" draw:start-glue-point="2" draw:end-shape="id1063" draw:end-glue-point="0" svg:d="M11109 3348l-5300 1730" svg:viewBox="0 0 5301 1731">
          <text:p/>
        </draw:connector>
        <draw:connector draw:style-name="gr19" draw:text-style-name="P5" draw:layer="layout" draw:type="line" svg:x1="11.109cm" svg:y1="3.348cm" svg:x2="16.109cm" svg:y2="5.078cm" draw:start-shape="id1069" draw:start-glue-point="2" draw:end-shape="id1066" draw:end-glue-point="0" svg:d="M11109 3348l5000 1730" svg:viewBox="0 0 5001 1731">
          <text:p/>
        </draw:connector>
        <draw:custom-shape draw:style-name="gr16" draw:text-style-name="P7" xml:id="id1070" draw:id="id1070" draw:layer="layout" svg:width="2.779cm" svg:height="1.27cm" svg:x="7.696cm" svg:y="12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9.848cm" svg:x2="9.085cm" svg:y2="12.178cm" draw:start-shape="id1065" draw:start-glue-point="2" draw:end-shape="id1070" draw:end-glue-point="0" svg:d="M9085 9848v2330" svg:viewBox="0 0 1 2331">
          <text:p/>
        </draw:connector>
        <draw:custom-shape draw:style-name="gr16" draw:text-style-name="P9" xml:id="id1067" draw:id="id1067" draw:layer="layout" svg:width="2.779cm" svg:height="1.27cm" svg:x="11.742cm" svg:y="8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71" draw:id="id1071" draw:layer="layout" svg:width="2.779cm" svg:height="1.27cm" svg:x="11.696cm" svg:y="12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13.131cm" svg:y1="9.85cm" svg:x2="13.085cm" svg:y2="12.178cm" draw:start-shape="id1067" draw:start-glue-point="2" draw:end-shape="id1071" draw:end-glue-point="0" svg:d="M13131 9850l-46 2328" svg:viewBox="0 0 47 2329">
          <text:p/>
        </draw:connector>
        <draw:custom-shape draw:style-name="gr15" draw:text-style-name="P7" xml:id="id1078" draw:id="id1078" draw:layer="layout" svg:width="5.334cm" svg:height="1.27cm" svg:x="8.442cm" svg:y="15.078cm">
          <text:p text:style-name="P4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072" draw:id="id1072" draw:layer="layout" svg:width="5.334cm" svg:height="1.27cm" svg:x="3.142cm" svg:y="18.078cm">
          <text:p text:style-name="P4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75" draw:id="id1075" draw:layer="layout" svg:width="5.334cm" svg:height="1.27cm" svg:x="13.442cm" svg:y="18.078cm">
          <text:p text:style-name="P4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73" draw:id="id1073" draw:layer="layout" svg:width="2.779cm" svg:height="1.27cm" svg:x="1.242cm" svg:y="21.578cm">
          <text:p text:style-name="P4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1074" draw:id="id1074" draw:layer="layout" svg:width="2.779cm" svg:height="1.27cm" svg:x="7.696cm" svg:y="21.578cm">
          <text:p text:style-name="P4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77" draw:id="id1077" draw:layer="layout" svg:width="2.779cm" svg:height="1.27cm" svg:x="17.696cm" svg:y="21.58cm">
          <text:p text:style-name="P4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809cm" svg:y1="19.348cm" svg:x2="2.631cm" svg:y2="21.578cm" draw:start-shape="id1072" draw:start-glue-point="2" draw:end-shape="id1073" draw:end-glue-point="0" svg:d="M5809 19348l-3178 2230" svg:viewBox="0 0 3179 2231">
          <text:p/>
        </draw:connector>
        <draw:connector draw:style-name="gr10" draw:text-style-name="P5" draw:layer="layout" draw:type="line" svg:x1="5.809cm" svg:y1="19.348cm" svg:x2="9.085cm" svg:y2="21.578cm" draw:start-shape="id1072" draw:start-glue-point="2" draw:end-shape="id1074" draw:end-glue-point="0" svg:d="M5809 19348l3276 2230" svg:viewBox="0 0 3277 2231">
          <text:p/>
        </draw:connector>
        <draw:connector draw:style-name="gr19" draw:text-style-name="P5" draw:layer="layout" draw:type="line" svg:x1="16.109cm" svg:y1="19.348cm" svg:x2="13.131cm" svg:y2="21.58cm" draw:start-shape="id1075" draw:start-glue-point="2" draw:end-shape="id1076" draw:end-glue-point="0" svg:d="M16109 19348l-2978 2232" svg:viewBox="0 0 2979 2233">
          <text:p/>
        </draw:connector>
        <draw:connector draw:style-name="gr10" draw:text-style-name="P5" draw:layer="layout" draw:type="line" svg:x1="16.109cm" svg:y1="19.348cm" svg:x2="19.085cm" svg:y2="21.58cm" draw:start-shape="id1075" draw:start-glue-point="2" draw:end-shape="id1077" draw:end-glue-point="0" svg:d="M16109 19348l2976 2232" svg:viewBox="0 0 2977 2233">
          <text:p/>
        </draw:connector>
        <draw:connector draw:style-name="gr10" draw:text-style-name="P5" draw:layer="layout" draw:type="line" svg:x1="11.109cm" svg:y1="16.348cm" svg:x2="5.809cm" svg:y2="18.078cm" draw:start-shape="id1078" draw:start-glue-point="2" draw:end-shape="id1072" draw:end-glue-point="0" svg:d="M11109 16348l-5300 1730" svg:viewBox="0 0 5301 1731">
          <text:p/>
        </draw:connector>
        <draw:connector draw:style-name="gr19" draw:text-style-name="P5" draw:layer="layout" draw:type="line" svg:x1="11.109cm" svg:y1="16.348cm" svg:x2="16.109cm" svg:y2="18.078cm" draw:start-shape="id1078" draw:start-glue-point="2" draw:end-shape="id1075" draw:end-glue-point="0" svg:d="M11109 16348l5000 1730" svg:viewBox="0 0 5001 1731">
          <text:p/>
        </draw:connector>
        <draw:custom-shape draw:style-name="gr16" draw:text-style-name="P7" xml:id="id1079" draw:id="id1079" draw:layer="layout" svg:width="2.779cm" svg:height="1.27cm" svg:x="7.696cm" svg:y="25.178cm">
          <text:p text:style-name="P4"><text:span text:style-name="T1">Project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9.085cm" svg:y1="22.848cm" svg:x2="9.085cm" svg:y2="25.178cm" draw:start-shape="id1074" draw:start-glue-point="2" draw:end-shape="id1079" draw:end-glue-point="0" svg:d="M9085 22848v2330" svg:viewBox="0 0 1 2331">
          <text:p/>
        </draw:connector>
        <draw:custom-shape draw:style-name="gr16" draw:text-style-name="P9" xml:id="id1076" draw:id="id1076" draw:layer="layout" svg:width="2.779cm" svg:height="1.27cm" svg:x="11.742cm" svg:y="21.58cm">
          <text:p text:style-name="P4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080" draw:id="id1080" draw:layer="layout" svg:width="2.779cm" svg:height="1.27cm" svg:x="11.696cm" svg:y="25.178cm">
          <text:p text:style-name="P4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3.131cm" svg:y1="22.85cm" svg:x2="13.085cm" svg:y2="25.178cm" draw:start-shape="id1076" draw:start-glue-point="2" draw:end-shape="id1080" draw:end-glue-point="0" svg:d="M13131 22850l-46 2328" svg:viewBox="0 0 47 2329">
          <text:p/>
        </draw:connector>
      </draw:page>
      <draw:page draw:name="page3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1:42:07.285273960</meta:creation-date>
    <dc:date>2019-10-03T05:57:46.465680648</dc:date>
    <meta:editing-duration>PT3M14S</meta:editing-duration>
    <meta:editing-cycles>2</meta:editing-cycles>
    <meta:generator>LibreOffice/6.2.7.1$Linux_X86_64 LibreOffice_project/20$Build-1</meta:generator>
    <meta:document-statistic meta:object-count="2122"/>
  </office:meta>
</office:document-meta>
</file>